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0.2pt" style:use-optimal-column-width="false"/>
    </style:style>
    <style:style style:name="ACOL-2" style:family="table-column">
      <style:table-column-properties style:column-width="65.25pt" style:use-optimal-column-width="false"/>
    </style:style>
    <style:style style:name="ACOL-3" style:family="table-column">
      <style:table-column-properties style:column-width="75.74pt" style:use-optimal-column-width="true"/>
    </style:style>
    <style:style style:name="ACOL-4" style:family="table-column">
      <style:table-column-properties style:column-width="66.76pt" style:use-optimal-column-width="true"/>
    </style:style>
    <style:style style:name="ACOL-5" style:family="table-column">
      <style:table-column-properties style:column-width="75pt" style:use-optimal-column-width="true"/>
    </style:style>
    <style:style style:name="ACOL-6" style:family="table-column">
      <style:table-column-properties style:column-width="90.74pt" style:use-optimal-column-width="true"/>
    </style:style>
    <style:style style:name="ACOL-7" style:family="table-column">
      <style:table-column-properties style:column-width="47.99pt" style:use-optimal-column-width="true"/>
    </style:style>
    <style:style style:name="ACOL-8" style:family="table-column">
      <style:table-column-properties style:column-width="265.5pt" style:use-optimal-column-width="false"/>
    </style:style>
    <style:style style:name="ACOL-9" style:family="table-column">
      <style:table-column-properties style:column-width="59.24pt" style:use-optimal-column-width="true"/>
    </style:style>
    <style:style style:name="ACOL-10" style:family="table-column">
      <style:table-column-properties style:column-width="111pt" style:use-optimal-column-width="true"/>
    </style:style>
    <style:style style:name="ACOL-11" style:family="table-column">
      <style:table-column-properties style:column-width="102.8pt" style:use-optimal-column-width="true"/>
    </style:style>
    <style:style style:name="ACOL-12" style:family="table-column">
      <style:table-column-properties style:column-width="104.2pt" style:use-optimal-column-width="false"/>
    </style:style>
    <style:style style:name="ACOL-13" style:family="table-column">
      <style:table-column-properties style:column-width="51pt" style:use-optimal-column-width="true"/>
    </style:style>
    <style:style style:name="ACOL-14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2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7"/>
        <table:table-column table:default-cell-style-name="ACE-0" table:style-name="ACOL-9"/>
        <table:table-column table:default-cell-style-name="ACE-0" table:style-name="ACOL-7" table:number-columns-repeated="2"/>
        <table:table-column table:default-cell-style-name="ACE-4" table:style-name="ACOL-10"/>
        <table:table-column table:default-cell-style-name="ACE-4" table:style-name="ACOL-11" table:number-columns-repeated="2"/>
        <table:table-column table:default-cell-style-name="ACE-0" table:style-name="ACOL-11"/>
        <table:table-column table:default-cell-style-name="ACE-0" table:style-name="ACOL-7"/>
        <table:table-column table:default-cell-style-name="ACE-0" table:style-name="ACOL-12"/>
        <table:table-column table:default-cell-style-name="ACE-0" table:style-name="ACOL-10"/>
        <table:table-column table:default-cell-style-name="ACE-0" table:style-name="ACOL-11" table:number-columns-repeated="2"/>
        <table:table-column table:default-cell-style-name="ACE-0" table:style-name="ACOL-0" table:number-columns-repeated="2"/>
        <table:table-column table:default-cell-style-name="ACE-0" table:style-name="ACOL-13"/>
        <table:table-column table:default-cell-style-name="ACE-0" table:style-name="ACOL-10"/>
        <table:table-column table:default-cell-style-name="ACE-0" table:style-name="ACOL-0" table:number-columns-repeated="219"/>
        <table:table-column table:style-name="ACOL-0" table:number-columns-repeated="1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2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4" office:value-type="string">
            <text:p>RSL</text:p>
          </table:table-cell>
          <table:table-cell table:style-name="ACE-4" office:value-type="string">
            <text:p>RSL_2sigma_upper</text:p>
          </table:table-cell>
          <table:table-cell table:style-name="ACE-4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comment</text:p>
          </table:table-cell>
          <table:table-cell table:style-name="ACE-0" office:value-type="string">
            <text:p>uplift_rat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number-columns-repeated="235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04 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6200">
            <text:p>66200</text:p>
          </table:table-cell>
          <table:table-cell table:style-name="ACE-0" office:value-type="float" office:value="900">
            <text:p>900</text:p>
          </table:table-cell>
          <table:table-cell table:style-name="ACE-0" office:value-type="string">
            <text:p>Favia sp. <text:s text:c="12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2]-[.F2]*[.R$2]" office:value-type="float" office:value="-87.259999999999991">
            <text:p>−87.3</text:p>
          </table:table-cell>
          <table:table-cell table:style-name="ACE-4" table:formula="of:=SQRT(([.Y2]-[.M2])^2+[.T2]^2)" office:value-type="float" office:value="10.627153899327876">
            <text:p>10.6</text:p>
          </table:table-cell>
          <table:table-cell table:style-name="ACE-4" table:formula="of:=SQRT(([.M2]-[.X2])^2+[.U2]^2)" office:value-type="float" office:value="10.985608767838038">
            <text:p>11.0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style-name="ACE-0" office:value-type="float" office:value="0.0023">
            <text:p>0.0023</text:p>
          </table:table-cell>
          <table:table-cell table:style-name="ACE-0" office:value-type="float" office:value="65">
            <text:p>6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2]+[.G2]*2" office:value-type="float" office:value="68000">
            <text:p>68000</text:p>
          </table:table-cell>
          <table:table-cell table:style-name="ACE-0" table:formula="of:=[.F2]-[.G2]*2" office:value-type="float" office:value="64400">
            <text:p>64400</text:p>
          </table:table-cell>
          <table:table-cell table:style-name="ACE-0" table:formula="of:=[.S2]-[.V2]*([.R$2]+[.R$3])" office:value-type="float" office:value="-98.199999999999989">
            <text:p>−98.2</text:p>
          </table:table-cell>
          <table:table-cell table:style-name="ACE-0" table:formula="of:=[.S2]-[.W2]*([.R$2]-[.R$3])" office:value-type="float" office:value="-76.680000000000007">
            <text:p>−76.68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351 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7800">
            <text:p>678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Cyphastrea sp. <text:s text:c="7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3]-[.F3]*[.R$2]" office:value-type="float" office:value="-90.939999999999998">
            <text:p>−90.9</text:p>
          </table:table-cell>
          <table:table-cell table:style-name="ACE-4" table:formula="of:=SQRT(([.Y3]-[.M3])^2+[.T3]^2)" office:value-type="float" office:value="15.612059441342115">
            <text:p>15.6</text:p>
          </table:table-cell>
          <table:table-cell table:style-name="ACE-4" table:formula="of:=SQRT(([.M3]-[.X3])^2+[.U3]^2)" office:value-type="float" office:value="16.410496640869827">
            <text:p>16.4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style-name="ACE-0" office:value-type="float" office:value="0.0001">
            <text:p>0.0001</text:p>
          </table:table-cell>
          <table:table-cell table:style-name="ACE-0" office:value-type="float" office:value="65">
            <text:p>6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3]+[.G3]*2" office:value-type="float" office:value="71800">
            <text:p>71800</text:p>
          </table:table-cell>
          <table:table-cell table:style-name="ACE-0" table:formula="of:=[.F3]-[.G3]*2" office:value-type="float" office:value="63800">
            <text:p>63800</text:p>
          </table:table-cell>
          <table:table-cell table:style-name="ACE-0" table:formula="of:=[.S3]-[.V3]*([.R$2]+[.R$3])" office:value-type="float" office:value="-107.31999999999999">
            <text:p>−107.32</text:p>
          </table:table-cell>
          <table:table-cell table:style-name="ACE-0" table:formula="of:=[.S3]-[.W3]*([.R$2]-[.R$3])" office:value-type="float" office:value="-75.360000000000014">
            <text:p>−75.36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13 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74900">
            <text:p>74900</text:p>
          </table:table-cell>
          <table:table-cell table:style-name="ACE-0" office:value-type="float" office:value="900">
            <text:p>900</text:p>
          </table:table-cell>
          <table:table-cell table:style-name="ACE-0" office:value-type="string">
            <text:p>Favia speciosa <text:s text:c="7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4]-[.F4]*[.R$2]" office:value-type="float" office:value="-115.27000000000001">
            <text:p>−115.3</text:p>
          </table:table-cell>
          <table:table-cell table:style-name="ACE-4" table:formula="of:=SQRT(([.Y4]-[.M4])^2+[.T4]^2)" office:value-type="float" office:value="11.493585167387925">
            <text:p>11.5</text:p>
          </table:table-cell>
          <table:table-cell table:style-name="ACE-4" table:formula="of:=SQRT(([.M4]-[.X4])^2+[.U4]^2)" office:value-type="float" office:value="11.852261387600231">
            <text:p>11.9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style-name="ACE-0"/>
          <table:table-cell table:style-name="ACE-0" office:value-type="float" office:value="57">
            <text:p>57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4]+[.G4]*2" office:value-type="float" office:value="76700">
            <text:p>76700</text:p>
          </table:table-cell>
          <table:table-cell table:style-name="ACE-0" table:formula="of:=[.F4]-[.G4]*2" office:value-type="float" office:value="73100">
            <text:p>73100</text:p>
          </table:table-cell>
          <table:table-cell table:style-name="ACE-0" table:formula="of:=[.S4]-[.V4]*([.R$2]+[.R$3])" office:value-type="float" office:value="-127.07999999999998">
            <text:p>−127.08</text:p>
          </table:table-cell>
          <table:table-cell table:style-name="ACE-0" table:formula="of:=[.S4]-[.W4]*([.R$2]-[.R$3])" office:value-type="float" office:value="-103.82000000000002">
            <text:p>−103.82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21 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5000">
            <text:p>65000</text:p>
          </table:table-cell>
          <table:table-cell table:style-name="ACE-0" office:value-type="float" office:value="900">
            <text:p>900</text:p>
          </table:table-cell>
          <table:table-cell table:style-name="ACE-0" office:value-type="string">
            <text:p>Favidae <text:s text:c="14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5]-[.F5]*[.R$2]" office:value-type="float" office:value="-99.5">
            <text:p>−99.5</text:p>
          </table:table-cell>
          <table:table-cell table:style-name="ACE-4" table:formula="of:=SQRT(([.Y5]-[.M5])^2+[.T5]^2)" office:value-type="float" office:value="10.507692420317582">
            <text:p>10.5</text:p>
          </table:table-cell>
          <table:table-cell table:style-name="ACE-4" table:formula="of:=SQRT(([.M5]-[.X5])^2+[.U5]^2)" office:value-type="float" office:value="10.866112460305196">
            <text:p>10.9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style-name="ACE-0"/>
          <table:table-cell table:style-name="ACE-0" office:value-type="float" office:value="50">
            <text:p>5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5]+[.G5]*2" office:value-type="float" office:value="66800">
            <text:p>66800</text:p>
          </table:table-cell>
          <table:table-cell table:style-name="ACE-0" table:formula="of:=[.F5]-[.G5]*2" office:value-type="float" office:value="63200">
            <text:p>63200</text:p>
          </table:table-cell>
          <table:table-cell table:style-name="ACE-0" table:formula="of:=[.S5]-[.V5]*([.R$2]+[.R$3])" office:value-type="float" office:value="-110.31999999999999">
            <text:p>−110.32</text:p>
          </table:table-cell>
          <table:table-cell table:style-name="ACE-0" table:formula="of:=[.S5]-[.W5]*([.R$2]-[.R$3])" office:value-type="float" office:value="-89.04000000000002">
            <text:p>−89.04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23 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3700">
            <text:p>63700</text:p>
          </table:table-cell>
          <table:table-cell table:style-name="ACE-0" office:value-type="float" office:value="900">
            <text:p>900</text:p>
          </table:table-cell>
          <table:table-cell table:style-name="ACE-0" office:value-type="string">
            <text:p>Acropora palifera <text:s text:c="4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6]-[.F6]*[.R$2]" office:value-type="float" office:value="-111.50999999999999">
            <text:p>−111.5</text:p>
          </table:table-cell>
          <table:table-cell table:style-name="ACE-4" table:formula="of:=SQRT(([.Y6]-[.M6])^2+[.T6]^2)" office:value-type="float" office:value="10.378289839853176">
            <text:p>10.4</text:p>
          </table:table-cell>
          <table:table-cell table:style-name="ACE-4" table:formula="of:=SQRT(([.M6]-[.X6])^2+[.U6]^2)" office:value-type="float" office:value="10.736670806167057">
            <text:p>10.7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style-name="ACE-0"/>
          <table:table-cell table:style-name="ACE-0" office:value-type="float" office:value="35">
            <text:p>3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6]+[.G6]*2" office:value-type="float" office:value="65500">
            <text:p>65500</text:p>
          </table:table-cell>
          <table:table-cell table:style-name="ACE-0" table:formula="of:=[.F6]-[.G6]*2" office:value-type="float" office:value="61900">
            <text:p>61900</text:p>
          </table:table-cell>
          <table:table-cell table:style-name="ACE-0" table:formula="of:=[.S6]-[.V6]*([.R$2]+[.R$3])" office:value-type="float" office:value="-122.19999999999999">
            <text:p>−122.2</text:p>
          </table:table-cell>
          <table:table-cell table:style-name="ACE-0" table:formula="of:=[.S6]-[.W6]*([.R$2]-[.R$3])" office:value-type="float" office:value="-101.18000000000001">
            <text:p>−101.18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01 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1200">
            <text:p>61200</text:p>
          </table:table-cell>
          <table:table-cell table:style-name="ACE-0" office:value-type="float" office:value="900">
            <text:p>900</text:p>
          </table:table-cell>
          <table:table-cell table:style-name="ACE-0" office:value-type="string">
            <text:p>Montastorea curta <text:s text:c="4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7]-[.F7]*[.R$2]" office:value-type="float" office:value="-120.25999999999999">
            <text:p>−120.3</text:p>
          </table:table-cell>
          <table:table-cell table:style-name="ACE-4" table:formula="of:=SQRT(([.Y7]-[.M7])^2+[.T7]^2)" office:value-type="float" office:value="10.12948172415547">
            <text:p>10.1</text:p>
          </table:table-cell>
          <table:table-cell table:style-name="ACE-4" table:formula="of:=SQRT(([.M7]-[.X7])^2+[.U7]^2)" office:value-type="float" office:value="10.48778336923489">
            <text:p>10.5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style-name="ACE-0"/>
          <table:table-cell table:style-name="ACE-0" office:value-type="float" office:value="20.5">
            <text:p>20.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7]+[.G7]*2" office:value-type="float" office:value="63000">
            <text:p>63000</text:p>
          </table:table-cell>
          <table:table-cell table:style-name="ACE-0" table:formula="of:=[.F7]-[.G7]*2" office:value-type="float" office:value="59400">
            <text:p>59400</text:p>
          </table:table-cell>
          <table:table-cell table:style-name="ACE-0" table:formula="of:=[.S7]-[.V7]*([.R$2]+[.R$3])" office:value-type="float" office:value="-130.69999999999999">
            <text:p>−130.7</text:p>
          </table:table-cell>
          <table:table-cell table:style-name="ACE-0" table:formula="of:=[.S7]-[.W7]*([.R$2]-[.R$3])" office:value-type="float" office:value="-110.18000000000001">
            <text:p>−110.18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05 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7600">
            <text:p>67600</text:p>
          </table:table-cell>
          <table:table-cell table:style-name="ACE-0" office:value-type="float" office:value="1000">
            <text:p>1000</text:p>
          </table:table-cell>
          <table:table-cell table:style-name="ACE-0" office:value-type="string">
            <text:p>Favia sp. <text:s text:c="12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8]-[.F8]*[.R$2]" office:value-type="float" office:value="-138.47999999999999">
            <text:p>−138.5</text:p>
          </table:table-cell>
          <table:table-cell table:style-name="ACE-4" table:formula="of:=SQRT(([.Y8]-[.M8])^2+[.T8]^2)" office:value-type="float" office:value="11.204713293966931">
            <text:p>11.2</text:p>
          </table:table-cell>
          <table:table-cell table:style-name="ACE-4" table:formula="of:=SQRT(([.M8]-[.X8])^2+[.U8]^2)" office:value-type="float" office:value="11.603171980109579">
            <text:p>11.6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style-name="ACE-0"/>
          <table:table-cell table:style-name="ACE-0" office:value-type="float" office:value="17">
            <text:p>17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8]+[.G8]*2" office:value-type="float" office:value="69600">
            <text:p>69600</text:p>
          </table:table-cell>
          <table:table-cell table:style-name="ACE-0" table:formula="of:=[.F8]-[.G8]*2" office:value-type="float" office:value="65600">
            <text:p>65600</text:p>
          </table:table-cell>
          <table:table-cell table:style-name="ACE-0" table:formula="of:=[.S8]-[.V8]*([.R$2]+[.R$3])" office:value-type="float" office:value="-150.03999999999999">
            <text:p>−150.04</text:p>
          </table:table-cell>
          <table:table-cell table:style-name="ACE-0" table:formula="of:=[.S8]-[.W8]*([.R$2]-[.R$3])" office:value-type="float" office:value="-127.32000000000002">
            <text:p>−127.32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60 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1400">
            <text:p>61400</text:p>
          </table:table-cell>
          <table:table-cell table:style-name="ACE-0" office:value-type="float" office:value="800">
            <text:p>800</text:p>
          </table:table-cell>
          <table:table-cell table:style-name="ACE-0" office:value-type="string">
            <text:p>Oulophyllia crispa <text:s text:c="3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S9]-[.F9]*[.R$2]" office:value-type="float" office:value="-111.72">
            <text:p>−111.7</text:p>
          </table:table-cell>
          <table:table-cell table:style-name="ACE-4" table:formula="of:=SQRT(([.Y9]-[.M9])^2+[.T9]^2)" office:value-type="float" office:value="10.028240124767652">
            <text:p>10.0</text:p>
          </table:table-cell>
          <table:table-cell table:style-name="ACE-4" table:formula="of:=SQRT(([.M9]-[.X9])^2+[.U9]^2)" office:value-type="float" office:value="10.336846714545002">
            <text:p>10.3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style-name="ACE-0"/>
          <table:table-cell table:style-name="ACE-0" office:value-type="float" office:value="29.5">
            <text:p>29.5</text:p>
          </table:table-cell>
          <table:table-cell table:style-name="ACE-0" office:value-type="float" office:value="2.6925824035672519">
            <text:p>2.692582403567252</text:p>
          </table:table-cell>
          <table:table-cell table:style-name="ACE-0" office:value-type="float" office:value="2.6925824035672519">
            <text:p>2.692582403567252</text:p>
          </table:table-cell>
          <table:table-cell table:style-name="ACE-0" table:formula="of:=[.F9]+[.G9]*2" office:value-type="float" office:value="63000">
            <text:p>63000</text:p>
          </table:table-cell>
          <table:table-cell table:style-name="ACE-0" table:formula="of:=[.F9]-[.G9]*2" office:value-type="float" office:value="59800">
            <text:p>59800</text:p>
          </table:table-cell>
          <table:table-cell table:style-name="ACE-0" table:formula="of:=[.S9]-[.V9]*([.R$2]+[.R$3])" office:value-type="float" office:value="-121.69999999999999">
            <text:p>−121.7</text:p>
          </table:table-cell>
          <table:table-cell table:style-name="ACE-0" table:formula="of:=[.S9]-[.W9]*([.R$2]-[.R$3])" office:value-type="float" office:value="-102.06">
            <text:p>−102.06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15 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2400">
            <text:p>62400</text:p>
          </table:table-cell>
          <table:table-cell table:style-name="ACE-0" office:value-type="float" office:value="800">
            <text:p>800</text:p>
          </table:table-cell>
          <table:table-cell table:style-name="ACE-0" office:value-type="string">
            <text:p>Goniastrea sp. <text:s text:c="7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S10]-[.F10]*[.R$2]" office:value-type="float" office:value="-103.02000000000001">
            <text:p>−103.0</text:p>
          </table:table-cell>
          <table:table-cell table:style-name="ACE-4" table:formula="of:=SQRT(([.Y10]-[.M10])^2+[.T10]^2)" office:value-type="float" office:value="12.349396746400199">
            <text:p>12.3</text:p>
          </table:table-cell>
          <table:table-cell table:style-name="ACE-4" table:formula="of:=SQRT(([.M10]-[.X10])^2+[.U10]^2)" office:value-type="float" office:value="12.603824816300792">
            <text:p>12.6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style-name="ACE-0"/>
          <table:table-cell table:style-name="ACE-0" office:value-type="float" office:value="40.5">
            <text:p>40.5</text:p>
          </table:table-cell>
          <table:table-cell table:style-name="ACE-0" office:value-type="float" office:value="7.5663729752107782">
            <text:p>7.566372975210778</text:p>
          </table:table-cell>
          <table:table-cell table:style-name="ACE-0" office:value-type="float" office:value="7.5663729752107782">
            <text:p>7.566372975210778</text:p>
          </table:table-cell>
          <table:table-cell table:style-name="ACE-0" table:formula="of:=[.F10]+[.G10]*2" office:value-type="float" office:value="64000">
            <text:p>64000</text:p>
          </table:table-cell>
          <table:table-cell table:style-name="ACE-0" table:formula="of:=[.F10]-[.G10]*2" office:value-type="float" office:value="60800">
            <text:p>60800</text:p>
          </table:table-cell>
          <table:table-cell table:style-name="ACE-0" table:formula="of:=[.S10]-[.V10]*([.R$2]+[.R$3])" office:value-type="float" office:value="-113.09999999999999">
            <text:p>−113.1</text:p>
          </table:table-cell>
          <table:table-cell table:style-name="ACE-0" table:formula="of:=[.S10]-[.W10]*([.R$2]-[.R$3])" office:value-type="float" office:value="-93.260000000000019">
            <text:p>−93.26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56 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2300">
            <text:p>52300</text:p>
          </table:table-cell>
          <table:table-cell table:style-name="ACE-0" office:value-type="float" office:value="800">
            <text:p>800</text:p>
          </table:table-cell>
          <table:table-cell table:style-name="ACE-0" office:value-type="string">
            <text:p>Oulophyllia crispa <text:s text:c="3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S11]-[.F11]*[.R$2]" office:value-type="float" office:value="-85.789999999999992">
            <text:p>−85.8</text:p>
          </table:table-cell>
          <table:table-cell table:style-name="ACE-4" table:formula="of:=SQRT(([.Y11]-[.M11])^2+[.T11]^2)" office:value-type="float" office:value="11.567735301259264">
            <text:p>11.6</text:p>
          </table:table-cell>
          <table:table-cell table:style-name="ACE-4" table:formula="of:=SQRT(([.M11]-[.X11])^2+[.U11]^2)" office:value-type="float" office:value="11.811642561472976">
            <text:p>11.8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style-name="ACE-0"/>
          <table:table-cell table:style-name="ACE-0" office:value-type="float" office:value="34.5">
            <text:p>34.5</text:p>
          </table:table-cell>
          <table:table-cell table:style-name="ACE-0" office:value-type="float" office:value="7.5663729752107782">
            <text:p>7.566372975210778</text:p>
          </table:table-cell>
          <table:table-cell table:style-name="ACE-0" office:value-type="float" office:value="7.5663729752107782">
            <text:p>7.566372975210778</text:p>
          </table:table-cell>
          <table:table-cell table:style-name="ACE-0" table:formula="of:=[.F11]+[.G11]*2" office:value-type="float" office:value="53900">
            <text:p>53900</text:p>
          </table:table-cell>
          <table:table-cell table:style-name="ACE-0" table:formula="of:=[.F11]-[.G11]*2" office:value-type="float" office:value="50700">
            <text:p>50700</text:p>
          </table:table-cell>
          <table:table-cell table:style-name="ACE-0" table:formula="of:=[.S11]-[.V11]*([.R$2]+[.R$3])" office:value-type="float" office:value="-94.859999999999985">
            <text:p>−94.86</text:p>
          </table:table-cell>
          <table:table-cell table:style-name="ACE-0" table:formula="of:=[.S11]-[.W11]*([.R$2]-[.R$3])" office:value-type="float" office:value="-77.040000000000006">
            <text:p>−77.04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20 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1300">
            <text:p>51300</text:p>
          </table:table-cell>
          <table:table-cell table:style-name="ACE-0" office:value-type="float" office:value="600">
            <text:p>600</text:p>
          </table:table-cell>
          <table:table-cell table:style-name="ACE-0" office:value-type="string">
            <text:p>Acropora palifera <text:s text:c="4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2]-[.F12]*[.R$2]" office:value-type="float" office:value="-99.989999999999995">
            <text:p>−100.0</text:p>
          </table:table-cell>
          <table:table-cell table:style-name="ACE-4" table:formula="of:=SQRT(([.Y12]-[.M12])^2+[.T12]^2)" office:value-type="float" office:value="7.8340857794639778">
            <text:p>7.8</text:p>
          </table:table-cell>
          <table:table-cell table:style-name="ACE-4" table:formula="of:=SQRT(([.M12]-[.X12])^2+[.U12]^2)" office:value-type="float" office:value="8.0721806223597259">
            <text:p>8.1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style-name="ACE-0"/>
          <table:table-cell table:style-name="ACE-0" office:value-type="float" office:value="18">
            <text:p>1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2]+[.G12]*2" office:value-type="float" office:value="52500">
            <text:p>52500</text:p>
          </table:table-cell>
          <table:table-cell table:style-name="ACE-0" table:formula="of:=[.F12]-[.G12]*2" office:value-type="float" office:value="50100">
            <text:p>50100</text:p>
          </table:table-cell>
          <table:table-cell table:style-name="ACE-0" table:formula="of:=[.S12]-[.V12]*([.R$2]+[.R$3])" office:value-type="float" office:value="-107.99999999999999">
            <text:p>−108</text:p>
          </table:table-cell>
          <table:table-cell table:style-name="ACE-0" table:formula="of:=[.S12]-[.W12]*([.R$2]-[.R$3])" office:value-type="float" office:value="-92.220000000000013">
            <text:p>−92.22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19 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1800">
            <text:p>61800</text:p>
          </table:table-cell>
          <table:table-cell table:style-name="ACE-0" office:value-type="float" office:value="1600">
            <text:p>1600</text:p>
          </table:table-cell>
          <table:table-cell table:style-name="ACE-0" office:value-type="string">
            <text:p>Favia pallida <text:s text:c="8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3]-[.F13]*[.R$2]" office:value-type="float" office:value="-122.13999999999999">
            <text:p>−122.1</text:p>
          </table:table-cell>
          <table:table-cell table:style-name="ACE-4" table:formula="of:=SQRT(([.Y13]-[.M13])^2+[.T13]^2)" office:value-type="float" office:value="13.257767534543635">
            <text:p>13.3</text:p>
          </table:table-cell>
          <table:table-cell table:style-name="ACE-4" table:formula="of:=SQRT(([.M13]-[.X13])^2+[.U13]^2)" office:value-type="float" office:value="13.896028209528087">
            <text:p>13.9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style-name="ACE-0"/>
          <table:table-cell table:style-name="ACE-0" office:value-type="float" office:value="20">
            <text:p>2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3]+[.G13]*2" office:value-type="float" office:value="65000">
            <text:p>65000</text:p>
          </table:table-cell>
          <table:table-cell table:style-name="ACE-0" table:formula="of:=[.F13]-[.G13]*2" office:value-type="float" office:value="58600">
            <text:p>58600</text:p>
          </table:table-cell>
          <table:table-cell table:style-name="ACE-0" table:formula="of:=[.S13]-[.V13]*([.R$2]+[.R$3])" office:value-type="float" office:value="-136">
            <text:p>−136</text:p>
          </table:table-cell>
          <table:table-cell table:style-name="ACE-0" table:formula="of:=[.S13]-[.W13]*([.R$2]-[.R$3])" office:value-type="float" office:value="-108.92000000000002">
            <text:p>−108.92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17 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4300">
            <text:p>54300</text:p>
          </table:table-cell>
          <table:table-cell table:style-name="ACE-0" office:value-type="float" office:value="700">
            <text:p>700</text:p>
          </table:table-cell>
          <table:table-cell table:style-name="ACE-0" office:value-type="string">
            <text:p>Acropora palifera <text:s text:c="4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4]-[.F14]*[.R$2]" office:value-type="float" office:value="-106.89">
            <text:p>−106.9</text:p>
          </table:table-cell>
          <table:table-cell table:style-name="ACE-4" table:formula="of:=SQRT(([.Y14]-[.M14])^2+[.T14]^2)" office:value-type="float" office:value="8.5685529700177412">
            <text:p>8.6</text:p>
          </table:table-cell>
          <table:table-cell table:style-name="ACE-4" table:formula="of:=SQRT(([.M14]-[.X14])^2+[.U14]^2)" office:value-type="float" office:value="8.8466999496987366">
            <text:p>8.8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style-name="ACE-0"/>
          <table:table-cell table:style-name="ACE-0" office:value-type="float" office:value="18">
            <text:p>1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4]+[.G14]*2" office:value-type="float" office:value="55700">
            <text:p>55700</text:p>
          </table:table-cell>
          <table:table-cell table:style-name="ACE-0" table:formula="of:=[.F14]-[.G14]*2" office:value-type="float" office:value="52900">
            <text:p>52900</text:p>
          </table:table-cell>
          <table:table-cell table:style-name="ACE-0" table:formula="of:=[.S14]-[.V14]*([.R$2]+[.R$3])" office:value-type="float" office:value="-115.67999999999998">
            <text:p>−115.68</text:p>
          </table:table-cell>
          <table:table-cell table:style-name="ACE-0" table:formula="of:=[.S14]-[.W14]*([.R$2]-[.R$3])" office:value-type="float" office:value="-98.38000000000001">
            <text:p>−98.38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14 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6100">
            <text:p>56100</text:p>
          </table:table-cell>
          <table:table-cell table:style-name="ACE-0" office:value-type="float" office:value="900">
            <text:p>900</text:p>
          </table:table-cell>
          <table:table-cell table:style-name="ACE-0" office:value-type="string">
            <text:p>Caurastrea sp. <text:s text:c="7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5]-[.F15]*[.R$2]" office:value-type="float" office:value="-106.03">
            <text:p>−106.0</text:p>
          </table:table-cell>
          <table:table-cell table:style-name="ACE-4" table:formula="of:=SQRT(([.Y15]-[.M15])^2+[.T15]^2)" office:value-type="float" office:value="9.6221047593548814">
            <text:p>9.6</text:p>
          </table:table-cell>
          <table:table-cell table:style-name="ACE-4" table:formula="of:=SQRT(([.M15]-[.X15])^2+[.U15]^2)" office:value-type="float" office:value="9.9802254483553412">
            <text:p>10.0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style-name="ACE-0"/>
          <table:table-cell table:style-name="ACE-0" office:value-type="float" office:value="23">
            <text:p>2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5]+[.G15]*2" office:value-type="float" office:value="57900">
            <text:p>57900</text:p>
          </table:table-cell>
          <table:table-cell table:style-name="ACE-0" table:formula="of:=[.F15]-[.G15]*2" office:value-type="float" office:value="54300">
            <text:p>54300</text:p>
          </table:table-cell>
          <table:table-cell table:style-name="ACE-0" table:formula="of:=[.S15]-[.V15]*([.R$2]+[.R$3])" office:value-type="float" office:value="-115.95999999999998">
            <text:p>−115.96</text:p>
          </table:table-cell>
          <table:table-cell table:style-name="ACE-0" table:formula="of:=[.S15]-[.W15]*([.R$2]-[.R$3])" office:value-type="float" office:value="-96.460000000000008">
            <text:p>−96.46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27 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6500">
            <text:p>56500</text:p>
          </table:table-cell>
          <table:table-cell table:style-name="ACE-0" office:value-type="float" office:value="800">
            <text:p>800</text:p>
          </table:table-cell>
          <table:table-cell table:style-name="ACE-0" office:value-type="string">
            <text:p>Caurastrea sp. <text:s text:c="7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6]-[.F16]*[.R$2]" office:value-type="float" office:value="-106.94999999999999">
            <text:p>−106.9</text:p>
          </table:table-cell>
          <table:table-cell table:style-name="ACE-4" table:formula="of:=SQRT(([.Y16]-[.M16])^2+[.T16]^2)" office:value-type="float" office:value="9.2243644767539283">
            <text:p>9.2</text:p>
          </table:table-cell>
          <table:table-cell table:style-name="ACE-4" table:formula="of:=SQRT(([.M16]-[.X16])^2+[.U16]^2)" office:value-type="float" office:value="9.542541590163502">
            <text:p>9.5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style-name="ACE-0"/>
          <table:table-cell table:style-name="ACE-0" office:value-type="float" office:value="23">
            <text:p>2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6]+[.G16]*2" office:value-type="float" office:value="58100">
            <text:p>58100</text:p>
          </table:table-cell>
          <table:table-cell table:style-name="ACE-0" table:formula="of:=[.F16]-[.G16]*2" office:value-type="float" office:value="54900">
            <text:p>54900</text:p>
          </table:table-cell>
          <table:table-cell table:style-name="ACE-0" table:formula="of:=[.S16]-[.V16]*([.R$2]+[.R$3])" office:value-type="float" office:value="-116.44">
            <text:p>−116.44</text:p>
          </table:table-cell>
          <table:table-cell table:style-name="ACE-0" table:formula="of:=[.S16]-[.W16]*([.R$2]-[.R$3])" office:value-type="float" office:value="-97.780000000000001">
            <text:p>−97.78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MI-17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97700">
            <text:p>97700</text:p>
          </table:table-cell>
          <table:table-cell table:style-name="ACE-0" office:value-type="float" office:value="1500">
            <text:p>1500</text:p>
          </table:table-cell>
          <table:table-cell table:style-name="ACE-0" office:value-type="string">
            <text:p>Acropora palife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7]-[.F17]*[.R$2]" office:value-type="float" office:value="-29.710000000000008">
            <text:p>−29.7</text:p>
          </table:table-cell>
          <table:table-cell table:style-name="ACE-4" table:formula="of:=SQRT(([.Y17]-[.M17])^2+[.T17]^2)" office:value-type="float" office:value="16.400515235808911">
            <text:p>16.4</text:p>
          </table:table-cell>
          <table:table-cell table:style-name="ACE-4" table:formula="of:=SQRT(([.M17]-[.X17])^2+[.U17]^2)" office:value-type="float" office:value="16.999438226012028">
            <text:p>17.0</text:p>
          </table:table-cell>
          <table:table-cell table:style-name="ACE-0" office:value-type="string">
            <text:p>InagakiOmura2006</text:p>
          </table:table-cell>
          <table:table-cell table:number-columns-repeated="2" table:style-name="ACE-0"/>
          <table:table-cell table:style-name="ACE-0" office:value-type="float" office:value="195">
            <text:p>19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7]+[.G17]*2" office:value-type="float" office:value="100700">
            <text:p>100700</text:p>
          </table:table-cell>
          <table:table-cell table:style-name="ACE-0" table:formula="of:=[.F17]-[.G17]*2" office:value-type="float" office:value="94700">
            <text:p>94700</text:p>
          </table:table-cell>
          <table:table-cell table:style-name="ACE-0" table:formula="of:=[.S17]-[.V17]*([.R$2]+[.R$3])" office:value-type="float" office:value="-46.679999999999978">
            <text:p>−46.68</text:p>
          </table:table-cell>
          <table:table-cell table:style-name="ACE-0" table:formula="of:=[.S17]-[.W17]*([.R$2]-[.R$3])" office:value-type="float" office:value="-13.340000000000003">
            <text:p>−13.34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MI-50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103000">
            <text:p>103000</text:p>
          </table:table-cell>
          <table:table-cell table:style-name="ACE-0" office:value-type="float" office:value="1500">
            <text:p>1500</text:p>
          </table:table-cell>
          <table:table-cell table:style-name="ACE-0" office:value-type="string">
            <text:p>Pleisiastrea versio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8]-[.F18]*[.R$2]" office:value-type="float" office:value="-56.900000000000006">
            <text:p>−56.9</text:p>
          </table:table-cell>
          <table:table-cell table:style-name="ACE-4" table:formula="of:=SQRT(([.Y18]-[.M18])^2+[.T18]^2)" office:value-type="float" office:value="16.92955994702757">
            <text:p>16.9</text:p>
          </table:table-cell>
          <table:table-cell table:style-name="ACE-4" table:formula="of:=SQRT(([.M18]-[.X18])^2+[.U18]^2)" office:value-type="float" office:value="17.528548142958076">
            <text:p>17.5</text:p>
          </table:table-cell>
          <table:table-cell table:style-name="ACE-0" office:value-type="string">
            <text:p>InagakiOmura2006</text:p>
          </table:table-cell>
          <table:table-cell table:style-name="ACE-0" office:value-type="string">
            <text:p>Redated AO268</text:p>
          </table:table-cell>
          <table:table-cell table:style-name="ACE-0"/>
          <table:table-cell table:style-name="ACE-0" office:value-type="float" office:value="180">
            <text:p>18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8]+[.G18]*2" office:value-type="float" office:value="106000">
            <text:p>106000</text:p>
          </table:table-cell>
          <table:table-cell table:style-name="ACE-0" table:formula="of:=[.F18]-[.G18]*2" office:value-type="float" office:value="100000">
            <text:p>100000</text:p>
          </table:table-cell>
          <table:table-cell table:style-name="ACE-0" table:formula="of:=[.S18]-[.V18]*([.R$2]+[.R$3])" office:value-type="float" office:value="-74.399999999999977">
            <text:p>−74.4</text:p>
          </table:table-cell>
          <table:table-cell table:style-name="ACE-0" table:formula="of:=[.S18]-[.W18]*([.R$2]-[.R$3])" office:value-type="float" office:value="-40">
            <text:p>−40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MI-22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104500">
            <text:p>104500</text:p>
          </table:table-cell>
          <table:table-cell table:style-name="ACE-0" office:value-type="float" office:value="1500">
            <text:p>1500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9]-[.F19]*[.R$2]" office:value-type="float" office:value="-45.349999999999994">
            <text:p>−45.3</text:p>
          </table:table-cell>
          <table:table-cell table:style-name="ACE-4" table:formula="of:=SQRT(([.Y19]-[.M19])^2+[.T19]^2)" office:value-type="float" office:value="17.079300336957584">
            <text:p>17.1</text:p>
          </table:table-cell>
          <table:table-cell table:style-name="ACE-4" table:formula="of:=SQRT(([.M19]-[.X19])^2+[.U19]^2)" office:value-type="float" office:value="17.678305914312045">
            <text:p>17.7</text:p>
          </table:table-cell>
          <table:table-cell table:style-name="ACE-0" office:value-type="string">
            <text:p>InagakiOmura2006</text:p>
          </table:table-cell>
          <table:table-cell table:number-columns-repeated="2" table:style-name="ACE-0"/>
          <table:table-cell table:style-name="ACE-0" office:value-type="float" office:value="195">
            <text:p>19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9]+[.G19]*2" office:value-type="float" office:value="107500">
            <text:p>107500</text:p>
          </table:table-cell>
          <table:table-cell table:style-name="ACE-0" table:formula="of:=[.F19]-[.G19]*2" office:value-type="float" office:value="101500">
            <text:p>101500</text:p>
          </table:table-cell>
          <table:table-cell table:style-name="ACE-0" table:formula="of:=[.S19]-[.V19]*([.R$2]+[.R$3])" office:value-type="float" office:value="-63">
            <text:p>−63</text:p>
          </table:table-cell>
          <table:table-cell table:style-name="ACE-0" table:formula="of:=[.S19]-[.W19]*([.R$2]-[.R$3])" office:value-type="float" office:value="-28.300000000000011">
            <text:p>−28.3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MI-20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122100">
            <text:p>122100</text:p>
          </table:table-cell>
          <table:table-cell table:style-name="ACE-0" office:value-type="float" office:value="1900">
            <text:p>1900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20]-[.F20]*[.R$2]" office:value-type="float" office:value="-75.829999999999984">
            <text:p>−75.8</text:p>
          </table:table-cell>
          <table:table-cell table:style-name="ACE-4" table:formula="of:=SQRT(([.Y20]-[.M20])^2+[.T20]^2)" office:value-type="float" office:value="20.594292898762021">
            <text:p>20.6</text:p>
          </table:table-cell>
          <table:table-cell table:style-name="ACE-4" table:formula="of:=SQRT(([.M20]-[.X20])^2+[.U20]^2)" office:value-type="float" office:value="21.353428296177626">
            <text:p>21.4</text:p>
          </table:table-cell>
          <table:table-cell table:style-name="ACE-0" office:value-type="string">
            <text:p>InagakiOmura2006</text:p>
          </table:table-cell>
          <table:table-cell table:style-name="ACE-0" office:value-type="string">
            <text:p>redated AO007</text:p>
          </table:table-cell>
          <table:table-cell table:style-name="ACE-0"/>
          <table:table-cell table:style-name="ACE-0" office:value-type="float" office:value="205">
            <text:p>20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20]+[.G20]*2" office:value-type="float" office:value="125900">
            <text:p>125900</text:p>
          </table:table-cell>
          <table:table-cell table:style-name="ACE-0" table:formula="of:=[.F20]-[.G20]*2" office:value-type="float" office:value="118300">
            <text:p>118300</text:p>
          </table:table-cell>
          <table:table-cell table:style-name="ACE-0" table:formula="of:=[.S20]-[.V20]*([.R$2]+[.R$3])" office:value-type="float" office:value="-97.159999999999968">
            <text:p>−97.16</text:p>
          </table:table-cell>
          <table:table-cell table:style-name="ACE-0" table:formula="of:=[.S20]-[.W20]*([.R$2]-[.R$3])" office:value-type="float" office:value="-55.259999999999991">
            <text:p>−55.26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MI-26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142700">
            <text:p>142700</text:p>
          </table:table-cell>
          <table:table-cell table:style-name="ACE-0" office:value-type="float" office:value="2900">
            <text:p>2900</text:p>
          </table:table-cell>
          <table:table-cell table:style-name="ACE-0" office:value-type="string">
            <text:p>Pleisiastrea versio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21]-[.F21]*[.R$2]" office:value-type="float" office:value="-128.20999999999998">
            <text:p>−128.2</text:p>
          </table:table-cell>
          <table:table-cell table:style-name="ACE-4" table:formula="of:=SQRT(([.Y21]-[.M21])^2+[.T21]^2)" office:value-type="float" office:value="27.048491640015687">
            <text:p>27.0</text:p>
          </table:table-cell>
          <table:table-cell table:style-name="ACE-4" table:formula="of:=SQRT(([.M21]-[.X21])^2+[.U21]^2)" office:value-type="float" office:value="28.207731209723335">
            <text:p>28.2</text:p>
          </table:table-cell>
          <table:table-cell table:style-name="ACE-0" office:value-type="string">
            <text:p>InagakiOmura2006</text:p>
          </table:table-cell>
          <table:table-cell table:number-columns-repeated="2" table:style-name="ACE-0"/>
          <table:table-cell table:style-name="ACE-0" office:value-type="float" office:value="200">
            <text:p>20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21]+[.G21]*2" office:value-type="float" office:value="148500">
            <text:p>148500</text:p>
          </table:table-cell>
          <table:table-cell table:style-name="ACE-0" table:formula="of:=[.F21]-[.G21]*2" office:value-type="float" office:value="136900">
            <text:p>136900</text:p>
          </table:table-cell>
          <table:table-cell table:style-name="ACE-0" table:formula="of:=[.S21]-[.V21]*([.R$2]+[.R$3])" office:value-type="float" office:value="-156.39999999999998">
            <text:p>−156.4</text:p>
          </table:table-cell>
          <table:table-cell table:style-name="ACE-0" table:formula="of:=[.S21]-[.W21]*([.R$2]-[.R$3])" office:value-type="float" office:value="-101.18000000000001">
            <text:p>−101.18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MI-27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154800">
            <text:p>154800</text:p>
          </table:table-cell>
          <table:table-cell table:style-name="ACE-0" office:value-type="float" office:value="3200">
            <text:p>3200</text:p>
          </table:table-cell>
          <table:table-cell table:style-name="ACE-0" office:value-type="string">
            <text:p>Acanthastre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22]-[.F22]*[.R$2]" office:value-type="float" office:value="-153.04000000000002">
            <text:p>−153.0</text:p>
          </table:table-cell>
          <table:table-cell table:style-name="ACE-4" table:formula="of:=SQRT(([.Y22]-[.M22])^2+[.T22]^2)" office:value-type="float" office:value="29.576909912970965">
            <text:p>29.6</text:p>
          </table:table-cell>
          <table:table-cell table:style-name="ACE-4" table:formula="of:=SQRT(([.M22]-[.X22])^2+[.U22]^2)" office:value-type="float" office:value="30.856208451460706">
            <text:p>30.9</text:p>
          </table:table-cell>
          <table:table-cell table:style-name="ACE-0" office:value-type="string">
            <text:p>InagakiOmura2006</text:p>
          </table:table-cell>
          <table:table-cell table:number-columns-repeated="2" table:style-name="ACE-0"/>
          <table:table-cell table:style-name="ACE-0" office:value-type="float" office:value="203">
            <text:p>20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22]+[.G22]*2" office:value-type="float" office:value="161200">
            <text:p>161200</text:p>
          </table:table-cell>
          <table:table-cell table:style-name="ACE-0" table:formula="of:=[.F22]-[.G22]*2" office:value-type="float" office:value="148400">
            <text:p>148400</text:p>
          </table:table-cell>
          <table:table-cell table:style-name="ACE-0" table:formula="of:=[.S22]-[.V22]*([.R$2]+[.R$3])" office:value-type="float" office:value="-183.87999999999994">
            <text:p>−183.88</text:p>
          </table:table-cell>
          <table:table-cell table:style-name="ACE-0" table:formula="of:=[.S22]-[.W22]*([.R$2]-[.R$3])" office:value-type="float" office:value="-123.48000000000002">
            <text:p>−123.48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047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131000">
            <text:p>1310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Acro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23]-[.F23]*[.R$2]" office:value-type="float" office:value="-131.30000000000001">
            <text:p>−131.3</text:p>
          </table:table-cell>
          <table:table-cell table:style-name="ACE-4" table:formula="of:=SQRT(([.Y23]-[.M23])^2+[.T23]^2)" office:value-type="float" office:value="21.922819161777507">
            <text:p>21.9</text:p>
          </table:table-cell>
          <table:table-cell table:style-name="ACE-4" table:formula="of:=SQRT(([.M23]-[.X23])^2+[.U23]^2)" office:value-type="float" office:value="22.722015755649839">
            <text:p>22.7</text:p>
          </table:table-cell>
          <table:table-cell table:style-name="ACE-0" office:value-type="string">
            <text:p>InagakiOmura2006,KonishiEtal1974</text:p>
          </table:table-cell>
          <table:table-cell table:number-columns-repeated="2" table:style-name="ACE-0"/>
          <table:table-cell table:style-name="ACE-0" office:value-type="float" office:value="170">
            <text:p>17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23]+[.G23]*2" office:value-type="float" office:value="135000">
            <text:p>135000</text:p>
          </table:table-cell>
          <table:table-cell table:style-name="ACE-0" table:formula="of:=[.F23]-[.G23]*2" office:value-type="float" office:value="127000">
            <text:p>127000</text:p>
          </table:table-cell>
          <table:table-cell table:style-name="ACE-0" table:formula="of:=[.S23]-[.V23]*([.R$2]+[.R$3])" office:value-type="float" office:value="-154">
            <text:p>−154</text:p>
          </table:table-cell>
          <table:table-cell table:style-name="ACE-0" table:formula="of:=[.S23]-[.W23]*([.R$2]-[.R$3])" office:value-type="float" office:value="-109.40000000000003">
            <text:p>−109.4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073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127000">
            <text:p>127000</text:p>
          </table:table-cell>
          <table:table-cell table:style-name="ACE-0" office:value-type="float" office:value="4500">
            <text:p>4500</text:p>
          </table:table-cell>
          <table:table-cell table:style-name="ACE-0" office:value-type="string">
            <text:p>Acro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24]-[.F24]*[.R$2]" office:value-type="float" office:value="-122.10000000000002">
            <text:p>−122.1</text:p>
          </table:table-cell>
          <table:table-cell table:style-name="ACE-4" table:formula="of:=SQRT(([.Y24]-[.M24])^2+[.T24]^2)" office:value-type="float" office:value="32.515380975778214">
            <text:p>32.5</text:p>
          </table:table-cell>
          <table:table-cell table:style-name="ACE-4" table:formula="of:=SQRT(([.M24]-[.X24])^2+[.U24]^2)" office:value-type="float" office:value="34.314574163174413">
            <text:p>34.3</text:p>
          </table:table-cell>
          <table:table-cell table:style-name="ACE-0" office:value-type="string">
            <text:p>InagakiOmura2006,KonishiEtal1974</text:p>
          </table:table-cell>
          <table:table-cell table:number-columns-repeated="2" table:style-name="ACE-0"/>
          <table:table-cell table:style-name="ACE-0" office:value-type="float" office:value="170">
            <text:p>17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24]+[.G24]*2" office:value-type="float" office:value="136000">
            <text:p>136000</text:p>
          </table:table-cell>
          <table:table-cell table:style-name="ACE-0" table:formula="of:=[.F24]-[.G24]*2" office:value-type="float" office:value="118000">
            <text:p>118000</text:p>
          </table:table-cell>
          <table:table-cell table:style-name="ACE-0" table:formula="of:=[.S24]-[.V24]*([.R$2]+[.R$3])" office:value-type="float" office:value="-156.39999999999998">
            <text:p>−156.4</text:p>
          </table:table-cell>
          <table:table-cell table:style-name="ACE-0" table:formula="of:=[.S24]-[.W24]*([.R$2]-[.R$3])" office:value-type="float" office:value="-89.600000000000023">
            <text:p>−89.6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009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104000">
            <text:p>104000</text:p>
          </table:table-cell>
          <table:table-cell table:style-name="ACE-0" office:value-type="float" office:value="5500">
            <text:p>5500</text:p>
          </table:table-cell>
          <table:table-cell table:style-name="ACE-0" office:value-type="string">
            <text:p>Goniastre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25]-[.F25]*[.R$2]" office:value-type="float" office:value="-59.199999999999989">
            <text:p>−59.2</text:p>
          </table:table-cell>
          <table:table-cell table:style-name="ACE-4" table:formula="of:=SQRT(([.Y25]-[.M25])^2+[.T25]^2)" office:value-type="float" office:value="34.614447850572418">
            <text:p>34.6</text:p>
          </table:table-cell>
          <table:table-cell table:style-name="ACE-4" table:formula="of:=SQRT(([.M25]-[.X25])^2+[.U25]^2)" office:value-type="float" office:value="36.813584449222013">
            <text:p>36.8</text:p>
          </table:table-cell>
          <table:table-cell table:style-name="ACE-0" office:value-type="string">
            <text:p>InagakiOmura2006,OmuraEtal1985</text:p>
          </table:table-cell>
          <table:table-cell table:number-columns-repeated="2" table:style-name="ACE-0"/>
          <table:table-cell table:style-name="ACE-0" office:value-type="float" office:value="180">
            <text:p>18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25]+[.G25]*2" office:value-type="float" office:value="115000">
            <text:p>115000</text:p>
          </table:table-cell>
          <table:table-cell table:style-name="ACE-0" table:formula="of:=[.F25]-[.G25]*2" office:value-type="float" office:value="93000">
            <text:p>93000</text:p>
          </table:table-cell>
          <table:table-cell table:style-name="ACE-0" table:formula="of:=[.S25]-[.V25]*([.R$2]+[.R$3])" office:value-type="float" office:value="-96">
            <text:p>−96</text:p>
          </table:table-cell>
          <table:table-cell table:style-name="ACE-0" table:formula="of:=[.S25]-[.W25]*([.R$2]-[.R$3])" office:value-type="float" office:value="-24.600000000000023">
            <text:p>−24.6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239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126000">
            <text:p>126000</text:p>
          </table:table-cell>
          <table:table-cell table:style-name="ACE-0" office:value-type="float" office:value="6000">
            <text:p>6000</text:p>
          </table:table-cell>
          <table:table-cell table:style-name="ACE-0" office:value-type="string">
            <text:p>Montastr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26]-[.F26]*[.R$2]" office:value-type="float" office:value="-84.800000000000011">
            <text:p>−84.8</text:p>
          </table:table-cell>
          <table:table-cell table:style-name="ACE-4" table:formula="of:=SQRT(([.Y26]-[.M26])^2+[.T26]^2)" office:value-type="float" office:value="39.012818406262319">
            <text:p>39.0</text:p>
          </table:table-cell>
          <table:table-cell table:style-name="ACE-4" table:formula="of:=SQRT(([.M26]-[.X26])^2+[.U26]^2)" office:value-type="float" office:value="41.412075533592834">
            <text:p>41.4</text:p>
          </table:table-cell>
          <table:table-cell table:style-name="ACE-0" office:value-type="string">
            <text:p>InagakiOmura2006,Omura1988</text:p>
          </table:table-cell>
          <table:table-cell table:number-columns-repeated="2" table:style-name="ACE-0"/>
          <table:table-cell table:style-name="ACE-0" office:value-type="float" office:value="205">
            <text:p>20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26]+[.G26]*2" office:value-type="float" office:value="138000">
            <text:p>138000</text:p>
          </table:table-cell>
          <table:table-cell table:style-name="ACE-0" table:formula="of:=[.F26]-[.G26]*2" office:value-type="float" office:value="114000">
            <text:p>114000</text:p>
          </table:table-cell>
          <table:table-cell table:style-name="ACE-0" table:formula="of:=[.S26]-[.V26]*([.R$2]+[.R$3])" office:value-type="float" office:value="-126.19999999999999">
            <text:p>−126.2</text:p>
          </table:table-cell>
          <table:table-cell table:style-name="ACE-0" table:formula="of:=[.S26]-[.W26]*([.R$2]-[.R$3])" office:value-type="float" office:value="-45.800000000000011">
            <text:p>−45.8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246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103000">
            <text:p>103000</text:p>
          </table:table-cell>
          <table:table-cell table:style-name="ACE-0" office:value-type="float" office:value="4500">
            <text:p>4500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27]-[.F27]*[.R$2]" office:value-type="float" office:value="-56.900000000000006">
            <text:p>−56.9</text:p>
          </table:table-cell>
          <table:table-cell table:style-name="ACE-4" table:formula="of:=SQRT(([.Y27]-[.M27])^2+[.T27]^2)" office:value-type="float" office:value="30.116606714568618">
            <text:p>30.1</text:p>
          </table:table-cell>
          <table:table-cell table:style-name="ACE-4" table:formula="of:=SQRT(([.M27]-[.X27])^2+[.U27]^2)" office:value-type="float" office:value="31.915670132397295">
            <text:p>31.9</text:p>
          </table:table-cell>
          <table:table-cell table:style-name="ACE-0" office:value-type="string">
            <text:p>InagakiOmura2006,Omura1988</text:p>
          </table:table-cell>
          <table:table-cell table:number-columns-repeated="2" table:style-name="ACE-0"/>
          <table:table-cell table:style-name="ACE-0" office:value-type="float" office:value="180">
            <text:p>18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27]+[.G27]*2" office:value-type="float" office:value="112000">
            <text:p>112000</text:p>
          </table:table-cell>
          <table:table-cell table:style-name="ACE-0" table:formula="of:=[.F27]-[.G27]*2" office:value-type="float" office:value="94000">
            <text:p>94000</text:p>
          </table:table-cell>
          <table:table-cell table:style-name="ACE-0" table:formula="of:=[.S27]-[.V27]*([.R$2]+[.R$3])" office:value-type="float" office:value="-88.799999999999955">
            <text:p>−88.8</text:p>
          </table:table-cell>
          <table:table-cell table:style-name="ACE-0" table:formula="of:=[.S27]-[.W27]*([.R$2]-[.R$3])" office:value-type="float" office:value="-26.800000000000011">
            <text:p>−26.8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248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347000">
            <text:p>347000</text:p>
          </table:table-cell>
          <table:table-cell table:style-name="ACE-0" office:value-type="float" office:value="35500">
            <text:p>35500</text:p>
          </table:table-cell>
          <table:table-cell table:style-name="ACE-0" office:value-type="string">
            <text:p>Goniastre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28]-[.F28]*[.R$2]" office:value-type="float" office:value="-628.10000000000002">
            <text:p>−628.1</text:p>
          </table:table-cell>
          <table:table-cell table:style-name="ACE-4" table:formula="of:=SQRT(([.Y28]-[.M28])^2+[.T28]^2)" office:value-type="float" office:value="190.90261915437407">
            <text:p>190.9</text:p>
          </table:table-cell>
          <table:table-cell table:style-name="ACE-4" table:formula="of:=SQRT(([.M28]-[.X28])^2+[.U28]^2)" office:value-type="float" office:value="205.10243782071427">
            <text:p>205.1</text:p>
          </table:table-cell>
          <table:table-cell table:style-name="ACE-0" office:value-type="string">
            <text:p>InagakiOmura2006,Omura1988</text:p>
          </table:table-cell>
          <table:table-cell table:style-name="ACE-0" office:value-type="string">
            <text:p>reported error is +71 -43</text:p>
          </table:table-cell>
          <table:table-cell table:style-name="ACE-0"/>
          <table:table-cell table:style-name="ACE-0" office:value-type="float" office:value="170">
            <text:p>17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28]+[.G28]*2" office:value-type="float" office:value="418000">
            <text:p>418000</text:p>
          </table:table-cell>
          <table:table-cell table:style-name="ACE-0" table:formula="of:=[.F28]-[.G28]*2" office:value-type="float" office:value="276000">
            <text:p>276000</text:p>
          </table:table-cell>
          <table:table-cell table:style-name="ACE-0" table:formula="of:=[.S28]-[.V28]*([.R$2]+[.R$3])" office:value-type="float" office:value="-833.19999999999993">
            <text:p>−833.2</text:p>
          </table:table-cell>
          <table:table-cell table:style-name="ACE-0" table:formula="of:=[.S28]-[.W28]*([.R$2]-[.R$3])" office:value-type="float" office:value="-437.20000000000005">
            <text:p>−437.2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266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121000">
            <text:p>121000</text:p>
          </table:table-cell>
          <table:table-cell table:style-name="ACE-0" office:value-type="float" office:value="4500">
            <text:p>4500</text:p>
          </table:table-cell>
          <table:table-cell table:style-name="ACE-0" office:value-type="string">
            <text:p>Porite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29]-[.F29]*[.R$2]" office:value-type="float" office:value="-78.300000000000011">
            <text:p>−78.3</text:p>
          </table:table-cell>
          <table:table-cell table:style-name="ACE-4" table:formula="of:=SQRT(([.Y29]-[.M29])^2+[.T29]^2)" office:value-type="float" office:value="31.915670132397352">
            <text:p>31.9</text:p>
          </table:table-cell>
          <table:table-cell table:style-name="ACE-4" table:formula="of:=SQRT(([.M29]-[.X29])^2+[.U29]^2)" office:value-type="float" office:value="33.714833530658268">
            <text:p>33.7</text:p>
          </table:table-cell>
          <table:table-cell table:style-name="ACE-0" office:value-type="string">
            <text:p>InagakiOmura2006,Omura1988</text:p>
          </table:table-cell>
          <table:table-cell table:number-columns-repeated="2" table:style-name="ACE-0"/>
          <table:table-cell table:style-name="ACE-0" office:value-type="float" office:value="200">
            <text:p>20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29]+[.G29]*2" office:value-type="float" office:value="130000">
            <text:p>130000</text:p>
          </table:table-cell>
          <table:table-cell table:style-name="ACE-0" table:formula="of:=[.F29]-[.G29]*2" office:value-type="float" office:value="112000">
            <text:p>112000</text:p>
          </table:table-cell>
          <table:table-cell table:style-name="ACE-0" table:formula="of:=[.S29]-[.V29]*([.R$2]+[.R$3])" office:value-type="float" office:value="-112">
            <text:p>−112</text:p>
          </table:table-cell>
          <table:table-cell table:style-name="ACE-0" table:formula="of:=[.S29]-[.W29]*([.R$2]-[.R$3])" office:value-type="float" office:value="-46.400000000000006">
            <text:p>−46.4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045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38000">
            <text:p>380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Favi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30]-[.F30]*[.R$2]" office:value-type="float" office:value="-62.399999999999991">
            <text:p>−62.4</text:p>
          </table:table-cell>
          <table:table-cell table:style-name="ACE-4" table:formula="of:=SQRT(([.Y30]-[.M30])^2+[.T30]^2)" office:value-type="float" office:value="12.639620247459948">
            <text:p>12.6</text:p>
          </table:table-cell>
          <table:table-cell table:style-name="ACE-4" table:formula="of:=SQRT(([.M30]-[.X30])^2+[.U30]^2)" office:value-type="float" office:value="13.437261625792665">
            <text:p>13.4</text:p>
          </table:table-cell>
          <table:table-cell table:style-name="ACE-0" office:value-type="string">
            <text:p>OmuraEtal2000,KonishiEtal1974</text:p>
          </table:table-cell>
          <table:table-cell table:style-name="ACE-0" office:value-type="string">
            <text:p>allochthonous</text:p>
          </table:table-cell>
          <table:table-cell table:style-name="ACE-0"/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30]+[.G30]*2" office:value-type="float" office:value="42000">
            <text:p>42000</text:p>
          </table:table-cell>
          <table:table-cell table:style-name="ACE-0" table:formula="of:=[.F30]-[.G30]*2" office:value-type="float" office:value="34000">
            <text:p>34000</text:p>
          </table:table-cell>
          <table:table-cell table:style-name="ACE-0" table:formula="of:=[.S30]-[.V30]*([.R$2]+[.R$3])" office:value-type="float" office:value="-75.799999999999997">
            <text:p>−75.8</text:p>
          </table:table-cell>
          <table:table-cell table:style-name="ACE-0" table:formula="of:=[.S30]-[.W30]*([.R$2]-[.R$3])" office:value-type="float" office:value="-49.800000000000011">
            <text:p>−49.8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051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39000">
            <text:p>390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Favite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31]-[.F31]*[.R$2]" office:value-type="float" office:value="-61.700000000000003">
            <text:p>−61.7</text:p>
          </table:table-cell>
          <table:table-cell table:style-name="ACE-4" table:formula="of:=SQRT(([.Y31]-[.M31])^2+[.T31]^2)" office:value-type="float" office:value="12.739309243440166">
            <text:p>12.7</text:p>
          </table:table-cell>
          <table:table-cell table:style-name="ACE-4" table:formula="of:=SQRT(([.M31]-[.X31])^2+[.U31]^2)" office:value-type="float" office:value="13.53698637068087">
            <text:p>13.5</text:p>
          </table:table-cell>
          <table:table-cell table:style-name="ACE-0" office:value-type="string">
            <text:p>OmuraEtal2000,KonishiEtal1974</text:p>
          </table:table-cell>
          <table:table-cell table:style-name="ACE-0" office:value-type="string">
            <text:p>allochthonous</text:p>
          </table:table-cell>
          <table:table-cell table:style-name="ACE-0"/>
          <table:table-cell table:style-name="ACE-0" office:value-type="float" office:value="28">
            <text:p>2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31]+[.G31]*2" office:value-type="float" office:value="43000">
            <text:p>43000</text:p>
          </table:table-cell>
          <table:table-cell table:style-name="ACE-0" table:formula="of:=[.F31]-[.G31]*2" office:value-type="float" office:value="35000">
            <text:p>35000</text:p>
          </table:table-cell>
          <table:table-cell table:style-name="ACE-0" table:formula="of:=[.S31]-[.V31]*([.R$2]+[.R$3])" office:value-type="float" office:value="-75.199999999999989">
            <text:p>−75.2</text:p>
          </table:table-cell>
          <table:table-cell table:style-name="ACE-0" table:formula="of:=[.S31]-[.W31]*([.R$2]-[.R$3])" office:value-type="float" office:value="-49">
            <text:p>−49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092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41000">
            <text:p>41000</text:p>
          </table:table-cell>
          <table:table-cell table:style-name="ACE-0" office:value-type="float" office:value="4000">
            <text:p>4000</text:p>
          </table:table-cell>
          <table:table-cell table:style-name="ACE-0" office:value-type="string">
            <text:p>Galax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32]-[.F32]*[.R$2]" office:value-type="float" office:value="-74.299999999999997">
            <text:p>−74.3</text:p>
          </table:table-cell>
          <table:table-cell table:style-name="ACE-4" table:formula="of:=SQRT(([.Y32]-[.M32])^2+[.T32]^2)" office:value-type="float" office:value="21.723029254687283">
            <text:p>21.7</text:p>
          </table:table-cell>
          <table:table-cell table:style-name="ACE-4" table:formula="of:=SQRT(([.M32]-[.X32])^2+[.U32]^2)" office:value-type="float" office:value="23.321449354617734">
            <text:p>23.3</text:p>
          </table:table-cell>
          <table:table-cell table:style-name="ACE-0" office:value-type="string">
            <text:p>OmuraEtal2000,OmuraEtal1985</text:p>
          </table:table-cell>
          <table:table-cell table:number-columns-repeated="2" table:style-name="ACE-0"/>
          <table:table-cell table:style-name="ACE-0" office:value-type="float" office:value="20">
            <text:p>2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32]+[.G32]*2" office:value-type="float" office:value="49000">
            <text:p>49000</text:p>
          </table:table-cell>
          <table:table-cell table:style-name="ACE-0" table:formula="of:=[.F32]-[.G32]*2" office:value-type="float" office:value="33000">
            <text:p>33000</text:p>
          </table:table-cell>
          <table:table-cell table:style-name="ACE-0" table:formula="of:=[.S32]-[.V32]*([.R$2]+[.R$3])" office:value-type="float" office:value="-97.599999999999994">
            <text:p>−97.6</text:p>
          </table:table-cell>
          <table:table-cell table:style-name="ACE-0" table:formula="of:=[.S32]-[.W32]*([.R$2]-[.R$3])" office:value-type="float" office:value="-52.600000000000009">
            <text:p>−52.6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037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42000">
            <text:p>42000</text:p>
          </table:table-cell>
          <table:table-cell table:style-name="ACE-0" office:value-type="float" office:value="3000">
            <text:p>3000</text:p>
          </table:table-cell>
          <table:table-cell table:style-name="ACE-0" office:value-type="string">
            <text:p>Favite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33]-[.F33]*[.R$2]" office:value-type="float" office:value="-68.599999999999994">
            <text:p>−68.6</text:p>
          </table:table-cell>
          <table:table-cell table:style-name="ACE-4" table:formula="of:=SQRT(([.Y33]-[.M33])^2+[.T33]^2)" office:value-type="float" office:value="17.428711943227466">
            <text:p>17.4</text:p>
          </table:table-cell>
          <table:table-cell table:style-name="ACE-4" table:formula="of:=SQRT(([.M33]-[.X33])^2+[.U33]^2)" office:value-type="float" office:value="18.626862323000076">
            <text:p>18.6</text:p>
          </table:table-cell>
          <table:table-cell table:style-name="ACE-0" office:value-type="string">
            <text:p>OmuraEtal2000,KonishiEtal1974</text:p>
          </table:table-cell>
          <table:table-cell table:style-name="ACE-0" office:value-type="string">
            <text:p>allochthonous</text:p>
          </table:table-cell>
          <table:table-cell table:style-name="ACE-0"/>
          <table:table-cell table:style-name="ACE-0" office:value-type="float" office:value="28">
            <text:p>2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33]+[.G33]*2" office:value-type="float" office:value="48000">
            <text:p>48000</text:p>
          </table:table-cell>
          <table:table-cell table:style-name="ACE-0" table:formula="of:=[.F33]-[.G33]*2" office:value-type="float" office:value="36000">
            <text:p>36000</text:p>
          </table:table-cell>
          <table:table-cell table:style-name="ACE-0" table:formula="of:=[.S33]-[.V33]*([.R$2]+[.R$3])" office:value-type="float" office:value="-87.199999999999989">
            <text:p>−87.2</text:p>
          </table:table-cell>
          <table:table-cell table:style-name="ACE-0" table:formula="of:=[.S33]-[.W33]*([.R$2]-[.R$3])" office:value-type="float" office:value="-51.200000000000003">
            <text:p>−51.2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055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43000">
            <text:p>43000</text:p>
          </table:table-cell>
          <table:table-cell table:style-name="ACE-0" office:value-type="float" office:value="3000">
            <text:p>3000</text:p>
          </table:table-cell>
          <table:table-cell table:style-name="ACE-0" office:value-type="string">
            <text:p>Favite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34]-[.F34]*[.R$2]" office:value-type="float" office:value="-71.899999999999991">
            <text:p>−71.9</text:p>
          </table:table-cell>
          <table:table-cell table:style-name="ACE-4" table:formula="of:=SQRT(([.Y34]-[.M34])^2+[.T34]^2)" office:value-type="float" office:value="17.52854814295809">
            <text:p>17.5</text:p>
          </table:table-cell>
          <table:table-cell table:style-name="ACE-4" table:formula="of:=SQRT(([.M34]-[.X34])^2+[.U34]^2)" office:value-type="float" office:value="18.726718879718362">
            <text:p>18.7</text:p>
          </table:table-cell>
          <table:table-cell table:style-name="ACE-0" office:value-type="string">
            <text:p>OmuraEtal2000,KonishiEtal1974</text:p>
          </table:table-cell>
          <table:table-cell table:style-name="ACE-0" office:value-type="string">
            <text:p>allochthonous</text:p>
          </table:table-cell>
          <table:table-cell table:style-name="ACE-0"/>
          <table:table-cell table:style-name="ACE-0" office:value-type="float" office:value="27">
            <text:p>27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34]+[.G34]*2" office:value-type="float" office:value="49000">
            <text:p>49000</text:p>
          </table:table-cell>
          <table:table-cell table:style-name="ACE-0" table:formula="of:=[.F34]-[.G34]*2" office:value-type="float" office:value="37000">
            <text:p>37000</text:p>
          </table:table-cell>
          <table:table-cell table:style-name="ACE-0" table:formula="of:=[.S34]-[.V34]*([.R$2]+[.R$3])" office:value-type="float" office:value="-90.599999999999994">
            <text:p>−90.6</text:p>
          </table:table-cell>
          <table:table-cell table:style-name="ACE-0" table:formula="of:=[.S34]-[.W34]*([.R$2]-[.R$3])" office:value-type="float" office:value="-54.400000000000006">
            <text:p>−54.4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0247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45000">
            <text:p>450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Porite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35]-[.F35]*[.R$2]" office:value-type="float" office:value="-78.5">
            <text:p>−78.5</text:p>
          </table:table-cell>
          <table:table-cell table:style-name="ACE-4" table:formula="of:=SQRT(([.Y35]-[.M35])^2+[.T35]^2)" office:value-type="float" office:value="13.337541002748592">
            <text:p>13.3</text:p>
          </table:table-cell>
          <table:table-cell table:style-name="ACE-4" table:formula="of:=SQRT(([.M35]-[.X35])^2+[.U35]^2)" office:value-type="float" office:value="14.135416513141728">
            <text:p>14.1</text:p>
          </table:table-cell>
          <table:table-cell table:style-name="ACE-0" office:value-type="string">
            <text:p>OmuraEtal2000,Omura1988</text:p>
          </table:table-cell>
          <table:table-cell table:number-columns-repeated="2" table:style-name="ACE-0"/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35]+[.G35]*2" office:value-type="float" office:value="49000">
            <text:p>49000</text:p>
          </table:table-cell>
          <table:table-cell table:style-name="ACE-0" table:formula="of:=[.F35]-[.G35]*2" office:value-type="float" office:value="41000">
            <text:p>41000</text:p>
          </table:table-cell>
          <table:table-cell table:style-name="ACE-0" table:formula="of:=[.S35]-[.V35]*([.R$2]+[.R$3])" office:value-type="float" office:value="-92.599999999999994">
            <text:p>−92.6</text:p>
          </table:table-cell>
          <table:table-cell table:style-name="ACE-0" table:formula="of:=[.S35]-[.W35]*([.R$2]-[.R$3])" office:value-type="float" office:value="-65.200000000000003">
            <text:p>−65.2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0090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46000">
            <text:p>46000</text:p>
          </table:table-cell>
          <table:table-cell table:style-name="ACE-0" office:value-type="float" office:value="5000">
            <text:p>5000</text:p>
          </table:table-cell>
          <table:table-cell table:style-name="ACE-0" office:value-type="string">
            <text:p>Monti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36]-[.F36]*[.R$2]" office:value-type="float" office:value="-80.799999999999997">
            <text:p>−80.8</text:p>
          </table:table-cell>
          <table:table-cell table:style-name="ACE-4" table:formula="of:=SQRT(([.Y36]-[.M36])^2+[.T36]^2)" office:value-type="float" office:value="26.618790355686709">
            <text:p>26.6</text:p>
          </table:table-cell>
          <table:table-cell table:style-name="ACE-4" table:formula="of:=SQRT(([.M36]-[.X36])^2+[.U36]^2)" office:value-type="float" office:value="28.617477177417282">
            <text:p>28.6</text:p>
          </table:table-cell>
          <table:table-cell table:style-name="ACE-0" office:value-type="string">
            <text:p>OmuraEtal2000,OmuraEtal1985</text:p>
          </table:table-cell>
          <table:table-cell table:number-columns-repeated="2" table:style-name="ACE-0"/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36]+[.G36]*2" office:value-type="float" office:value="56000">
            <text:p>56000</text:p>
          </table:table-cell>
          <table:table-cell table:style-name="ACE-0" table:formula="of:=[.F36]-[.G36]*2" office:value-type="float" office:value="36000">
            <text:p>36000</text:p>
          </table:table-cell>
          <table:table-cell table:style-name="ACE-0" table:formula="of:=[.S36]-[.V36]*([.R$2]+[.R$3])" office:value-type="float" office:value="-109.39999999999998">
            <text:p>−109.4</text:p>
          </table:table-cell>
          <table:table-cell table:style-name="ACE-0" table:formula="of:=[.S36]-[.W36]*([.R$2]-[.R$3])" office:value-type="float" office:value="-54.200000000000003">
            <text:p>−54.2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DT-04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47300">
            <text:p>47300</text:p>
          </table:table-cell>
          <table:table-cell table:style-name="ACE-0" office:value-type="float" office:value="700">
            <text:p>700</text:p>
          </table:table-cell>
          <table:table-cell table:style-name="ACE-0" office:value-type="string">
            <text:p>Acro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37]-[.F37]*[.R$2]" office:value-type="float" office:value="-90.789999999999992">
            <text:p>−90.8</text:p>
          </table:table-cell>
          <table:table-cell table:style-name="ACE-4" table:formula="of:=SQRT(([.Y37]-[.M37])^2+[.T37]^2)" office:value-type="float" office:value="7.8737602198695269">
            <text:p>7.9</text:p>
          </table:table-cell>
          <table:table-cell table:style-name="ACE-4" table:formula="of:=SQRT(([.M37]-[.X37])^2+[.U37]^2)" office:value-type="float" office:value="8.1515704008491543">
            <text:p>8.2</text:p>
          </table:table-cell>
          <table:table-cell table:style-name="ACE-0" office:value-type="string">
            <text:p>OmuraEtal2000</text:p>
          </table:table-cell>
          <table:table-cell table:number-columns-repeated="2" table:style-name="ACE-0"/>
          <table:table-cell table:style-name="ACE-0" office:value-type="float" office:value="18">
            <text:p>1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37]+[.G37]*2" office:value-type="float" office:value="48700">
            <text:p>48700</text:p>
          </table:table-cell>
          <table:table-cell table:style-name="ACE-0" table:formula="of:=[.F37]-[.G37]*2" office:value-type="float" office:value="45900">
            <text:p>45900</text:p>
          </table:table-cell>
          <table:table-cell table:style-name="ACE-0" table:formula="of:=[.S37]-[.V37]*([.R$2]+[.R$3])" office:value-type="float" office:value="-98.879999999999995">
            <text:p>−98.88</text:p>
          </table:table-cell>
          <table:table-cell table:style-name="ACE-0" table:formula="of:=[.S37]-[.W37]*([.R$2]-[.R$3])" office:value-type="float" office:value="-82.980000000000004">
            <text:p>−82.98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0446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49100">
            <text:p>49100</text:p>
          </table:table-cell>
          <table:table-cell table:style-name="ACE-0" office:value-type="float" office:value="600">
            <text:p>600</text:p>
          </table:table-cell>
          <table:table-cell table:style-name="ACE-0" office:value-type="string">
            <text:p>Plesiastr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38]-[.F38]*[.R$2]" office:value-type="float" office:value="-94.929999999999993">
            <text:p>−94.9</text:p>
          </table:table-cell>
          <table:table-cell table:style-name="ACE-4" table:formula="of:=SQRT(([.Y38]-[.M38])^2+[.T38]^2)" office:value-type="float" office:value="7.615937237136329">
            <text:p>7.6</text:p>
          </table:table-cell>
          <table:table-cell table:style-name="ACE-4" table:formula="of:=SQRT(([.M38]-[.X38])^2+[.U38]^2)" office:value-type="float" office:value="7.8539225868351838">
            <text:p>7.9</text:p>
          </table:table-cell>
          <table:table-cell table:style-name="ACE-0" office:value-type="string">
            <text:p>OmuraEtal2000</text:p>
          </table:table-cell>
          <table:table-cell table:number-columns-repeated="2" table:style-name="ACE-0"/>
          <table:table-cell table:style-name="ACE-0" office:value-type="float" office:value="18">
            <text:p>1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38]+[.G38]*2" office:value-type="float" office:value="50300">
            <text:p>50300</text:p>
          </table:table-cell>
          <table:table-cell table:style-name="ACE-0" table:formula="of:=[.F38]-[.G38]*2" office:value-type="float" office:value="47900">
            <text:p>47900</text:p>
          </table:table-cell>
          <table:table-cell table:style-name="ACE-0" table:formula="of:=[.S38]-[.V38]*([.R$2]+[.R$3])" office:value-type="float" office:value="-102.71999999999998">
            <text:p>−102.72</text:p>
          </table:table-cell>
          <table:table-cell table:style-name="ACE-0" table:formula="of:=[.S38]-[.W38]*([.R$2]-[.R$3])" office:value-type="float" office:value="-87.38000000000001">
            <text:p>−87.38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078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0000">
            <text:p>500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Favi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39]-[.F39]*[.R$2]" office:value-type="float" office:value="-65">
            <text:p>−65.0</text:p>
          </table:table-cell>
          <table:table-cell table:style-name="ACE-4" table:formula="of:=SQRT(([.Y39]-[.M39])^2+[.T39]^2)" office:value-type="float" office:value="13.836184445142379">
            <text:p>13.8</text:p>
          </table:table-cell>
          <table:table-cell table:style-name="ACE-4" table:formula="of:=SQRT(([.M39]-[.X39])^2+[.U39]^2)" office:value-type="float" office:value="14.634206503941368">
            <text:p>14.6</text:p>
          </table:table-cell>
          <table:table-cell table:style-name="ACE-0" office:value-type="string">
            <text:p>OmuraEtal2000,KonishiEtal1974</text:p>
          </table:table-cell>
          <table:table-cell table:style-name="ACE-0" office:value-type="string">
            <text:p>allochthonous</text:p>
          </table:table-cell>
          <table:table-cell table:style-name="ACE-0"/>
          <table:table-cell table:style-name="ACE-0" office:value-type="float" office:value="50">
            <text:p>5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39]+[.G39]*2" office:value-type="float" office:value="54000">
            <text:p>54000</text:p>
          </table:table-cell>
          <table:table-cell table:style-name="ACE-0" table:formula="of:=[.F39]-[.G39]*2" office:value-type="float" office:value="46000">
            <text:p>46000</text:p>
          </table:table-cell>
          <table:table-cell table:style-name="ACE-0" table:formula="of:=[.S39]-[.V39]*([.R$2]+[.R$3])" office:value-type="float" office:value="-79.599999999999994">
            <text:p>−79.6</text:p>
          </table:table-cell>
          <table:table-cell table:style-name="ACE-0" table:formula="of:=[.S39]-[.W39]*([.R$2]-[.R$3])" office:value-type="float" office:value="-51.200000000000003">
            <text:p>−51.2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121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0000">
            <text:p>50000</text:p>
          </table:table-cell>
          <table:table-cell table:style-name="ACE-0" office:value-type="float" office:value="3000">
            <text:p>3000</text:p>
          </table:table-cell>
          <table:table-cell table:style-name="ACE-0" office:value-type="string">
            <text:p>Favi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40]-[.F40]*[.R$2]" office:value-type="float" office:value="-105">
            <text:p>−105.0</text:p>
          </table:table-cell>
          <table:table-cell table:style-name="ACE-4" table:formula="of:=SQRT(([.Y40]-[.M40])^2+[.T40]^2)" office:value-type="float" office:value="18.227451824103106">
            <text:p>18.2</text:p>
          </table:table-cell>
          <table:table-cell table:style-name="ACE-4" table:formula="of:=SQRT(([.M40]-[.X40])^2+[.U40]^2)" office:value-type="float" office:value="19.425756098540905">
            <text:p>19.4</text:p>
          </table:table-cell>
          <table:table-cell table:style-name="ACE-0" office:value-type="string">
            <text:p>OmuraEtal2000,KonishiEtal1974</text:p>
          </table:table-cell>
          <table:table-cell table:style-name="ACE-0" office:value-type="string">
            <text:p>allochthonous</text:p>
          </table:table-cell>
          <table:table-cell table:style-name="ACE-0"/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40]+[.G40]*2" office:value-type="float" office:value="56000">
            <text:p>56000</text:p>
          </table:table-cell>
          <table:table-cell table:style-name="ACE-0" table:formula="of:=[.F40]-[.G40]*2" office:value-type="float" office:value="44000">
            <text:p>44000</text:p>
          </table:table-cell>
          <table:table-cell table:style-name="ACE-0" table:formula="of:=[.S40]-[.V40]*([.R$2]+[.R$3])" office:value-type="float" office:value="-124.39999999999998">
            <text:p>−124.4</text:p>
          </table:table-cell>
          <table:table-cell table:style-name="ACE-0" table:formula="of:=[.S40]-[.W40]*([.R$2]-[.R$3])" office:value-type="float" office:value="-86.800000000000011">
            <text:p>−86.8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DT-07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0800">
            <text:p>50800</text:p>
          </table:table-cell>
          <table:table-cell table:style-name="ACE-0" office:value-type="float" office:value="800">
            <text:p>800</text:p>
          </table:table-cell>
          <table:table-cell table:style-name="ACE-0" office:value-type="string">
            <text:p>Goniastr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41]-[.F41]*[.R$2]" office:value-type="float" office:value="-84.840000000000003">
            <text:p>−84.8</text:p>
          </table:table-cell>
          <table:table-cell table:style-name="ACE-4" table:formula="of:=SQRT(([.Y41]-[.M41])^2+[.T41]^2)" office:value-type="float" office:value="8.657944328765339">
            <text:p>8.7</text:p>
          </table:table-cell>
          <table:table-cell table:style-name="ACE-4" table:formula="of:=SQRT(([.M41]-[.X41])^2+[.U41]^2)" office:value-type="float" office:value="8.9758787870603385">
            <text:p>9.0</text:p>
          </table:table-cell>
          <table:table-cell table:style-name="ACE-0" office:value-type="string">
            <text:p>OmuraEtal2000</text:p>
          </table:table-cell>
          <table:table-cell table:number-columns-repeated="2" table:style-name="ACE-0"/>
          <table:table-cell table:style-name="ACE-0" office:value-type="float" office:value="32">
            <text:p>3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41]+[.G41]*2" office:value-type="float" office:value="52400">
            <text:p>52400</text:p>
          </table:table-cell>
          <table:table-cell table:style-name="ACE-0" table:formula="of:=[.F41]-[.G41]*2" office:value-type="float" office:value="49200">
            <text:p>49200</text:p>
          </table:table-cell>
          <table:table-cell table:style-name="ACE-0" table:formula="of:=[.S41]-[.V41]*([.R$2]+[.R$3])" office:value-type="float" office:value="-93.759999999999991">
            <text:p>−93.76</text:p>
          </table:table-cell>
          <table:table-cell table:style-name="ACE-0" table:formula="of:=[.S41]-[.W41]*([.R$2]-[.R$3])" office:value-type="float" office:value="-76.240000000000009">
            <text:p>−76.24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DT-05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1000">
            <text:p>51000</text:p>
          </table:table-cell>
          <table:table-cell table:style-name="ACE-0" office:value-type="float" office:value="700">
            <text:p>700</text:p>
          </table:table-cell>
          <table:table-cell table:style-name="ACE-0" office:value-type="string">
            <text:p>Favite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42]-[.F42]*[.R$2]" office:value-type="float" office:value="-85.299999999999997">
            <text:p>−85.3</text:p>
          </table:table-cell>
          <table:table-cell table:style-name="ACE-4" table:formula="of:=SQRT(([.Y42]-[.M42])^2+[.T42]^2)" office:value-type="float" office:value="8.2408980093191229">
            <text:p>8.2</text:p>
          </table:table-cell>
          <table:table-cell table:style-name="ACE-4" table:formula="of:=SQRT(([.M42]-[.X42])^2+[.U42]^2)" office:value-type="float" office:value="8.5188966421714429">
            <text:p>8.5</text:p>
          </table:table-cell>
          <table:table-cell table:style-name="ACE-0" office:value-type="string">
            <text:p>OmuraEtal2000</text:p>
          </table:table-cell>
          <table:table-cell table:number-columns-repeated="2" table:style-name="ACE-0"/>
          <table:table-cell table:style-name="ACE-0" office:value-type="float" office:value="32">
            <text:p>3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42]+[.G42]*2" office:value-type="float" office:value="52400">
            <text:p>52400</text:p>
          </table:table-cell>
          <table:table-cell table:style-name="ACE-0" table:formula="of:=[.F42]-[.G42]*2" office:value-type="float" office:value="49600">
            <text:p>49600</text:p>
          </table:table-cell>
          <table:table-cell table:style-name="ACE-0" table:formula="of:=[.S42]-[.V42]*([.R$2]+[.R$3])" office:value-type="float" office:value="-93.759999999999991">
            <text:p>−93.76</text:p>
          </table:table-cell>
          <table:table-cell table:style-name="ACE-0" table:formula="of:=[.S42]-[.W42]*([.R$2]-[.R$3])" office:value-type="float" office:value="-77.120000000000005">
            <text:p>−77.12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122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1000">
            <text:p>510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Montastr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43]-[.F43]*[.R$2]" office:value-type="float" office:value="-107.3">
            <text:p>−107.3</text:p>
          </table:table-cell>
          <table:table-cell table:style-name="ACE-4" table:formula="of:=SQRT(([.Y43]-[.M43])^2+[.T43]^2)" office:value-type="float" office:value="13.935924798878608">
            <text:p>13.9</text:p>
          </table:table-cell>
          <table:table-cell table:style-name="ACE-4" table:formula="of:=SQRT(([.M43]-[.X43])^2+[.U43]^2)" office:value-type="float" office:value="14.733974345029928">
            <text:p>14.7</text:p>
          </table:table-cell>
          <table:table-cell table:style-name="ACE-0" office:value-type="string">
            <text:p>OmuraEtal2000,KonishiEtal1974</text:p>
          </table:table-cell>
          <table:table-cell table:number-columns-repeated="2" table:style-name="ACE-0"/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43]+[.G43]*2" office:value-type="float" office:value="55000">
            <text:p>55000</text:p>
          </table:table-cell>
          <table:table-cell table:style-name="ACE-0" table:formula="of:=[.F43]-[.G43]*2" office:value-type="float" office:value="47000">
            <text:p>47000</text:p>
          </table:table-cell>
          <table:table-cell table:style-name="ACE-0" table:formula="of:=[.S43]-[.V43]*([.R$2]+[.R$3])" office:value-type="float" office:value="-122">
            <text:p>−122</text:p>
          </table:table-cell>
          <table:table-cell table:style-name="ACE-0" table:formula="of:=[.S43]-[.W43]*([.R$2]-[.R$3])" office:value-type="float" office:value="-93.400000000000006">
            <text:p>−93.4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088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1000">
            <text:p>51000</text:p>
          </table:table-cell>
          <table:table-cell table:style-name="ACE-0" office:value-type="float" office:value="3000">
            <text:p>3000</text:p>
          </table:table-cell>
          <table:table-cell table:style-name="ACE-0" office:value-type="string">
            <text:p>Monti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44]-[.F44]*[.R$2]" office:value-type="float" office:value="-92.299999999999997">
            <text:p>−92.3</text:p>
          </table:table-cell>
          <table:table-cell table:style-name="ACE-4" table:formula="of:=SQRT(([.Y44]-[.M44])^2+[.T44]^2)" office:value-type="float" office:value="18.327302038216096">
            <text:p>18.3</text:p>
          </table:table-cell>
          <table:table-cell table:style-name="ACE-4" table:formula="of:=SQRT(([.M44]-[.X44])^2+[.U44]^2)" office:value-type="float" office:value="19.525624189766621">
            <text:p>19.5</text:p>
          </table:table-cell>
          <table:table-cell table:style-name="ACE-0" office:value-type="string">
            <text:p>OmuraEtal2000,OmuraEtal1985</text:p>
          </table:table-cell>
          <table:table-cell table:number-columns-repeated="2" table:style-name="ACE-0"/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44]+[.G44]*2" office:value-type="float" office:value="57000">
            <text:p>57000</text:p>
          </table:table-cell>
          <table:table-cell table:style-name="ACE-0" table:formula="of:=[.F44]-[.G44]*2" office:value-type="float" office:value="45000">
            <text:p>45000</text:p>
          </table:table-cell>
          <table:table-cell table:style-name="ACE-0" table:formula="of:=[.S44]-[.V44]*([.R$2]+[.R$3])" office:value-type="float" office:value="-111.79999999999998">
            <text:p>−111.8</text:p>
          </table:table-cell>
          <table:table-cell table:style-name="ACE-0" table:formula="of:=[.S44]-[.W44]*([.R$2]-[.R$3])" office:value-type="float" office:value="-74">
            <text:p>−74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091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1000">
            <text:p>51000</text:p>
          </table:table-cell>
          <table:table-cell table:style-name="ACE-0" office:value-type="float" office:value="4000">
            <text:p>4000</text:p>
          </table:table-cell>
          <table:table-cell table:style-name="ACE-0" office:value-type="string">
            <text:p>Goniastr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45]-[.F45]*[.R$2]" office:value-type="float" office:value="-92.299999999999997">
            <text:p>−92.3</text:p>
          </table:table-cell>
          <table:table-cell table:style-name="ACE-4" table:formula="of:=SQRT(([.Y45]-[.M45])^2+[.T45]^2)" office:value-type="float" office:value="22.722015755649839">
            <text:p>22.7</text:p>
          </table:table-cell>
          <table:table-cell table:style-name="ACE-4" table:formula="of:=SQRT(([.M45]-[.X45])^2+[.U45]^2)" office:value-type="float" office:value="24.320567427590991">
            <text:p>24.3</text:p>
          </table:table-cell>
          <table:table-cell table:style-name="ACE-0" office:value-type="string">
            <text:p>OmuraEtal2000,OmuraEtal1985</text:p>
          </table:table-cell>
          <table:table-cell table:number-columns-repeated="2" table:style-name="ACE-0"/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45]+[.G45]*2" office:value-type="float" office:value="59000">
            <text:p>59000</text:p>
          </table:table-cell>
          <table:table-cell table:style-name="ACE-0" table:formula="of:=[.F45]-[.G45]*2" office:value-type="float" office:value="43000">
            <text:p>43000</text:p>
          </table:table-cell>
          <table:table-cell table:style-name="ACE-0" table:formula="of:=[.S45]-[.V45]*([.R$2]+[.R$3])" office:value-type="float" office:value="-116.59999999999999">
            <text:p>−116.6</text:p>
          </table:table-cell>
          <table:table-cell table:style-name="ACE-0" table:formula="of:=[.S45]-[.W45]*([.R$2]-[.R$3])" office:value-type="float" office:value="-69.600000000000009">
            <text:p>−69.6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56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2300">
            <text:p>52300</text:p>
          </table:table-cell>
          <table:table-cell table:style-name="ACE-0" office:value-type="float" office:value="800">
            <text:p>800</text:p>
          </table:table-cell>
          <table:table-cell table:style-name="ACE-0" office:value-type="string">
            <text:p>Symphylli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46]-[.F46]*[.R$2]" office:value-type="float" office:value="-100.28999999999999">
            <text:p>−100.3</text:p>
          </table:table-cell>
          <table:table-cell table:style-name="ACE-4" table:formula="of:=SQRT(([.Y46]-[.M46])^2+[.T46]^2)" office:value-type="float" office:value="8.8069574769042536">
            <text:p>8.8</text:p>
          </table:table-cell>
          <table:table-cell table:style-name="ACE-4" table:formula="of:=SQRT(([.M46]-[.X46])^2+[.U46]^2)" office:value-type="float" office:value="9.1249602738861206">
            <text:p>9.1</text:p>
          </table:table-cell>
          <table:table-cell table:style-name="ACE-0" office:value-type="string">
            <text:p>OmuraEtal2000</text:p>
          </table:table-cell>
          <table:table-cell table:number-columns-repeated="2" table:style-name="ACE-0"/>
          <table:table-cell table:style-name="ACE-0" office:value-type="float" office:value="20">
            <text:p>2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46]+[.G46]*2" office:value-type="float" office:value="53900">
            <text:p>53900</text:p>
          </table:table-cell>
          <table:table-cell table:style-name="ACE-0" table:formula="of:=[.F46]-[.G46]*2" office:value-type="float" office:value="50700">
            <text:p>50700</text:p>
          </table:table-cell>
          <table:table-cell table:style-name="ACE-0" table:formula="of:=[.S46]-[.V46]*([.R$2]+[.R$3])" office:value-type="float" office:value="-109.35999999999999">
            <text:p>−109.36</text:p>
          </table:table-cell>
          <table:table-cell table:style-name="ACE-0" table:formula="of:=[.S46]-[.W46]*([.R$2]-[.R$3])" office:value-type="float" office:value="-91.540000000000006">
            <text:p>−91.54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58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2400">
            <text:p>52400</text:p>
          </table:table-cell>
          <table:table-cell table:style-name="ACE-0" office:value-type="float" office:value="700">
            <text:p>700</text:p>
          </table:table-cell>
          <table:table-cell table:style-name="ACE-0" office:value-type="string">
            <text:p>Acro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47]-[.F47]*[.R$2]" office:value-type="float" office:value="-98.519999999999996">
            <text:p>−98.5</text:p>
          </table:table-cell>
          <table:table-cell table:style-name="ACE-4" table:formula="of:=SQRT(([.Y47]-[.M47])^2+[.T47]^2)" office:value-type="float" office:value="8.3798806674080915">
            <text:p>8.4</text:p>
          </table:table-cell>
          <table:table-cell table:style-name="ACE-4" table:formula="of:=SQRT(([.M47]-[.X47])^2+[.U47]^2)" office:value-type="float" office:value="8.6579443287653248">
            <text:p>8.7</text:p>
          </table:table-cell>
          <table:table-cell table:style-name="ACE-0" office:value-type="string">
            <text:p>OmuraEtal2000</text:p>
          </table:table-cell>
          <table:table-cell table:number-columns-repeated="2" table:style-name="ACE-0"/>
          <table:table-cell table:style-name="ACE-0" office:value-type="float" office:value="22">
            <text:p>2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47]+[.G47]*2" office:value-type="float" office:value="53800">
            <text:p>53800</text:p>
          </table:table-cell>
          <table:table-cell table:style-name="ACE-0" table:formula="of:=[.F47]-[.G47]*2" office:value-type="float" office:value="51000">
            <text:p>51000</text:p>
          </table:table-cell>
          <table:table-cell table:style-name="ACE-0" table:formula="of:=[.S47]-[.V47]*([.R$2]+[.R$3])" office:value-type="float" office:value="-107.11999999999998">
            <text:p>−107.12</text:p>
          </table:table-cell>
          <table:table-cell table:style-name="ACE-0" table:formula="of:=[.S47]-[.W47]*([.R$2]-[.R$3])" office:value-type="float" office:value="-90.200000000000003">
            <text:p>−90.2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050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4000">
            <text:p>540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Montastr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48]-[.F48]*[.R$2]" office:value-type="float" office:value="-84.200000000000003">
            <text:p>−84.2</text:p>
          </table:table-cell>
          <table:table-cell table:style-name="ACE-4" table:formula="of:=SQRT(([.Y48]-[.M48])^2+[.T48]^2)" office:value-type="float" office:value="14.235167719419398">
            <text:p>14.2</text:p>
          </table:table-cell>
          <table:table-cell table:style-name="ACE-4" table:formula="of:=SQRT(([.M48]-[.X48])^2+[.U48]^2)" office:value-type="float" office:value="15.033296378372894">
            <text:p>15.0</text:p>
          </table:table-cell>
          <table:table-cell table:style-name="ACE-0" office:value-type="string">
            <text:p>OmuraEtal2000,KonishiEtal1974</text:p>
          </table:table-cell>
          <table:table-cell table:style-name="ACE-0" office:value-type="string">
            <text:p>allochthonous</text:p>
          </table:table-cell>
          <table:table-cell table:style-name="ACE-0"/>
          <table:table-cell table:style-name="ACE-0" office:value-type="float" office:value="40">
            <text:p>4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48]+[.G48]*2" office:value-type="float" office:value="58000">
            <text:p>58000</text:p>
          </table:table-cell>
          <table:table-cell table:style-name="ACE-0" table:formula="of:=[.F48]-[.G48]*2" office:value-type="float" office:value="50000">
            <text:p>50000</text:p>
          </table:table-cell>
          <table:table-cell table:style-name="ACE-0" table:formula="of:=[.S48]-[.V48]*([.R$2]+[.R$3])" office:value-type="float" office:value="-99.199999999999989">
            <text:p>−99.2</text:p>
          </table:table-cell>
          <table:table-cell table:style-name="ACE-0" table:formula="of:=[.S48]-[.W48]*([.R$2]-[.R$3])" office:value-type="float" office:value="-70">
            <text:p>−70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052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4000">
            <text:p>54000</text:p>
          </table:table-cell>
          <table:table-cell table:style-name="ACE-0" office:value-type="float" office:value="4000">
            <text:p>4000</text:p>
          </table:table-cell>
          <table:table-cell table:style-name="ACE-0" office:value-type="string">
            <text:p>Monti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49]-[.F49]*[.R$2]" office:value-type="float" office:value="-84.200000000000003">
            <text:p>−84.2</text:p>
          </table:table-cell>
          <table:table-cell table:style-name="ACE-4" table:formula="of:=SQRT(([.Y49]-[.M49])^2+[.T49]^2)" office:value-type="float" office:value="23.021728866442675">
            <text:p>23.0</text:p>
          </table:table-cell>
          <table:table-cell table:style-name="ACE-4" table:formula="of:=SQRT(([.M49]-[.X49])^2+[.U49]^2)" office:value-type="float" office:value="24.620316813558656">
            <text:p>24.6</text:p>
          </table:table-cell>
          <table:table-cell table:style-name="ACE-0" office:value-type="string">
            <text:p>OmuraEtal2000,OmuraKonishi1970</text:p>
          </table:table-cell>
          <table:table-cell table:number-columns-repeated="2" table:style-name="ACE-0"/>
          <table:table-cell table:style-name="ACE-0" office:value-type="float" office:value="40">
            <text:p>4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49]+[.G49]*2" office:value-type="float" office:value="62000">
            <text:p>62000</text:p>
          </table:table-cell>
          <table:table-cell table:style-name="ACE-0" table:formula="of:=[.F49]-[.G49]*2" office:value-type="float" office:value="46000">
            <text:p>46000</text:p>
          </table:table-cell>
          <table:table-cell table:style-name="ACE-0" table:formula="of:=[.S49]-[.V49]*([.R$2]+[.R$3])" office:value-type="float" office:value="-108.79999999999998">
            <text:p>−108.8</text:p>
          </table:table-cell>
          <table:table-cell table:style-name="ACE-0" table:formula="of:=[.S49]-[.W49]*([.R$2]-[.R$3])" office:value-type="float" office:value="-61.200000000000003">
            <text:p>−61.2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038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5000">
            <text:p>550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Monti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50]-[.F50]*[.R$2]" office:value-type="float" office:value="-100.5">
            <text:p>−100.5</text:p>
          </table:table-cell>
          <table:table-cell table:style-name="ACE-4" table:formula="of:=SQRT(([.Y50]-[.M50])^2+[.T50]^2)" office:value-type="float" office:value="14.334922392534949">
            <text:p>14.3</text:p>
          </table:table-cell>
          <table:table-cell table:style-name="ACE-4" table:formula="of:=SQRT(([.M50]-[.X50])^2+[.U50]^2)" office:value-type="float" office:value="15.133076356114767">
            <text:p>15.1</text:p>
          </table:table-cell>
          <table:table-cell table:style-name="ACE-0" office:value-type="string">
            <text:p>OmuraEtal2000,KonishiEtal1974</text:p>
          </table:table-cell>
          <table:table-cell table:style-name="ACE-0" office:value-type="string">
            <text:p>allochthonous</text:p>
          </table:table-cell>
          <table:table-cell table:style-name="ACE-0"/>
          <table:table-cell table:style-name="ACE-0" office:value-type="float" office:value="26">
            <text:p>26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50]+[.G50]*2" office:value-type="float" office:value="59000">
            <text:p>59000</text:p>
          </table:table-cell>
          <table:table-cell table:style-name="ACE-0" table:formula="of:=[.F50]-[.G50]*2" office:value-type="float" office:value="51000">
            <text:p>51000</text:p>
          </table:table-cell>
          <table:table-cell table:style-name="ACE-0" table:formula="of:=[.S50]-[.V50]*([.R$2]+[.R$3])" office:value-type="float" office:value="-115.59999999999999">
            <text:p>−115.6</text:p>
          </table:table-cell>
          <table:table-cell table:style-name="ACE-0" table:formula="of:=[.S50]-[.W50]*([.R$2]-[.R$3])" office:value-type="float" office:value="-86.200000000000003">
            <text:p>−86.2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152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5000">
            <text:p>550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Montastr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51]-[.F51]*[.R$2]" office:value-type="float" office:value="-101.5">
            <text:p>−101.5</text:p>
          </table:table-cell>
          <table:table-cell table:style-name="ACE-4" table:formula="of:=SQRT(([.Y51]-[.M51])^2+[.T51]^2)" office:value-type="float" office:value="14.334922392534949">
            <text:p>14.3</text:p>
          </table:table-cell>
          <table:table-cell table:style-name="ACE-4" table:formula="of:=SQRT(([.M51]-[.X51])^2+[.U51]^2)" office:value-type="float" office:value="15.133076356114767">
            <text:p>15.1</text:p>
          </table:table-cell>
          <table:table-cell table:style-name="ACE-0" office:value-type="string">
            <text:p>OmuraEtal2000,OmuraEtal1985</text:p>
          </table:table-cell>
          <table:table-cell table:style-name="ACE-0" office:value-type="string">
            <text:p>allochthonous</text:p>
          </table:table-cell>
          <table:table-cell table:style-name="ACE-0"/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51]+[.G51]*2" office:value-type="float" office:value="59000">
            <text:p>59000</text:p>
          </table:table-cell>
          <table:table-cell table:style-name="ACE-0" table:formula="of:=[.F51]-[.G51]*2" office:value-type="float" office:value="51000">
            <text:p>51000</text:p>
          </table:table-cell>
          <table:table-cell table:style-name="ACE-0" table:formula="of:=[.S51]-[.V51]*([.R$2]+[.R$3])" office:value-type="float" office:value="-116.59999999999999">
            <text:p>−116.6</text:p>
          </table:table-cell>
          <table:table-cell table:style-name="ACE-0" table:formula="of:=[.S51]-[.W51]*([.R$2]-[.R$3])" office:value-type="float" office:value="-87.200000000000003">
            <text:p>−87.2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350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8200">
            <text:p>58200</text:p>
          </table:table-cell>
          <table:table-cell table:style-name="ACE-0" office:value-type="float" office:value="1700">
            <text:p>1700</text:p>
          </table:table-cell>
          <table:table-cell table:style-name="ACE-0" office:value-type="string">
            <text:p>Monti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52]-[.F52]*[.R$2]" office:value-type="float" office:value="-118.85999999999999">
            <text:p>−118.9</text:p>
          </table:table-cell>
          <table:table-cell table:style-name="ACE-4" table:formula="of:=SQRT(([.Y52]-[.M52])^2+[.T52]^2)" office:value-type="float" office:value="13.337541002748578">
            <text:p>13.3</text:p>
          </table:table-cell>
          <table:table-cell table:style-name="ACE-4" table:formula="of:=SQRT(([.M52]-[.X52])^2+[.U52]^2)" office:value-type="float" office:value="14.015719746056559">
            <text:p>14.0</text:p>
          </table:table-cell>
          <table:table-cell table:style-name="ACE-0" office:value-type="string">
            <text:p>OmuraEtal2000</text:p>
          </table:table-cell>
          <table:table-cell table:number-columns-repeated="2" table:style-name="ACE-0"/>
          <table:table-cell table:style-name="ACE-0" office:value-type="float" office:value="15">
            <text:p>1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52]+[.G52]*2" office:value-type="float" office:value="61600">
            <text:p>61600</text:p>
          </table:table-cell>
          <table:table-cell table:style-name="ACE-0" table:formula="of:=[.F52]-[.G52]*2" office:value-type="float" office:value="54800">
            <text:p>54800</text:p>
          </table:table-cell>
          <table:table-cell table:style-name="ACE-0" table:formula="of:=[.S52]-[.V52]*([.R$2]+[.R$3])" office:value-type="float" office:value="-132.83999999999997">
            <text:p>−132.84</text:p>
          </table:table-cell>
          <table:table-cell table:style-name="ACE-0" table:formula="of:=[.S52]-[.W52]*([.R$2]-[.R$3])" office:value-type="float" office:value="-105.56">
            <text:p>−105.56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0354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0400">
            <text:p>60400</text:p>
          </table:table-cell>
          <table:table-cell table:style-name="ACE-0" office:value-type="float" office:value="1600">
            <text:p>1600</text:p>
          </table:table-cell>
          <table:table-cell table:style-name="ACE-0" office:value-type="string">
            <text:p>Monti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53]-[.F53]*[.R$2]" office:value-type="float" office:value="-98.919999999999987">
            <text:p>−98.9</text:p>
          </table:table-cell>
          <table:table-cell table:style-name="ACE-4" table:formula="of:=SQRT(([.Y53]-[.M53])^2+[.T53]^2)" office:value-type="float" office:value="13.118170604165794">
            <text:p>13.1</text:p>
          </table:table-cell>
          <table:table-cell table:style-name="ACE-4" table:formula="of:=SQRT(([.M53]-[.X53])^2+[.U53]^2)" office:value-type="float" office:value="13.756394876565588">
            <text:p>13.8</text:p>
          </table:table-cell>
          <table:table-cell table:style-name="ACE-0" office:value-type="string">
            <text:p>OmuraEtal2000</text:p>
          </table:table-cell>
          <table:table-cell table:style-name="ACE-0" office:value-type="string">
            <text:p>allochthonous</text:p>
          </table:table-cell>
          <table:table-cell table:style-name="ACE-0"/>
          <table:table-cell table:style-name="ACE-0" office:value-type="float" office:value="40">
            <text:p>4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53]+[.G53]*2" office:value-type="float" office:value="63600">
            <text:p>63600</text:p>
          </table:table-cell>
          <table:table-cell table:style-name="ACE-0" table:formula="of:=[.F53]-[.G53]*2" office:value-type="float" office:value="57200">
            <text:p>57200</text:p>
          </table:table-cell>
          <table:table-cell table:style-name="ACE-0" table:formula="of:=[.S53]-[.V53]*([.R$2]+[.R$3])" office:value-type="float" office:value="-112.63999999999999">
            <text:p>−112.64</text:p>
          </table:table-cell>
          <table:table-cell table:style-name="ACE-0" table:formula="of:=[.S53]-[.W53]*([.R$2]-[.R$3])" office:value-type="float" office:value="-85.840000000000003">
            <text:p>−85.84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37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1000">
            <text:p>61000</text:p>
          </table:table-cell>
          <table:table-cell table:style-name="ACE-0" office:value-type="float" office:value="1000">
            <text:p>1000</text:p>
          </table:table-cell>
          <table:table-cell table:style-name="ACE-0" office:value-type="string">
            <text:p>Montastr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54]-[.F54]*[.R$2]" office:value-type="float" office:value="-129.30000000000001">
            <text:p>−129.3</text:p>
          </table:table-cell>
          <table:table-cell table:style-name="ACE-4" table:formula="of:=SQRT(([.Y54]-[.M54])^2+[.T54]^2)" office:value-type="float" office:value="10.547511554864494">
            <text:p>10.5</text:p>
          </table:table-cell>
          <table:table-cell table:style-name="ACE-4" table:formula="of:=SQRT(([.M54]-[.X54])^2+[.U54]^2)" office:value-type="float" office:value="10.945775440780771">
            <text:p>10.9</text:p>
          </table:table-cell>
          <table:table-cell table:style-name="ACE-0" office:value-type="string">
            <text:p>OmuraEtal2000</text:p>
          </table:table-cell>
          <table:table-cell table:number-columns-repeated="2" table:style-name="ACE-0"/>
          <table:table-cell table:style-name="ACE-0" office:value-type="float" office:value="11">
            <text:p>1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54]+[.G54]*2" office:value-type="float" office:value="63000">
            <text:p>63000</text:p>
          </table:table-cell>
          <table:table-cell table:style-name="ACE-0" table:formula="of:=[.F54]-[.G54]*2" office:value-type="float" office:value="59000">
            <text:p>59000</text:p>
          </table:table-cell>
          <table:table-cell table:style-name="ACE-0" table:formula="of:=[.S54]-[.V54]*([.R$2]+[.R$3])" office:value-type="float" office:value="-140.19999999999999">
            <text:p>−140.2</text:p>
          </table:table-cell>
          <table:table-cell table:style-name="ACE-0" table:formula="of:=[.S54]-[.W54]*([.R$2]-[.R$3])" office:value-type="float" office:value="-118.80000000000001">
            <text:p>−118.8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01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1200">
            <text:p>61200</text:p>
          </table:table-cell>
          <table:table-cell table:style-name="ACE-0" office:value-type="float" office:value="900">
            <text:p>900</text:p>
          </table:table-cell>
          <table:table-cell table:style-name="ACE-0" office:value-type="string">
            <text:p>Montastr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55]-[.F55]*[.R$2]" office:value-type="float" office:value="-119.75999999999999">
            <text:p>−119.8</text:p>
          </table:table-cell>
          <table:table-cell table:style-name="ACE-4" table:formula="of:=SQRT(([.Y55]-[.M55])^2+[.T55]^2)" office:value-type="float" office:value="10.12948172415547">
            <text:p>10.1</text:p>
          </table:table-cell>
          <table:table-cell table:style-name="ACE-4" table:formula="of:=SQRT(([.M55]-[.X55])^2+[.U55]^2)" office:value-type="float" office:value="10.48778336923489">
            <text:p>10.5</text:p>
          </table:table-cell>
          <table:table-cell table:style-name="ACE-0" office:value-type="string">
            <text:p>OmuraEtal2000</text:p>
          </table:table-cell>
          <table:table-cell table:number-columns-repeated="2" table:style-name="ACE-0"/>
          <table:table-cell table:style-name="ACE-0" office:value-type="float" office:value="21">
            <text:p>2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55]+[.G55]*2" office:value-type="float" office:value="63000">
            <text:p>63000</text:p>
          </table:table-cell>
          <table:table-cell table:style-name="ACE-0" table:formula="of:=[.F55]-[.G55]*2" office:value-type="float" office:value="59400">
            <text:p>59400</text:p>
          </table:table-cell>
          <table:table-cell table:style-name="ACE-0" table:formula="of:=[.S55]-[.V55]*([.R$2]+[.R$3])" office:value-type="float" office:value="-130.19999999999999">
            <text:p>−130.2</text:p>
          </table:table-cell>
          <table:table-cell table:style-name="ACE-0" table:formula="of:=[.S55]-[.W55]*([.R$2]-[.R$3])" office:value-type="float" office:value="-109.68000000000001">
            <text:p>−109.68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60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1400">
            <text:p>61400</text:p>
          </table:table-cell>
          <table:table-cell table:style-name="ACE-0" office:value-type="float" office:value="800">
            <text:p>800</text:p>
          </table:table-cell>
          <table:table-cell table:style-name="ACE-0" office:value-type="string">
            <text:p>Symphilli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56]-[.F56]*[.R$2]" office:value-type="float" office:value="-114.22">
            <text:p>−114.2</text:p>
          </table:table-cell>
          <table:table-cell table:style-name="ACE-4" table:formula="of:=SQRT(([.Y56]-[.M56])^2+[.T56]^2)" office:value-type="float" office:value="9.7116219036780844">
            <text:p>9.7</text:p>
          </table:table-cell>
          <table:table-cell table:style-name="ACE-4" table:formula="of:=SQRT(([.M56]-[.X56])^2+[.U56]^2)" office:value-type="float" office:value="10.029975074744693">
            <text:p>10.0</text:p>
          </table:table-cell>
          <table:table-cell table:style-name="ACE-0" office:value-type="string">
            <text:p>OmuraEtal2000</text:p>
          </table:table-cell>
          <table:table-cell table:number-columns-repeated="2" table:style-name="ACE-0"/>
          <table:table-cell table:style-name="ACE-0" office:value-type="float" office:value="27">
            <text:p>27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56]+[.G56]*2" office:value-type="float" office:value="63000">
            <text:p>63000</text:p>
          </table:table-cell>
          <table:table-cell table:style-name="ACE-0" table:formula="of:=[.F56]-[.G56]*2" office:value-type="float" office:value="59800">
            <text:p>59800</text:p>
          </table:table-cell>
          <table:table-cell table:style-name="ACE-0" table:formula="of:=[.S56]-[.V56]*([.R$2]+[.R$3])" office:value-type="float" office:value="-124.19999999999999">
            <text:p>−124.2</text:p>
          </table:table-cell>
          <table:table-cell table:style-name="ACE-0" table:formula="of:=[.S56]-[.W56]*([.R$2]-[.R$3])" office:value-type="float" office:value="-104.56">
            <text:p>−104.56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03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3800">
            <text:p>63800</text:p>
          </table:table-cell>
          <table:table-cell table:style-name="ACE-0" office:value-type="float" office:value="1100">
            <text:p>1100</text:p>
          </table:table-cell>
          <table:table-cell table:style-name="ACE-0" office:value-type="string">
            <text:p>Montastr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57]-[.F57]*[.R$2]" office:value-type="float" office:value="-111.74000000000001">
            <text:p>−111.7</text:p>
          </table:table-cell>
          <table:table-cell table:style-name="ACE-4" table:formula="of:=SQRT(([.Y57]-[.M57])^2+[.T57]^2)" office:value-type="float" office:value="11.264475132024572">
            <text:p>11.3</text:p>
          </table:table-cell>
          <table:table-cell table:style-name="ACE-4" table:formula="of:=SQRT(([.M57]-[.X57])^2+[.U57]^2)" office:value-type="float" office:value="11.702803083022429">
            <text:p>11.7</text:p>
          </table:table-cell>
          <table:table-cell table:style-name="ACE-0" office:value-type="string">
            <text:p>OmuraEtal2000</text:p>
          </table:table-cell>
          <table:table-cell table:number-columns-repeated="2" table:style-name="ACE-0"/>
          <table:table-cell table:style-name="ACE-0" office:value-type="float" office:value="35">
            <text:p>3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57]+[.G57]*2" office:value-type="float" office:value="66000">
            <text:p>66000</text:p>
          </table:table-cell>
          <table:table-cell table:style-name="ACE-0" table:formula="of:=[.F57]-[.G57]*2" office:value-type="float" office:value="61600">
            <text:p>61600</text:p>
          </table:table-cell>
          <table:table-cell table:style-name="ACE-0" table:formula="of:=[.S57]-[.V57]*([.R$2]+[.R$3])" office:value-type="float" office:value="-123.39999999999998">
            <text:p>−123.4</text:p>
          </table:table-cell>
          <table:table-cell table:style-name="ACE-0" table:formula="of:=[.S57]-[.W57]*([.R$2]-[.R$3])" office:value-type="float" office:value="-100.52000000000001">
            <text:p>−100.52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54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4500">
            <text:p>64500</text:p>
          </table:table-cell>
          <table:table-cell table:style-name="ACE-0" office:value-type="float" office:value="1000">
            <text:p>1000</text:p>
          </table:table-cell>
          <table:table-cell table:style-name="ACE-0" office:value-type="string">
            <text:p>Acro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58]-[.F58]*[.R$2]" office:value-type="float" office:value="-138.34999999999999">
            <text:p>−138.3</text:p>
          </table:table-cell>
          <table:table-cell table:style-name="ACE-4" table:formula="of:=SQRT(([.Y58]-[.M58])^2+[.T58]^2)" office:value-type="float" office:value="10.895985499256131">
            <text:p>10.9</text:p>
          </table:table-cell>
          <table:table-cell table:style-name="ACE-4" table:formula="of:=SQRT(([.M58]-[.X58])^2+[.U58]^2)" office:value-type="float" office:value="11.294356998076518">
            <text:p>11.3</text:p>
          </table:table-cell>
          <table:table-cell table:style-name="ACE-0" office:value-type="string">
            <text:p>OmuraEtal2000</text:p>
          </table:table-cell>
          <table:table-cell table:number-columns-repeated="2" table:style-name="ACE-0"/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58]+[.G58]*2" office:value-type="float" office:value="66500">
            <text:p>66500</text:p>
          </table:table-cell>
          <table:table-cell table:style-name="ACE-0" table:formula="of:=[.F58]-[.G58]*2" office:value-type="float" office:value="62500">
            <text:p>62500</text:p>
          </table:table-cell>
          <table:table-cell table:style-name="ACE-0" table:formula="of:=[.S58]-[.V58]*([.R$2]+[.R$3])" office:value-type="float" office:value="-149.59999999999999">
            <text:p>−149.6</text:p>
          </table:table-cell>
          <table:table-cell table:style-name="ACE-0" table:formula="of:=[.S58]-[.W58]*([.R$2]-[.R$3])" office:value-type="float" office:value="-127.5">
            <text:p>−127.5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06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5200">
            <text:p>65200</text:p>
          </table:table-cell>
          <table:table-cell table:style-name="ACE-0" office:value-type="float" office:value="1900">
            <text:p>1900</text:p>
          </table:table-cell>
          <table:table-cell table:style-name="ACE-0" office:value-type="string">
            <text:p>Plesiastr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59]-[.F59]*[.R$2]" office:value-type="float" office:value="-114.96000000000001">
            <text:p>−115.0</text:p>
          </table:table-cell>
          <table:table-cell table:style-name="ACE-4" table:formula="of:=SQRT(([.Y59]-[.M59])^2+[.T59]^2)" office:value-type="float" office:value="14.913564295633686">
            <text:p>14.9</text:p>
          </table:table-cell>
          <table:table-cell table:style-name="ACE-4" table:formula="of:=SQRT(([.M59]-[.X59])^2+[.U59]^2)" office:value-type="float" office:value="15.671936702271342">
            <text:p>15.7</text:p>
          </table:table-cell>
          <table:table-cell table:style-name="ACE-0" office:value-type="string">
            <text:p>OmuraEtal2000</text:p>
          </table:table-cell>
          <table:table-cell table:number-columns-repeated="2" table:style-name="ACE-0"/>
          <table:table-cell table:style-name="ACE-0" office:value-type="float" office:value="35">
            <text:p>3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59]+[.G59]*2" office:value-type="float" office:value="69000">
            <text:p>69000</text:p>
          </table:table-cell>
          <table:table-cell table:style-name="ACE-0" table:formula="of:=[.F59]-[.G59]*2" office:value-type="float" office:value="61400">
            <text:p>61400</text:p>
          </table:table-cell>
          <table:table-cell table:style-name="ACE-0" table:formula="of:=[.S59]-[.V59]*([.R$2]+[.R$3])" office:value-type="float" office:value="-130.59999999999999">
            <text:p>−130.6</text:p>
          </table:table-cell>
          <table:table-cell table:style-name="ACE-0" table:formula="of:=[.S59]-[.W59]*([.R$2]-[.R$3])" office:value-type="float" office:value="-100.08000000000001">
            <text:p>−100.08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04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6200">
            <text:p>66200</text:p>
          </table:table-cell>
          <table:table-cell table:style-name="ACE-0" office:value-type="float" office:value="900">
            <text:p>900</text:p>
          </table:table-cell>
          <table:table-cell table:style-name="ACE-0" office:value-type="string">
            <text:p>Favi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60]-[.F60]*[.R$2]" office:value-type="float" office:value="-87.259999999999991">
            <text:p>−87.3</text:p>
          </table:table-cell>
          <table:table-cell table:style-name="ACE-4" table:formula="of:=SQRT(([.Y60]-[.M60])^2+[.T60]^2)" office:value-type="float" office:value="10.627153899327876">
            <text:p>10.6</text:p>
          </table:table-cell>
          <table:table-cell table:style-name="ACE-4" table:formula="of:=SQRT(([.M60]-[.X60])^2+[.U60]^2)" office:value-type="float" office:value="10.985608767838038">
            <text:p>11.0</text:p>
          </table:table-cell>
          <table:table-cell table:style-name="ACE-0" office:value-type="string">
            <text:p>OmuraEtal2000</text:p>
          </table:table-cell>
          <table:table-cell table:number-columns-repeated="2" table:style-name="ACE-0"/>
          <table:table-cell table:style-name="ACE-0" office:value-type="float" office:value="65">
            <text:p>6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60]+[.G60]*2" office:value-type="float" office:value="68000">
            <text:p>68000</text:p>
          </table:table-cell>
          <table:table-cell table:style-name="ACE-0" table:formula="of:=[.F60]-[.G60]*2" office:value-type="float" office:value="64400">
            <text:p>64400</text:p>
          </table:table-cell>
          <table:table-cell table:style-name="ACE-0" table:formula="of:=[.S60]-[.V60]*([.R$2]+[.R$3])" office:value-type="float" office:value="-98.199999999999989">
            <text:p>−98.2</text:p>
          </table:table-cell>
          <table:table-cell table:style-name="ACE-0" table:formula="of:=[.S60]-[.W60]*([.R$2]-[.R$3])" office:value-type="float" office:value="-76.680000000000007">
            <text:p>−76.68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DT-06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7300">
            <text:p>67300</text:p>
          </table:table-cell>
          <table:table-cell table:style-name="ACE-0" office:value-type="float" office:value="1300">
            <text:p>1300</text:p>
          </table:table-cell>
          <table:table-cell table:style-name="ACE-0" office:value-type="string">
            <text:p>Plesiastr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61]-[.F61]*[.R$2]" office:value-type="float" office:value="-89.789999999999992">
            <text:p>−89.8</text:p>
          </table:table-cell>
          <table:table-cell table:style-name="ACE-4" table:formula="of:=SQRT(([.Y61]-[.M61])^2+[.T61]^2)" office:value-type="float" office:value="12.490096076491954">
            <text:p>12.5</text:p>
          </table:table-cell>
          <table:table-cell table:style-name="ACE-4" table:formula="of:=SQRT(([.M61]-[.X61])^2+[.U61]^2)" office:value-type="float" office:value="13.008493379327215">
            <text:p>13.0</text:p>
          </table:table-cell>
          <table:table-cell table:style-name="ACE-0" office:value-type="string">
            <text:p>OmuraEtal2000</text:p>
          </table:table-cell>
          <table:table-cell table:style-name="ACE-0" office:value-type="string">
            <text:p>allochthonous</text:p>
          </table:table-cell>
          <table:table-cell table:style-name="ACE-0"/>
          <table:table-cell table:style-name="ACE-0" office:value-type="float" office:value="65">
            <text:p>6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61]+[.G61]*2" office:value-type="float" office:value="69900">
            <text:p>69900</text:p>
          </table:table-cell>
          <table:table-cell table:style-name="ACE-0" table:formula="of:=[.F61]-[.G61]*2" office:value-type="float" office:value="64700">
            <text:p>64700</text:p>
          </table:table-cell>
          <table:table-cell table:style-name="ACE-0" table:formula="of:=[.S61]-[.V61]*([.R$2]+[.R$3])" office:value-type="float" office:value="-102.75999999999999">
            <text:p>−102.76</text:p>
          </table:table-cell>
          <table:table-cell table:style-name="ACE-0" table:formula="of:=[.S61]-[.W61]*([.R$2]-[.R$3])" office:value-type="float" office:value="-77.340000000000003">
            <text:p>−77.34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05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7300">
            <text:p>67300</text:p>
          </table:table-cell>
          <table:table-cell table:style-name="ACE-0" office:value-type="float" office:value="900">
            <text:p>900</text:p>
          </table:table-cell>
          <table:table-cell table:style-name="ACE-0" office:value-type="string">
            <text:p>Favi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62]-[.F62]*[.R$2]" office:value-type="float" office:value="-136.78999999999999">
            <text:p>−136.8</text:p>
          </table:table-cell>
          <table:table-cell table:style-name="ACE-4" table:formula="of:=SQRT(([.Y62]-[.M62])^2+[.T62]^2)" office:value-type="float" office:value="10.736670806167028">
            <text:p>10.7</text:p>
          </table:table-cell>
          <table:table-cell table:style-name="ACE-4" table:formula="of:=SQRT(([.M62]-[.X62])^2+[.U62]^2)" office:value-type="float" office:value="11.095156600967812">
            <text:p>11.1</text:p>
          </table:table-cell>
          <table:table-cell table:style-name="ACE-0" office:value-type="string">
            <text:p>OmuraEtal2000</text:p>
          </table:table-cell>
          <table:table-cell table:number-columns-repeated="2" table:style-name="ACE-0"/>
          <table:table-cell table:style-name="ACE-0" office:value-type="float" office:value="18">
            <text:p>1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62]+[.G62]*2" office:value-type="float" office:value="69100">
            <text:p>69100</text:p>
          </table:table-cell>
          <table:table-cell table:style-name="ACE-0" table:formula="of:=[.F62]-[.G62]*2" office:value-type="float" office:value="65500">
            <text:p>65500</text:p>
          </table:table-cell>
          <table:table-cell table:style-name="ACE-0" table:formula="of:=[.S62]-[.V62]*([.R$2]+[.R$3])" office:value-type="float" office:value="-147.83999999999997">
            <text:p>−147.84</text:p>
          </table:table-cell>
          <table:table-cell table:style-name="ACE-0" table:formula="of:=[.S62]-[.W62]*([.R$2]-[.R$3])" office:value-type="float" office:value="-126.10000000000002">
            <text:p>−126.1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351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7800">
            <text:p>678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Cyphastr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63]-[.F63]*[.R$2]" office:value-type="float" office:value="-90.939999999999998">
            <text:p>−90.9</text:p>
          </table:table-cell>
          <table:table-cell table:style-name="ACE-4" table:formula="of:=SQRT(([.Y63]-[.M63])^2+[.T63]^2)" office:value-type="float" office:value="15.612059441342115">
            <text:p>15.6</text:p>
          </table:table-cell>
          <table:table-cell table:style-name="ACE-4" table:formula="of:=SQRT(([.M63]-[.X63])^2+[.U63]^2)" office:value-type="float" office:value="16.410496640869827">
            <text:p>16.4</text:p>
          </table:table-cell>
          <table:table-cell table:style-name="ACE-0" office:value-type="string">
            <text:p>OmuraEtal2000</text:p>
          </table:table-cell>
          <table:table-cell table:number-columns-repeated="2" table:style-name="ACE-0"/>
          <table:table-cell table:style-name="ACE-0" office:value-type="float" office:value="65">
            <text:p>6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63]+[.G63]*2" office:value-type="float" office:value="71800">
            <text:p>71800</text:p>
          </table:table-cell>
          <table:table-cell table:style-name="ACE-0" table:formula="of:=[.F63]-[.G63]*2" office:value-type="float" office:value="63800">
            <text:p>63800</text:p>
          </table:table-cell>
          <table:table-cell table:style-name="ACE-0" table:formula="of:=[.S63]-[.V63]*([.R$2]+[.R$3])" office:value-type="float" office:value="-107.31999999999999">
            <text:p>−107.32</text:p>
          </table:table-cell>
          <table:table-cell table:style-name="ACE-0" table:formula="of:=[.S63]-[.W63]*([.R$2]-[.R$3])" office:value-type="float" office:value="-75.360000000000014">
            <text:p>−75.36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02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9800">
            <text:p>69800</text:p>
          </table:table-cell>
          <table:table-cell table:style-name="ACE-0" office:value-type="float" office:value="900">
            <text:p>900</text:p>
          </table:table-cell>
          <table:table-cell table:style-name="ACE-0" office:value-type="string">
            <text:p>Favite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64]-[.F64]*[.R$2]" office:value-type="float" office:value="-140.53999999999999">
            <text:p>−140.5</text:p>
          </table:table-cell>
          <table:table-cell table:style-name="ACE-4" table:formula="of:=SQRT(([.Y64]-[.M64])^2+[.T64]^2)" office:value-type="float" office:value="10.985608767838009">
            <text:p>11.0</text:p>
          </table:table-cell>
          <table:table-cell table:style-name="ACE-4" table:formula="of:=SQRT(([.M64]-[.X64])^2+[.U64]^2)" office:value-type="float" office:value="11.344161493913933">
            <text:p>11.3</text:p>
          </table:table-cell>
          <table:table-cell table:style-name="ACE-0" office:value-type="string">
            <text:p>OmuraEtal2000</text:p>
          </table:table-cell>
          <table:table-cell table:number-columns-repeated="2" table:style-name="ACE-0"/>
          <table:table-cell table:style-name="ACE-0" office:value-type="float" office:value="20">
            <text:p>2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64]+[.G64]*2" office:value-type="float" office:value="71600">
            <text:p>71600</text:p>
          </table:table-cell>
          <table:table-cell table:style-name="ACE-0" table:formula="of:=[.F64]-[.G64]*2" office:value-type="float" office:value="68000">
            <text:p>68000</text:p>
          </table:table-cell>
          <table:table-cell table:style-name="ACE-0" table:formula="of:=[.S64]-[.V64]*([.R$2]+[.R$3])" office:value-type="float" office:value="-151.83999999999997">
            <text:p>−151.84</text:p>
          </table:table-cell>
          <table:table-cell table:style-name="ACE-0" table:formula="of:=[.S64]-[.W64]*([.R$2]-[.R$3])" office:value-type="float" office:value="-129.60000000000002">
            <text:p>−129.6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M-06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7290">
            <text:p>729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Goniastre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65]-[.F65]*[.R$2]" office:value-type="float" office:value="-13.806999999999999">
            <text:p>−13.8</text:p>
          </table:table-cell>
          <table:table-cell table:style-name="ACE-4" table:formula="of:=SQRT(([.Y65]-[.M65])^2+[.T65]^2)" office:value-type="float" office:value="1.3019604448676603">
            <text:p>1.3</text:p>
          </table:table-cell>
          <table:table-cell table:style-name="ACE-4" table:formula="of:=SQRT(([.M65]-[.X65])^2+[.U65]^2)" office:value-type="float" office:value="1.3539235576649054">
            <text:p>1.4</text:p>
          </table:table-cell>
          <table:table-cell table:style-name="ACE-0" office:value-type="string">
            <text:p>SugiharaEtal2003,SasakiEtal1998</text:p>
          </table:table-cell>
          <table:table-cell table:number-columns-repeated="2" table:style-name="ACE-0"/>
          <table:table-cell table:style-name="ACE-0" office:value-type="float" office:value="2.96">
            <text:p>2.96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65]+[.G65]*2" office:value-type="float" office:value="7550">
            <text:p>7550</text:p>
          </table:table-cell>
          <table:table-cell table:style-name="ACE-0" table:formula="of:=[.F65]-[.G65]*2" office:value-type="float" office:value="7030">
            <text:p>7030</text:p>
          </table:table-cell>
          <table:table-cell table:style-name="ACE-0" table:formula="of:=[.S65]-[.V65]*([.R$2]+[.R$3])" office:value-type="float" office:value="-15.159999999999997">
            <text:p>−15.16</text:p>
          </table:table-cell>
          <table:table-cell table:style-name="ACE-0" table:formula="of:=[.S65]-[.W65]*([.R$2]-[.R$3])" office:value-type="float" office:value="-12.506">
            <text:p>−12.506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M-05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7190">
            <text:p>719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Goniastre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66]-[.F66]*[.R$2]" office:value-type="float" office:value="-12.516999999999999">
            <text:p>−12.5</text:p>
          </table:table-cell>
          <table:table-cell table:style-name="ACE-4" table:formula="of:=SQRT(([.Y66]-[.M66])^2+[.T66]^2)" office:value-type="float" office:value="1.2919678788576736">
            <text:p>1.3</text:p>
          </table:table-cell>
          <table:table-cell table:style-name="ACE-4" table:formula="of:=SQRT(([.M66]-[.X66])^2+[.U66]^2)" office:value-type="float" office:value="1.3439304297470163">
            <text:p>1.3</text:p>
          </table:table-cell>
          <table:table-cell table:style-name="ACE-0" office:value-type="string">
            <text:p>SugiharaEtal2003,SasakiEtal1998</text:p>
          </table:table-cell>
          <table:table-cell table:number-columns-repeated="2" table:style-name="ACE-0"/>
          <table:table-cell table:style-name="ACE-0" office:value-type="float" office:value="4.0199999999999996">
            <text:p>4.02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66]+[.G66]*2" office:value-type="float" office:value="7450">
            <text:p>7450</text:p>
          </table:table-cell>
          <table:table-cell table:style-name="ACE-0" table:formula="of:=[.F66]-[.G66]*2" office:value-type="float" office:value="6930">
            <text:p>6930</text:p>
          </table:table-cell>
          <table:table-cell table:style-name="ACE-0" table:formula="of:=[.S66]-[.V66]*([.R$2]+[.R$3])" office:value-type="float" office:value="-13.859999999999999">
            <text:p>−13.86</text:p>
          </table:table-cell>
          <table:table-cell table:style-name="ACE-0" table:formula="of:=[.S66]-[.W66]*([.R$2]-[.R$3])" office:value-type="float" office:value="-11.226000000000001">
            <text:p>−11.226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35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940">
            <text:p>694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Goniastre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67]-[.F67]*[.R$2]" office:value-type="float" office:value="-12.172000000000001">
            <text:p>−12.2</text:p>
          </table:table-cell>
          <table:table-cell table:style-name="ACE-4" table:formula="of:=SQRT(([.Y67]-[.M67])^2+[.T67]^2)" office:value-type="float" office:value="1.3109538512091097">
            <text:p>1.3</text:p>
          </table:table-cell>
          <table:table-cell table:style-name="ACE-4" table:formula="of:=SQRT(([.M67]-[.X67])^2+[.U67]^2)" office:value-type="float" office:value="1.3669147742269812">
            <text:p>1.4</text:p>
          </table:table-cell>
          <table:table-cell table:style-name="ACE-0" office:value-type="string">
            <text:p>SugiharaEtal2003,SasakiEtal1998</text:p>
          </table:table-cell>
          <table:table-cell table:number-columns-repeated="2" table:style-name="ACE-0"/>
          <table:table-cell table:style-name="ACE-0" office:value-type="float" office:value="3.79">
            <text:p>3.79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67]+[.G67]*2" office:value-type="float" office:value="7220">
            <text:p>7220</text:p>
          </table:table-cell>
          <table:table-cell table:style-name="ACE-0" table:formula="of:=[.F67]-[.G67]*2" office:value-type="float" office:value="6660">
            <text:p>6660</text:p>
          </table:table-cell>
          <table:table-cell table:style-name="ACE-0" table:formula="of:=[.S67]-[.V67]*([.R$2]+[.R$3])" office:value-type="float" office:value="-13.538">
            <text:p>−13.538</text:p>
          </table:table-cell>
          <table:table-cell table:style-name="ACE-0" table:formula="of:=[.S67]-[.W67]*([.R$2]-[.R$3])" office:value-type="float" office:value="-10.862000000000002">
            <text:p>−10.862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36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510">
            <text:p>651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68]-[.F68]*[.R$2]" office:value-type="float" office:value="-11.183">
            <text:p>−11.2</text:p>
          </table:table-cell>
          <table:table-cell table:style-name="ACE-4" table:formula="of:=SQRT(([.Y68]-[.M68])^2+[.T68]^2)" office:value-type="float" office:value="1.2679861986630605">
            <text:p>1.3</text:p>
          </table:table-cell>
          <table:table-cell table:style-name="ACE-4" table:formula="of:=SQRT(([.M68]-[.X68])^2+[.U68]^2)" office:value-type="float" office:value="1.3239444852409792">
            <text:p>1.3</text:p>
          </table:table-cell>
          <table:table-cell table:style-name="ACE-0" office:value-type="string">
            <text:p>SugiharaEtal2003,SasakiEtal1998</text:p>
          </table:table-cell>
          <table:table-cell table:number-columns-repeated="2" table:style-name="ACE-0"/>
          <table:table-cell table:style-name="ACE-0" office:value-type="float" office:value="3.79">
            <text:p>3.79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68]+[.G68]*2" office:value-type="float" office:value="6790">
            <text:p>6790</text:p>
          </table:table-cell>
          <table:table-cell table:style-name="ACE-0" table:formula="of:=[.F68]-[.G68]*2" office:value-type="float" office:value="6230">
            <text:p>6230</text:p>
          </table:table-cell>
          <table:table-cell table:style-name="ACE-0" table:formula="of:=[.S68]-[.V68]*([.R$2]+[.R$3])" office:value-type="float" office:value="-12.506">
            <text:p>−12.506</text:p>
          </table:table-cell>
          <table:table-cell table:style-name="ACE-0" table:formula="of:=[.S68]-[.W68]*([.R$2]-[.R$3])" office:value-type="float" office:value="-9.9160000000000004">
            <text:p>−9.916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419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460">
            <text:p>646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Goniastre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69]-[.F69]*[.R$2]" office:value-type="float" office:value="-11.148">
            <text:p>−11.1</text:p>
          </table:table-cell>
          <table:table-cell table:style-name="ACE-4" table:formula="of:=SQRT(([.Y69]-[.M69])^2+[.T69]^2)" office:value-type="float" office:value="1.2190258405792715">
            <text:p>1.2</text:p>
          </table:table-cell>
          <table:table-cell table:style-name="ACE-4" table:formula="of:=SQRT(([.M69]-[.X69])^2+[.U69]^2)" office:value-type="float" office:value="1.2709838708654011">
            <text:p>1.3</text:p>
          </table:table-cell>
          <table:table-cell table:style-name="ACE-0" office:value-type="string">
            <text:p>SugiharaEtal2003,SasakiEtal1998</text:p>
          </table:table-cell>
          <table:table-cell table:number-columns-repeated="2" table:style-name="ACE-0"/>
          <table:table-cell table:style-name="ACE-0" office:value-type="float" office:value="3.71">
            <text:p>3.71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69]+[.G69]*2" office:value-type="float" office:value="6720">
            <text:p>6720</text:p>
          </table:table-cell>
          <table:table-cell table:style-name="ACE-0" table:formula="of:=[.F69]-[.G69]*2" office:value-type="float" office:value="6200">
            <text:p>6200</text:p>
          </table:table-cell>
          <table:table-cell table:style-name="ACE-0" table:formula="of:=[.S69]-[.V69]*([.R$2]+[.R$3])" office:value-type="float" office:value="-12.417999999999999">
            <text:p>−12.418</text:p>
          </table:table-cell>
          <table:table-cell table:style-name="ACE-0" table:formula="of:=[.S69]-[.W69]*([.R$2]-[.R$3])" office:value-type="float" office:value="-9.9299999999999997">
            <text:p>−9.93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39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290">
            <text:p>629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Fav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70]-[.F70]*[.R$2]" office:value-type="float" office:value="-10.627000000000001">
            <text:p>−10.6</text:p>
          </table:table-cell>
          <table:table-cell table:style-name="ACE-4" table:formula="of:=SQRT(([.Y70]-[.M70])^2+[.T70]^2)" office:value-type="float" office:value="1.2460036115517474">
            <text:p>1.2</text:p>
          </table:table-cell>
          <table:table-cell table:style-name="ACE-4" table:formula="of:=SQRT(([.M70]-[.X70])^2+[.U70]^2)" office:value-type="float" office:value="1.3019604448676603">
            <text:p>1.3</text:p>
          </table:table-cell>
          <table:table-cell table:style-name="ACE-0" office:value-type="string">
            <text:p>SugiharaEtal2003,SasakiEtal1998</text:p>
          </table:table-cell>
          <table:table-cell table:number-columns-repeated="2" table:style-name="ACE-0"/>
          <table:table-cell table:style-name="ACE-0" office:value-type="float" office:value="3.8399999999999999">
            <text:p>3.84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70]+[.G70]*2" office:value-type="float" office:value="6570">
            <text:p>6570</text:p>
          </table:table-cell>
          <table:table-cell table:style-name="ACE-0" table:formula="of:=[.F70]-[.G70]*2" office:value-type="float" office:value="6010">
            <text:p>6010</text:p>
          </table:table-cell>
          <table:table-cell table:style-name="ACE-0" table:formula="of:=[.S70]-[.V70]*([.R$2]+[.R$3])" office:value-type="float" office:value="-11.927999999999999">
            <text:p>−11.928</text:p>
          </table:table-cell>
          <table:table-cell table:style-name="ACE-0" table:formula="of:=[.S70]-[.W70]*([.R$2]-[.R$3])" office:value-type="float" office:value="-9.3820000000000014">
            <text:p>−9.382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417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560">
            <text:p>556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Goniastre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71]-[.F71]*[.R$2]" office:value-type="float" office:value="-9.5579999999999998">
            <text:p>−9.6</text:p>
          </table:table-cell>
          <table:table-cell table:style-name="ACE-4" table:formula="of:=SQRT(([.Y71]-[.M71])^2+[.T71]^2)" office:value-type="float" office:value="1.0412012293500224">
            <text:p>1.0</text:p>
          </table:table-cell>
          <table:table-cell table:style-name="ACE-4" table:formula="of:=SQRT(([.M71]-[.X71])^2+[.U71]^2)" office:value-type="float" office:value="1.0851525238416926">
            <text:p>1.1</text:p>
          </table:table-cell>
          <table:table-cell table:style-name="ACE-0" office:value-type="string">
            <text:p>SugiharaEtal2003,SasakiEtal1998</text:p>
          </table:table-cell>
          <table:table-cell table:number-columns-repeated="2" table:style-name="ACE-0"/>
          <table:table-cell table:style-name="ACE-0" office:value-type="float" office:value="3.23">
            <text:p>3.23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71]+[.G71]*2" office:value-type="float" office:value="5780">
            <text:p>5780</text:p>
          </table:table-cell>
          <table:table-cell table:style-name="ACE-0" table:formula="of:=[.F71]-[.G71]*2" office:value-type="float" office:value="5340">
            <text:p>5340</text:p>
          </table:table-cell>
          <table:table-cell table:style-name="ACE-0" table:formula="of:=[.S71]-[.V71]*([.R$2]+[.R$3])" office:value-type="float" office:value="-10.641999999999998">
            <text:p>−10.642</text:p>
          </table:table-cell>
          <table:table-cell table:style-name="ACE-0" table:formula="of:=[.S71]-[.W71]*([.R$2]-[.R$3])" office:value-type="float" office:value="-8.5180000000000007">
            <text:p>−8.518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34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110">
            <text:p>511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72]-[.F72]*[.R$2]" office:value-type="float" office:value="-7.9130000000000003">
            <text:p>−7.9</text:p>
          </table:table-cell>
          <table:table-cell table:style-name="ACE-4" table:formula="of:=SQRT(([.Y72]-[.M72])^2+[.T72]^2)" office:value-type="float" office:value="0.9962554893198825">
            <text:p>1.0</text:p>
          </table:table-cell>
          <table:table-cell table:style-name="ACE-4" table:formula="of:=SQRT(([.M72]-[.X72])^2+[.U72]^2)" office:value-type="float" office:value="1.0402023841541586">
            <text:p>1.0</text:p>
          </table:table-cell>
          <table:table-cell table:style-name="ACE-0" office:value-type="string">
            <text:p>SugiharaEtal2003,SasakiEtal1998</text:p>
          </table:table-cell>
          <table:table-cell table:number-columns-repeated="2" table:style-name="ACE-0"/>
          <table:table-cell table:style-name="ACE-0" office:value-type="float" office:value="3.8399999999999999">
            <text:p>3.84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72]+[.G72]*2" office:value-type="float" office:value="5330">
            <text:p>5330</text:p>
          </table:table-cell>
          <table:table-cell table:style-name="ACE-0" table:formula="of:=[.F72]-[.G72]*2" office:value-type="float" office:value="4890">
            <text:p>4890</text:p>
          </table:table-cell>
          <table:table-cell table:style-name="ACE-0" table:formula="of:=[.S72]-[.V72]*([.R$2]+[.R$3])" office:value-type="float" office:value="-8.9519999999999982">
            <text:p>−8.952</text:p>
          </table:table-cell>
          <table:table-cell table:style-name="ACE-0" table:formula="of:=[.S72]-[.W72]*([.R$2]-[.R$3])" office:value-type="float" office:value="-6.918000000000001">
            <text:p>−6.918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33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050">
            <text:p>505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73]-[.F73]*[.R$2]" office:value-type="float" office:value="-7.7750000000000004">
            <text:p>−7.8</text:p>
          </table:table-cell>
          <table:table-cell table:style-name="ACE-4" table:formula="of:=SQRT(([.Y73]-[.M73])^2+[.T73]^2)" office:value-type="float" office:value="0.99026309635369025">
            <text:p>1.0</text:p>
          </table:table-cell>
          <table:table-cell table:style-name="ACE-4" table:formula="of:=SQRT(([.M73]-[.X73])^2+[.U73]^2)" office:value-type="float" office:value="1.0342093598493483">
            <text:p>1.0</text:p>
          </table:table-cell>
          <table:table-cell table:style-name="ACE-0" office:value-type="string">
            <text:p>SugiharaEtal2003,SasakiEtal1998</text:p>
          </table:table-cell>
          <table:table-cell table:number-columns-repeated="2" table:style-name="ACE-0"/>
          <table:table-cell table:style-name="ACE-0" office:value-type="float" office:value="3.8399999999999999">
            <text:p>3.84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73]+[.G73]*2" office:value-type="float" office:value="5270">
            <text:p>5270</text:p>
          </table:table-cell>
          <table:table-cell table:style-name="ACE-0" table:formula="of:=[.F73]-[.G73]*2" office:value-type="float" office:value="4830">
            <text:p>4830</text:p>
          </table:table-cell>
          <table:table-cell table:style-name="ACE-0" table:formula="of:=[.S73]-[.V73]*([.R$2]+[.R$3])" office:value-type="float" office:value="-8.8079999999999998">
            <text:p>−8.808</text:p>
          </table:table-cell>
          <table:table-cell table:style-name="ACE-0" table:formula="of:=[.S73]-[.W73]*([.R$2]-[.R$3])" office:value-type="float" office:value="-6.7860000000000014">
            <text:p>−6.786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38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550">
            <text:p>555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Pavon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74]-[.F74]*[.R$2]" office:value-type="float" office:value="-9.7650000000000006">
            <text:p>−9.8</text:p>
          </table:table-cell>
          <table:table-cell table:style-name="ACE-4" table:formula="of:=SQRT(([.Y74]-[.M74])^2+[.T74]^2)" office:value-type="float" office:value="1.0841535869054717">
            <text:p>1.1</text:p>
          </table:table-cell>
          <table:table-cell table:style-name="ACE-4" table:formula="of:=SQRT(([.M74]-[.X74])^2+[.U74]^2)" office:value-type="float" office:value="1.1321046771389986">
            <text:p>1.1</text:p>
          </table:table-cell>
          <table:table-cell table:style-name="ACE-0" office:value-type="string">
            <text:p>SugiharaEtal2003,SasakiEtal1998</text:p>
          </table:table-cell>
          <table:table-cell table:number-columns-repeated="2"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74]+[.G74]*2" office:value-type="float" office:value="5790">
            <text:p>5790</text:p>
          </table:table-cell>
          <table:table-cell table:style-name="ACE-0" table:formula="of:=[.F74]-[.G74]*2" office:value-type="float" office:value="5310">
            <text:p>5310</text:p>
          </table:table-cell>
          <table:table-cell table:style-name="ACE-0" table:formula="of:=[.S74]-[.V74]*([.R$2]+[.R$3])" office:value-type="float" office:value="-10.895999999999999">
            <text:p>−10.896</text:p>
          </table:table-cell>
          <table:table-cell table:style-name="ACE-0" table:formula="of:=[.S74]-[.W74]*([.R$2]-[.R$3])" office:value-type="float" office:value="-8.6820000000000004">
            <text:p>−8.682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47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3960">
            <text:p>396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75]-[.F75]*[.R$2]" office:value-type="float" office:value="-6.6379999999999999">
            <text:p>−6.6</text:p>
          </table:table-cell>
          <table:table-cell table:style-name="ACE-4" table:formula="of:=SQRT(([.Y75]-[.M75])^2+[.T75]^2)" office:value-type="float" office:value="0.83749388057465857">
            <text:p>0.8</text:p>
          </table:table-cell>
          <table:table-cell table:style-name="ACE-4" table:formula="of:=SQRT(([.M75]-[.X75])^2+[.U75]^2)" office:value-type="float" office:value="0.87742578033700325">
            <text:p>0.9</text:p>
          </table:table-cell>
          <table:table-cell table:style-name="ACE-0" office:value-type="string">
            <text:p>SugiharaEtal2003,SasakiEtal1998</text:p>
          </table:table-cell>
          <table:table-cell table:number-columns-repeated="2" table:style-name="ACE-0"/>
          <table:table-cell table:style-name="ACE-0" office:value-type="float" office:value="2.4700000000000002">
            <text:p>2.47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75]+[.G75]*2" office:value-type="float" office:value="4160">
            <text:p>4160</text:p>
          </table:table-cell>
          <table:table-cell table:style-name="ACE-0" table:formula="of:=[.F75]-[.G75]*2" office:value-type="float" office:value="3760">
            <text:p>3760</text:p>
          </table:table-cell>
          <table:table-cell table:style-name="ACE-0" table:formula="of:=[.S75]-[.V75]*([.R$2]+[.R$3])" office:value-type="float" office:value="-7.5139999999999993">
            <text:p>−7.514</text:p>
          </table:table-cell>
          <table:table-cell table:style-name="ACE-0" table:formula="of:=[.S75]-[.W75]*([.R$2]-[.R$3])" office:value-type="float" office:value="-5.8019999999999996">
            <text:p>−5.802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M-04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3850">
            <text:p>385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76]-[.F76]*[.R$2]" office:value-type="float" office:value="-6.9350000000000005">
            <text:p>−6.9</text:p>
          </table:table-cell>
          <table:table-cell table:style-name="ACE-4" table:formula="of:=SQRT(([.Y76]-[.M76])^2+[.T76]^2)" office:value-type="float" office:value="0.73869411802179663">
            <text:p>0.7</text:p>
          </table:table-cell>
          <table:table-cell table:style-name="ACE-4" table:formula="of:=SQRT(([.M76]-[.X76])^2+[.U76]^2)" office:value-type="float" office:value="0.77062377331613474">
            <text:p>0.8</text:p>
          </table:table-cell>
          <table:table-cell table:style-name="ACE-0" office:value-type="string">
            <text:p>SugiharaEtal2003,SasakiEtal1998</text:p>
          </table:table-cell>
          <table:table-cell table:number-columns-repeated="2" table:style-name="ACE-0"/>
          <table:table-cell table:style-name="ACE-0" office:value-type="float" office:value="1.9199999999999999">
            <text:p>1.92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76]+[.G76]*2" office:value-type="float" office:value="4010">
            <text:p>4010</text:p>
          </table:table-cell>
          <table:table-cell table:style-name="ACE-0" table:formula="of:=[.F76]-[.G76]*2" office:value-type="float" office:value="3690">
            <text:p>3690</text:p>
          </table:table-cell>
          <table:table-cell table:style-name="ACE-0" table:formula="of:=[.S76]-[.V76]*([.R$2]+[.R$3])" office:value-type="float" office:value="-7.7039999999999988">
            <text:p>−7.704</text:p>
          </table:table-cell>
          <table:table-cell table:style-name="ACE-0" table:formula="of:=[.S76]-[.W76]*([.R$2]-[.R$3])" office:value-type="float" office:value="-6.1980000000000004">
            <text:p>−6.198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M-02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2920">
            <text:p>292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77]-[.F77]*[.R$2]" office:value-type="float" office:value="-4.8760000000000003">
            <text:p>−4.9</text:p>
          </table:table-cell>
          <table:table-cell table:style-name="ACE-4" table:formula="of:=SQRT(([.Y77]-[.M77])^2+[.T77]^2)" office:value-type="float" office:value="0.60207972893961448">
            <text:p>0.6</text:p>
          </table:table-cell>
          <table:table-cell table:style-name="ACE-4" table:formula="of:=SQRT(([.M77]-[.X77])^2+[.U77]^2)" office:value-type="float" office:value="0.62998730145932225">
            <text:p>0.6</text:p>
          </table:table-cell>
          <table:table-cell table:style-name="ACE-0" office:value-type="string">
            <text:p>SugiharaEtal2003,SasakiEtal1998</text:p>
          </table:table-cell>
          <table:table-cell table:number-columns-repeated="2" table:style-name="ACE-0"/>
          <table:table-cell table:style-name="ACE-0" office:value-type="float" office:value="1.8400000000000001">
            <text:p>1.84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77]+[.G77]*2" office:value-type="float" office:value="3060">
            <text:p>3060</text:p>
          </table:table-cell>
          <table:table-cell table:style-name="ACE-0" table:formula="of:=[.F77]-[.G77]*2" office:value-type="float" office:value="2780">
            <text:p>2780</text:p>
          </table:table-cell>
          <table:table-cell table:style-name="ACE-0" table:formula="of:=[.S77]-[.V77]*([.R$2]+[.R$3])" office:value-type="float" office:value="-5.5039999999999996">
            <text:p>−5.504</text:p>
          </table:table-cell>
          <table:table-cell table:style-name="ACE-0" table:formula="of:=[.S77]-[.W77]*([.R$2]-[.R$3])" office:value-type="float" office:value="-4.2760000000000007">
            <text:p>−4.276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M-07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4080">
            <text:p>408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Goniastre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78]-[.F78]*[.R$2]" office:value-type="float" office:value="-8.5739999999999998">
            <text:p>−8.6</text:p>
          </table:table-cell>
          <table:table-cell table:style-name="ACE-4" table:formula="of:=SQRT(([.Y78]-[.M78])^2+[.T78]^2)" office:value-type="float" office:value="0.84947277766859497">
            <text:p>0.8</text:p>
          </table:table-cell>
          <table:table-cell table:style-name="ACE-4" table:formula="of:=SQRT(([.M78]-[.X78])^2+[.U78]^2)" office:value-type="float" office:value="0.88940654371327665">
            <text:p>0.9</text:p>
          </table:table-cell>
          <table:table-cell table:style-name="ACE-0" office:value-type="string">
            <text:p>SugiharaEtal2003,SasakiEtal1998</text:p>
          </table:table-cell>
          <table:table-cell table:number-columns-repeated="2" table:style-name="ACE-0"/>
          <table:table-cell table:style-name="ACE-0" office:value-type="float" office:value="0.81000000000000005">
            <text:p>0.81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78]+[.G78]*2" office:value-type="float" office:value="4280">
            <text:p>4280</text:p>
          </table:table-cell>
          <table:table-cell table:style-name="ACE-0" table:formula="of:=[.F78]-[.G78]*2" office:value-type="float" office:value="3880">
            <text:p>3880</text:p>
          </table:table-cell>
          <table:table-cell table:style-name="ACE-0" table:formula="of:=[.S78]-[.V78]*([.R$2]+[.R$3])" office:value-type="float" office:value="-9.461999999999998">
            <text:p>−9.462</text:p>
          </table:table-cell>
          <table:table-cell table:style-name="ACE-0" table:formula="of:=[.S78]-[.W78]*([.R$2]-[.R$3])" office:value-type="float" office:value="-7.7260000000000009">
            <text:p>−7.726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M-01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3130">
            <text:p>313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Goniastre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79]-[.F79]*[.R$2]" office:value-type="float" office:value="-6.5489999999999995">
            <text:p>−6.5</text:p>
          </table:table-cell>
          <table:table-cell table:style-name="ACE-4" table:formula="of:=SQRT(([.Y79]-[.M79])^2+[.T79]^2)" office:value-type="float" office:value="0.66687705013742893">
            <text:p>0.7</text:p>
          </table:table-cell>
          <table:table-cell table:style-name="ACE-4" table:formula="of:=SQRT(([.M79]-[.X79])^2+[.U79]^2)" office:value-type="float" office:value="0.69879109897021363">
            <text:p>0.7</text:p>
          </table:table-cell>
          <table:table-cell table:style-name="ACE-0" office:value-type="string">
            <text:p>SugiharaEtal2003,SasakiEtal1998</text:p>
          </table:table-cell>
          <table:table-cell table:number-columns-repeated="2" table:style-name="ACE-0"/>
          <table:table-cell table:style-name="ACE-0" office:value-type="float" office:value="0.65000000000000002">
            <text:p>0.65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79]+[.G79]*2" office:value-type="float" office:value="3290">
            <text:p>3290</text:p>
          </table:table-cell>
          <table:table-cell table:style-name="ACE-0" table:formula="of:=[.F79]-[.G79]*2" office:value-type="float" office:value="2970">
            <text:p>2970</text:p>
          </table:table-cell>
          <table:table-cell table:style-name="ACE-0" table:formula="of:=[.S79]-[.V79]*([.R$2]+[.R$3])" office:value-type="float" office:value="-7.2459999999999987">
            <text:p>−7.246</text:p>
          </table:table-cell>
          <table:table-cell table:style-name="ACE-0" table:formula="of:=[.S79]-[.W79]*([.R$2]-[.R$3])" office:value-type="float" office:value="-5.8840000000000003">
            <text:p>−5.884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418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2850">
            <text:p>285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80]-[.F80]*[.R$2]" office:value-type="float" office:value="-5.5249999999999995">
            <text:p>−5.5</text:p>
          </table:table-cell>
          <table:table-cell table:style-name="ACE-4" table:formula="of:=SQRT(([.Y80]-[.M80])^2+[.T80]^2)" office:value-type="float" office:value="0.63895931012858675">
            <text:p>0.6</text:p>
          </table:table-cell>
          <table:table-cell table:style-name="ACE-4" table:formula="of:=SQRT(([.M80]-[.X80])^2+[.U80]^2)" office:value-type="float" office:value="0.67086585842476698">
            <text:p>0.7</text:p>
          </table:table-cell>
          <table:table-cell table:style-name="ACE-0" office:value-type="string">
            <text:p>SugiharaEtal2003,SasakiEtal1998</text:p>
          </table:table-cell>
          <table:table-cell table:number-columns-repeated="2" table:style-name="ACE-0"/>
          <table:table-cell table:style-name="ACE-0" office:value-type="float" office:value="1.03">
            <text:p>1.03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80]+[.G80]*2" office:value-type="float" office:value="3010">
            <text:p>3010</text:p>
          </table:table-cell>
          <table:table-cell table:style-name="ACE-0" table:formula="of:=[.F80]-[.G80]*2" office:value-type="float" office:value="2690">
            <text:p>2690</text:p>
          </table:table-cell>
          <table:table-cell table:style-name="ACE-0" table:formula="of:=[.S80]-[.V80]*([.R$2]+[.R$3])" office:value-type="float" office:value="-6.1939999999999991">
            <text:p>−6.194</text:p>
          </table:table-cell>
          <table:table-cell table:style-name="ACE-0" table:formula="of:=[.S80]-[.W80]*([.R$2]-[.R$3])" office:value-type="float" office:value="-4.8879999999999999">
            <text:p>−4.888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M-03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2570">
            <text:p>257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81]-[.F81]*[.R$2]" office:value-type="float" office:value="-4.9109999999999996">
            <text:p>−4.9</text:p>
          </table:table-cell>
          <table:table-cell table:style-name="ACE-4" table:formula="of:=SQRT(([.Y81]-[.M81])^2+[.T81]^2)" office:value-type="float" office:value="0.52339373324486704">
            <text:p>0.5</text:p>
          </table:table-cell>
          <table:table-cell table:style-name="ACE-4" table:formula="of:=SQRT(([.M81]-[.X81])^2+[.U81]^2)" office:value-type="float" office:value="0.54728877203903969">
            <text:p>0.5</text:p>
          </table:table-cell>
          <table:table-cell table:style-name="ACE-0" office:value-type="string">
            <text:p>SugiharaEtal2003,SasakiEtal1998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81]+[.G81]*2" office:value-type="float" office:value="2690">
            <text:p>2690</text:p>
          </table:table-cell>
          <table:table-cell table:style-name="ACE-0" table:formula="of:=[.F81]-[.G81]*2" office:value-type="float" office:value="2450">
            <text:p>2450</text:p>
          </table:table-cell>
          <table:table-cell table:style-name="ACE-0" table:formula="of:=[.S81]-[.V81]*([.R$2]+[.R$3])" office:value-type="float" office:value="-5.4559999999999995">
            <text:p>−5.456</text:p>
          </table:table-cell>
          <table:table-cell table:style-name="ACE-0" table:formula="of:=[.S81]-[.W81]*([.R$2]-[.R$3])" office:value-type="float" office:value="-4.3900000000000006">
            <text:p>−4.39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55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7000">
            <text:p>700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Acropora digitife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82]-[.F82]*[.R$2]" office:value-type="float" office:value="-10.100000000000001">
            <text:p>−10.1</text:p>
          </table:table-cell>
          <table:table-cell table:style-name="ACE-4" table:formula="of:=SQRT(([.Y82]-[.M82])^2+[.T82]^2)" office:value-type="float" office:value="1.2290174937729728">
            <text:p>1.2</text:p>
          </table:table-cell>
          <table:table-cell table:style-name="ACE-4" table:formula="of:=SQRT(([.M82]-[.X82])^2+[.U82]^2)" office:value-type="float" office:value="1.2769792480694393">
            <text:p>1.3</text:p>
          </table:table-cell>
          <table:table-cell table:style-name="ACE-0" office:value-type="string">
            <text:p>SugiharaEtal2003,OtaEtal2000</text:p>
          </table:table-cell>
          <table:table-cell table:number-columns-repeated="2" table:style-name="ACE-0"/>
          <table:table-cell table:style-name="ACE-0" office:value-type="float" office:value="6">
            <text:p>6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82]+[.G82]*2" office:value-type="float" office:value="7240">
            <text:p>7240</text:p>
          </table:table-cell>
          <table:table-cell table:style-name="ACE-0" table:formula="of:=[.F82]-[.G82]*2" office:value-type="float" office:value="6760">
            <text:p>6760</text:p>
          </table:table-cell>
          <table:table-cell table:style-name="ACE-0" table:formula="of:=[.S82]-[.V82]*([.R$2]+[.R$3])" office:value-type="float" office:value="-11.375999999999998">
            <text:p>−11.376</text:p>
          </table:table-cell>
          <table:table-cell table:style-name="ACE-0" table:formula="of:=[.S82]-[.W82]*([.R$2]-[.R$3])" office:value-type="float" office:value="-8.8720000000000017">
            <text:p>−8.872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46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640">
            <text:p>664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Acropora robus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83]-[.F83]*[.R$2]" office:value-type="float" office:value="-12.972000000000001">
            <text:p>−13.0</text:p>
          </table:table-cell>
          <table:table-cell table:style-name="ACE-4" table:formula="of:=SQRT(([.Y83]-[.M83])^2+[.T83]^2)" office:value-type="float" office:value="1.2809761902549177">
            <text:p>1.3</text:p>
          </table:table-cell>
          <table:table-cell table:style-name="ACE-4" table:formula="of:=SQRT(([.M83]-[.X83])^2+[.U83]^2)" office:value-type="float" office:value="1.3369353013515599">
            <text:p>1.3</text:p>
          </table:table-cell>
          <table:table-cell table:style-name="ACE-0" office:value-type="string">
            <text:p>SugiharaEtal2003,OtaEtal2000</text:p>
          </table:table-cell>
          <table:table-cell table:number-columns-repeated="2" table:style-name="ACE-0"/>
          <table:table-cell table:style-name="ACE-0" office:value-type="float" office:value="2.2999999999999998">
            <text:p>2.3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83]+[.G83]*2" office:value-type="float" office:value="6920">
            <text:p>6920</text:p>
          </table:table-cell>
          <table:table-cell table:style-name="ACE-0" table:formula="of:=[.F83]-[.G83]*2" office:value-type="float" office:value="6360">
            <text:p>6360</text:p>
          </table:table-cell>
          <table:table-cell table:style-name="ACE-0" table:formula="of:=[.S83]-[.V83]*([.R$2]+[.R$3])" office:value-type="float" office:value="-14.307999999999996">
            <text:p>−14.308</text:p>
          </table:table-cell>
          <table:table-cell table:style-name="ACE-0" table:formula="of:=[.S83]-[.W83]*([.R$2]-[.R$3])" office:value-type="float" office:value="-11.692">
            <text:p>−11.692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42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400">
            <text:p>640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Gardineroseris planul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84]-[.F84]*[.R$2]" office:value-type="float" office:value="-10.819999999999999">
            <text:p>−10.8</text:p>
          </table:table-cell>
          <table:table-cell table:style-name="ACE-4" table:formula="of:=SQRT(([.Y84]-[.M84])^2+[.T84]^2)" office:value-type="float" office:value="1.2569948289471982">
            <text:p>1.3</text:p>
          </table:table-cell>
          <table:table-cell table:style-name="ACE-4" table:formula="of:=SQRT(([.M84]-[.X84])^2+[.U84]^2)" office:value-type="float" office:value="1.3129523982231812">
            <text:p>1.3</text:p>
          </table:table-cell>
          <table:table-cell table:style-name="ACE-0" office:value-type="string">
            <text:p>SugiharaEtal2003,OtaEtal2000</text:p>
          </table:table-cell>
          <table:table-cell table:number-columns-repeated="2" table:style-name="ACE-0"/>
          <table:table-cell table:style-name="ACE-0" office:value-type="float" office:value="3.8999999999999999">
            <text:p>3.9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84]+[.G84]*2" office:value-type="float" office:value="6680">
            <text:p>6680</text:p>
          </table:table-cell>
          <table:table-cell table:style-name="ACE-0" table:formula="of:=[.F84]-[.G84]*2" office:value-type="float" office:value="6120">
            <text:p>6120</text:p>
          </table:table-cell>
          <table:table-cell table:style-name="ACE-0" table:formula="of:=[.S84]-[.V84]*([.R$2]+[.R$3])" office:value-type="float" office:value="-12.132">
            <text:p>−12.132</text:p>
          </table:table-cell>
          <table:table-cell table:style-name="ACE-0" table:formula="of:=[.S84]-[.W84]*([.R$2]-[.R$3])" office:value-type="float" office:value="-9.5640000000000001">
            <text:p>−9.564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45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330">
            <text:p>633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Acropora gemmife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85]-[.F85]*[.R$2]" office:value-type="float" office:value="-10.658999999999999">
            <text:p>−10.7</text:p>
          </table:table-cell>
          <table:table-cell table:style-name="ACE-4" table:formula="of:=SQRT(([.Y85]-[.M85])^2+[.T85]^2)" office:value-type="float" office:value="1.2060368982746739">
            <text:p>1.2</text:p>
          </table:table-cell>
          <table:table-cell table:style-name="ACE-4" table:formula="of:=SQRT(([.M85]-[.X85])^2+[.U85]^2)" office:value-type="float" office:value="1.2579940381416754">
            <text:p>1.3</text:p>
          </table:table-cell>
          <table:table-cell table:style-name="ACE-0" office:value-type="string">
            <text:p>SugiharaEtal2003,OtaEtal2000</text:p>
          </table:table-cell>
          <table:table-cell table:number-columns-repeated="2" table:style-name="ACE-0"/>
          <table:table-cell table:style-name="ACE-0" office:value-type="float" office:value="3.8999999999999999">
            <text:p>3.9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85]+[.G85]*2" office:value-type="float" office:value="6590">
            <text:p>6590</text:p>
          </table:table-cell>
          <table:table-cell table:style-name="ACE-0" table:formula="of:=[.F85]-[.G85]*2" office:value-type="float" office:value="6070">
            <text:p>6070</text:p>
          </table:table-cell>
          <table:table-cell table:style-name="ACE-0" table:formula="of:=[.S85]-[.V85]*([.R$2]+[.R$3])" office:value-type="float" office:value="-11.915999999999999">
            <text:p>−11.916</text:p>
          </table:table-cell>
          <table:table-cell table:style-name="ACE-0" table:formula="of:=[.S85]-[.W85]*([.R$2]-[.R$3])" office:value-type="float" office:value="-9.4540000000000006">
            <text:p>−9.454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43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150">
            <text:p>615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86]-[.F86]*[.R$2]" office:value-type="float" office:value="-11.244999999999999">
            <text:p>−11.2</text:p>
          </table:table-cell>
          <table:table-cell table:style-name="ACE-4" table:formula="of:=SQRT(([.Y86]-[.M86])^2+[.T86]^2)" office:value-type="float" office:value="1.1880526082627816">
            <text:p>1.2</text:p>
          </table:table-cell>
          <table:table-cell table:style-name="ACE-4" table:formula="of:=SQRT(([.M86]-[.X86])^2+[.U86]^2)" office:value-type="float" office:value="1.2400084677130223">
            <text:p>1.2</text:p>
          </table:table-cell>
          <table:table-cell table:style-name="ACE-0" office:value-type="string">
            <text:p>SugiharaEtal2003,OtaEtal2000</text:p>
          </table:table-cell>
          <table:table-cell table:number-columns-repeated="2" table:style-name="ACE-0"/>
          <table:table-cell table:style-name="ACE-0" office:value-type="float" office:value="2.8999999999999999">
            <text:p>2.9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86]+[.G86]*2" office:value-type="float" office:value="6410">
            <text:p>6410</text:p>
          </table:table-cell>
          <table:table-cell table:style-name="ACE-0" table:formula="of:=[.F86]-[.G86]*2" office:value-type="float" office:value="5890">
            <text:p>5890</text:p>
          </table:table-cell>
          <table:table-cell table:style-name="ACE-0" table:formula="of:=[.S86]-[.V86]*([.R$2]+[.R$3])" office:value-type="float" office:value="-12.483999999999998">
            <text:p>−12.484</text:p>
          </table:table-cell>
          <table:table-cell table:style-name="ACE-0" table:formula="of:=[.S86]-[.W86]*([.R$2]-[.R$3])" office:value-type="float" office:value="-10.058">
            <text:p>−10.058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51a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950">
            <text:p>595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Acropora digitife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87]-[.F87]*[.R$2]" office:value-type="float" office:value="-10.685">
            <text:p>−10.7</text:p>
          </table:table-cell>
          <table:table-cell table:style-name="ACE-4" table:formula="of:=SQRT(([.Y87]-[.M87])^2+[.T87]^2)" office:value-type="float" office:value="1.0801578588336065">
            <text:p>1.1</text:p>
          </table:table-cell>
          <table:table-cell table:style-name="ACE-4" table:formula="of:=SQRT(([.M87]-[.X87])^2+[.U87]^2)" office:value-type="float" office:value="1.1241125388500897">
            <text:p>1.1</text:p>
          </table:table-cell>
          <table:table-cell table:style-name="ACE-0" office:value-type="string">
            <text:p>SugiharaEtal2003,OtaEtal2000</text:p>
          </table:table-cell>
          <table:table-cell table:number-columns-repeated="2"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87]+[.G87]*2" office:value-type="float" office:value="6170">
            <text:p>6170</text:p>
          </table:table-cell>
          <table:table-cell table:style-name="ACE-0" table:formula="of:=[.F87]-[.G87]*2" office:value-type="float" office:value="5730">
            <text:p>5730</text:p>
          </table:table-cell>
          <table:table-cell table:style-name="ACE-0" table:formula="of:=[.S87]-[.V87]*([.R$2]+[.R$3])" office:value-type="float" office:value="-11.807999999999998">
            <text:p>−11.808</text:p>
          </table:table-cell>
          <table:table-cell table:style-name="ACE-0" table:formula="of:=[.S87]-[.W87]*([.R$2]-[.R$3])" office:value-type="float" office:value="-9.6059999999999999">
            <text:p>−9.606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44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780">
            <text:p>578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Acropora digitife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88]-[.F88]*[.R$2]" office:value-type="float" office:value="-10.694000000000001">
            <text:p>−10.7</text:p>
          </table:table-cell>
          <table:table-cell table:style-name="ACE-4" table:formula="of:=SQRT(([.Y88]-[.M88])^2+[.T88]^2)" office:value-type="float" office:value="1.1071296220407074">
            <text:p>1.1</text:p>
          </table:table-cell>
          <table:table-cell table:style-name="ACE-4" table:formula="of:=SQRT(([.M88]-[.X88])^2+[.U88]^2)" office:value-type="float" office:value="1.155082681023309">
            <text:p>1.2</text:p>
          </table:table-cell>
          <table:table-cell table:style-name="ACE-0" office:value-type="string">
            <text:p>SugiharaEtal2003,OtaEtal2000</text:p>
          </table:table-cell>
          <table:table-cell table:number-columns-repeated="2" table:style-name="ACE-0"/>
          <table:table-cell table:style-name="ACE-0" office:value-type="float" office:value="2.6000000000000001">
            <text:p>2.6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88]+[.G88]*2" office:value-type="float" office:value="6020">
            <text:p>6020</text:p>
          </table:table-cell>
          <table:table-cell table:style-name="ACE-0" table:formula="of:=[.F88]-[.G88]*2" office:value-type="float" office:value="5540">
            <text:p>5540</text:p>
          </table:table-cell>
          <table:table-cell table:style-name="ACE-0" table:formula="of:=[.S88]-[.V88]*([.R$2]+[.R$3])" office:value-type="float" office:value="-11.847999999999999">
            <text:p>−11.848</text:p>
          </table:table-cell>
          <table:table-cell table:style-name="ACE-0" table:formula="of:=[.S88]-[.W88]*([.R$2]-[.R$3])" office:value-type="float" office:value="-9.588000000000001">
            <text:p>−9.588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41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500">
            <text:p>550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Acropora digitife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89]-[.F89]*[.R$2]" office:value-type="float" office:value="-9.0500000000000007">
            <text:p>−9.1</text:p>
          </table:table-cell>
          <table:table-cell table:style-name="ACE-4" table:formula="of:=SQRT(([.Y89]-[.M89])^2+[.T89]^2)" office:value-type="float" office:value="1.0352081916213751">
            <text:p>1.0</text:p>
          </table:table-cell>
          <table:table-cell table:style-name="ACE-4" table:formula="of:=SQRT(([.M89]-[.X89])^2+[.U89]^2)" office:value-type="float" office:value="1.0791589317612094">
            <text:p>1.1</text:p>
          </table:table-cell>
          <table:table-cell table:style-name="ACE-0" office:value-type="string">
            <text:p>SugiharaEtal2003,OtaEtal2000</text:p>
          </table:table-cell>
          <table:table-cell table:number-columns-repeated="2" table:style-name="ACE-0"/>
          <table:table-cell table:style-name="ACE-0" office:value-type="float" office:value="3.6000000000000001">
            <text:p>3.6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89]+[.G89]*2" office:value-type="float" office:value="5720">
            <text:p>5720</text:p>
          </table:table-cell>
          <table:table-cell table:style-name="ACE-0" table:formula="of:=[.F89]-[.G89]*2" office:value-type="float" office:value="5280">
            <text:p>5280</text:p>
          </table:table-cell>
          <table:table-cell table:style-name="ACE-0" table:formula="of:=[.S89]-[.V89]*([.R$2]+[.R$3])" office:value-type="float" office:value="-10.127999999999998">
            <text:p>−10.128</text:p>
          </table:table-cell>
          <table:table-cell table:style-name="ACE-0" table:formula="of:=[.S89]-[.W89]*([.R$2]-[.R$3])" office:value-type="float" office:value="-8.0160000000000018">
            <text:p>−8.016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432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360">
            <text:p>536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Acropora gemmife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90]-[.F90]*[.R$2]" office:value-type="float" office:value="-8.7279999999999998">
            <text:p>−8.7</text:p>
          </table:table-cell>
          <table:table-cell table:style-name="ACE-4" table:formula="of:=SQRT(([.Y90]-[.M90])^2+[.T90]^2)" office:value-type="float" office:value="1.0651741641628361">
            <text:p>1.1</text:p>
          </table:table-cell>
          <table:table-cell table:style-name="ACE-4" table:formula="of:=SQRT(([.M90]-[.X90])^2+[.U90]^2)" office:value-type="float" office:value="1.1131235331264902">
            <text:p>1.1</text:p>
          </table:table-cell>
          <table:table-cell table:style-name="ACE-0" office:value-type="string">
            <text:p>SugiharaEtal2003,OtaEtal2000</text:p>
          </table:table-cell>
          <table:table-cell table:number-columns-repeated="2" table:style-name="ACE-0"/>
          <table:table-cell table:style-name="ACE-0" office:value-type="float" office:value="3.6000000000000001">
            <text:p>3.6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90]+[.G90]*2" office:value-type="float" office:value="5600">
            <text:p>5600</text:p>
          </table:table-cell>
          <table:table-cell table:style-name="ACE-0" table:formula="of:=[.F90]-[.G90]*2" office:value-type="float" office:value="5120">
            <text:p>5120</text:p>
          </table:table-cell>
          <table:table-cell table:style-name="ACE-0" table:formula="of:=[.S90]-[.V90]*([.R$2]+[.R$3])" office:value-type="float" office:value="-9.8399999999999999">
            <text:p>−9.84</text:p>
          </table:table-cell>
          <table:table-cell table:style-name="ACE-0" table:formula="of:=[.S90]-[.W90]*([.R$2]-[.R$3])" office:value-type="float" office:value="-7.6640000000000015">
            <text:p>−7.664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435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320">
            <text:p>532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Pavona minu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91]-[.F91]*[.R$2]" office:value-type="float" office:value="-8.2360000000000007">
            <text:p>−8.2</text:p>
          </table:table-cell>
          <table:table-cell table:style-name="ACE-4" table:formula="of:=SQRT(([.Y91]-[.M91])^2+[.T91]^2)" office:value-type="float" office:value="1.0172295709425676">
            <text:p>1.0</text:p>
          </table:table-cell>
          <table:table-cell table:style-name="ACE-4" table:formula="of:=SQRT(([.M91]-[.X91])^2+[.U91]^2)" office:value-type="float" office:value="1.0611785900591837">
            <text:p>1.1</text:p>
          </table:table-cell>
          <table:table-cell table:style-name="ACE-0" office:value-type="string">
            <text:p>SugiharaEtal2003,OtaEtal2000</text:p>
          </table:table-cell>
          <table:table-cell table:number-columns-repeated="2" table:style-name="ACE-0"/>
          <table:table-cell table:style-name="ACE-0" office:value-type="float" office:value="4">
            <text:p>4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91]+[.G91]*2" office:value-type="float" office:value="5540">
            <text:p>5540</text:p>
          </table:table-cell>
          <table:table-cell table:style-name="ACE-0" table:formula="of:=[.F91]-[.G91]*2" office:value-type="float" office:value="5100">
            <text:p>5100</text:p>
          </table:table-cell>
          <table:table-cell table:style-name="ACE-0" table:formula="of:=[.S91]-[.V91]*([.R$2]+[.R$3])" office:value-type="float" office:value="-9.2959999999999994">
            <text:p>−9.296</text:p>
          </table:table-cell>
          <table:table-cell table:style-name="ACE-0" table:formula="of:=[.S91]-[.W91]*([.R$2]-[.R$3])" office:value-type="float" office:value="-7.2200000000000006">
            <text:p>−7.22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57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310">
            <text:p>531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Acropora formos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92]-[.F92]*[.R$2]" office:value-type="float" office:value="-10.012999999999998">
            <text:p>−10.0</text:p>
          </table:table-cell>
          <table:table-cell table:style-name="ACE-4" table:formula="of:=SQRT(([.Y92]-[.M92])^2+[.T92]^2)" office:value-type="float" office:value="1.0162307808760733">
            <text:p>1.0</text:p>
          </table:table-cell>
          <table:table-cell table:style-name="ACE-4" table:formula="of:=SQRT(([.M92]-[.X92])^2+[.U92]^2)" office:value-type="float" office:value="1.0601797017487187">
            <text:p>1.1</text:p>
          </table:table-cell>
          <table:table-cell table:style-name="ACE-0" office:value-type="string">
            <text:p>SugiharaEtal2003,OtaEtal2000</text:p>
          </table:table-cell>
          <table:table-cell table:number-columns-repeated="2" table:style-name="ACE-0"/>
          <table:table-cell table:style-name="ACE-0" office:value-type="float" office:value="2.2000000000000002">
            <text:p>2.2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92]+[.G92]*2" office:value-type="float" office:value="5530">
            <text:p>5530</text:p>
          </table:table-cell>
          <table:table-cell table:style-name="ACE-0" table:formula="of:=[.F92]-[.G92]*2" office:value-type="float" office:value="5090">
            <text:p>5090</text:p>
          </table:table-cell>
          <table:table-cell table:style-name="ACE-0" table:formula="of:=[.S92]-[.V92]*([.R$2]+[.R$3])" office:value-type="float" office:value="-11.071999999999999">
            <text:p>−11.072</text:p>
          </table:table-cell>
          <table:table-cell table:style-name="ACE-0" table:formula="of:=[.S92]-[.W92]*([.R$2]-[.R$3])" office:value-type="float" office:value="-8.9980000000000011">
            <text:p>−8.998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N-04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4340">
            <text:p>434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Acropora palife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93]-[.F93]*[.R$2]" office:value-type="float" office:value="-7.7819999999999991">
            <text:p>−7.8</text:p>
          </table:table-cell>
          <table:table-cell table:style-name="ACE-4" table:formula="of:=SQRT(([.Y93]-[.M93])^2+[.T93]^2)" office:value-type="float" office:value="0.83150466023949443">
            <text:p>0.8</text:p>
          </table:table-cell>
          <table:table-cell table:style-name="ACE-4" table:formula="of:=SQRT(([.M93]-[.X93])^2+[.U93]^2)" office:value-type="float" office:value="0.86744221709575609">
            <text:p>0.9</text:p>
          </table:table-cell>
          <table:table-cell table:style-name="ACE-0" office:value-type="string">
            <text:p>SugiharaEtal2003,OtaEtal2000</text:p>
          </table:table-cell>
          <table:table-cell table:number-columns-repeated="2" table:style-name="ACE-0"/>
          <table:table-cell table:style-name="ACE-0" office:value-type="float" office:value="2.2000000000000002">
            <text:p>2.2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93]+[.G93]*2" office:value-type="float" office:value="4520">
            <text:p>4520</text:p>
          </table:table-cell>
          <table:table-cell table:style-name="ACE-0" table:formula="of:=[.F93]-[.G93]*2" office:value-type="float" office:value="4160">
            <text:p>4160</text:p>
          </table:table-cell>
          <table:table-cell table:style-name="ACE-0" table:formula="of:=[.S93]-[.V93]*([.R$2]+[.R$3])" office:value-type="float" office:value="-8.6479999999999997">
            <text:p>−8.648</text:p>
          </table:table-cell>
          <table:table-cell table:style-name="ACE-0" table:formula="of:=[.S93]-[.W93]*([.R$2]-[.R$3])" office:value-type="float" office:value="-6.9520000000000008">
            <text:p>−6.952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65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3090">
            <text:p>309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Acropora robus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94]-[.F94]*[.R$2]" office:value-type="float" office:value="-5.0069999999999997">
            <text:p>−5.0</text:p>
          </table:table-cell>
          <table:table-cell table:style-name="ACE-4" table:formula="of:=SQRT(([.Y94]-[.M94])^2+[.T94]^2)" office:value-type="float" office:value="0.61902261671121428">
            <text:p>0.6</text:p>
          </table:table-cell>
          <table:table-cell table:style-name="ACE-4" table:formula="of:=SQRT(([.M94]-[.X94])^2+[.U94]^2)" office:value-type="float" office:value="0.64693508175086578">
            <text:p>0.6</text:p>
          </table:table-cell>
          <table:table-cell table:style-name="ACE-0" office:value-type="string">
            <text:p>SugiharaEtal2003,OtaEtal2000</text:p>
          </table:table-cell>
          <table:table-cell table:number-columns-repeated="2" table:style-name="ACE-0"/>
          <table:table-cell table:style-name="ACE-0" office:value-type="float" office:value="2.1000000000000001">
            <text:p>2.1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94]+[.G94]*2" office:value-type="float" office:value="3230">
            <text:p>3230</text:p>
          </table:table-cell>
          <table:table-cell table:style-name="ACE-0" table:formula="of:=[.F94]-[.G94]*2" office:value-type="float" office:value="2950">
            <text:p>2950</text:p>
          </table:table-cell>
          <table:table-cell table:style-name="ACE-0" table:formula="of:=[.S94]-[.V94]*([.R$2]+[.R$3])" office:value-type="float" office:value="-5.6519999999999992">
            <text:p>−5.652</text:p>
          </table:table-cell>
          <table:table-cell table:style-name="ACE-0" table:formula="of:=[.S94]-[.W94]*([.R$2]-[.R$3])" office:value-type="float" office:value="-4.3900000000000006">
            <text:p>−4.39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61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4650">
            <text:p>465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Acropora robus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95]-[.F95]*[.R$2]" office:value-type="float" office:value="-9.995000000000001">
            <text:p>−10.0</text:p>
          </table:table-cell>
          <table:table-cell table:style-name="ACE-4" table:formula="of:=SQRT(([.Y95]-[.M95])^2+[.T95]^2)" office:value-type="float" office:value="0.90638016306624825">
            <text:p>0.9</text:p>
          </table:table-cell>
          <table:table-cell table:style-name="ACE-4" table:formula="of:=SQRT(([.M95]-[.X95])^2+[.U95]^2)" office:value-type="float" office:value="0.94632182686441146">
            <text:p>0.9</text:p>
          </table:table-cell>
          <table:table-cell table:style-name="ACE-0" office:value-type="string">
            <text:p>SugiharaEtal2003,OtaEtal2000</text:p>
          </table:table-cell>
          <table:table-cell table:number-columns-repeated="2" table:style-name="ACE-0"/>
          <table:table-cell table:style-name="ACE-0" office:value-type="float" office:value="0.69999999999999996">
            <text:p>0.7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95]+[.G95]*2" office:value-type="float" office:value="4850">
            <text:p>4850</text:p>
          </table:table-cell>
          <table:table-cell table:style-name="ACE-0" table:formula="of:=[.F95]-[.G95]*2" office:value-type="float" office:value="4450">
            <text:p>4450</text:p>
          </table:table-cell>
          <table:table-cell table:style-name="ACE-0" table:formula="of:=[.S95]-[.V95]*([.R$2]+[.R$3])" office:value-type="float" office:value="-10.94">
            <text:p>−10.94</text:p>
          </table:table-cell>
          <table:table-cell table:style-name="ACE-0" table:formula="of:=[.S95]-[.W95]*([.R$2]-[.R$3])" office:value-type="float" office:value="-9.0900000000000016">
            <text:p>−9.09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59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2590">
            <text:p>259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Acropora gemmife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96]-[.F96]*[.R$2]" office:value-type="float" office:value="-5.157">
            <text:p>−5.2</text:p>
          </table:table-cell>
          <table:table-cell table:style-name="ACE-4" table:formula="of:=SQRT(([.Y96]-[.M96])^2+[.T96]^2)" office:value-type="float" office:value="0.56920031623322132">
            <text:p>0.6</text:p>
          </table:table-cell>
          <table:table-cell table:style-name="ACE-4" table:formula="of:=SQRT(([.M96]-[.X96])^2+[.U96]^2)" office:value-type="float" office:value="0.59709714452507623">
            <text:p>0.6</text:p>
          </table:table-cell>
          <table:table-cell table:style-name="ACE-0" office:value-type="string">
            <text:p>SugiharaEtal2003,OtaEtal2000</text:p>
          </table:table-cell>
          <table:table-cell table:number-columns-repeated="2" table:style-name="ACE-0"/>
          <table:table-cell table:style-name="ACE-0" office:value-type="float" office:value="0.80000000000000004">
            <text:p>0.8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96]+[.G96]*2" office:value-type="float" office:value="2730">
            <text:p>2730</text:p>
          </table:table-cell>
          <table:table-cell table:style-name="ACE-0" table:formula="of:=[.F96]-[.G96]*2" office:value-type="float" office:value="2450">
            <text:p>2450</text:p>
          </table:table-cell>
          <table:table-cell table:style-name="ACE-0" table:formula="of:=[.S96]-[.V96]*([.R$2]+[.R$3])" office:value-type="float" office:value="-5.7519999999999998">
            <text:p>−5.752</text:p>
          </table:table-cell>
          <table:table-cell table:style-name="ACE-0" table:formula="of:=[.S96]-[.W96]*([.R$2]-[.R$3])" office:value-type="float" office:value="-4.5900000000000007">
            <text:p>−4.59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H-140a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330">
            <text:p>5330</text:p>
          </table:table-cell>
          <table:table-cell table:style-name="ACE-0" office:value-type="float" office:value="165">
            <text:p>165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97]-[.F97]*[.R$2]" office:value-type="float" office:value="-11.059000000000001">
            <text:p>−11.1</text:p>
          </table:table-cell>
          <table:table-cell table:style-name="ACE-4" table:formula="of:=SQRT(([.Y97]-[.M97])^2+[.T97]^2)" office:value-type="float" office:value="1.3546516157300375">
            <text:p>1.4</text:p>
          </table:table-cell>
          <table:table-cell table:style-name="ACE-4" table:formula="of:=SQRT(([.M97]-[.X97])^2+[.U97]^2)" office:value-type="float" office:value="1.4162009038268542">
            <text:p>1.4</text:p>
          </table:table-cell>
          <table:table-cell table:style-name="ACE-0" office:value-type="string">
            <text:p>SugiharaEtal2003,NakataEtal1978</text:p>
          </table:table-cell>
          <table:table-cell table:number-columns-repeated="2" table:style-name="ACE-0"/>
          <table:table-cell table:style-name="ACE-0" office:value-type="float" office:value="1.2">
            <text:p>1.2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97]+[.G97]*2" office:value-type="float" office:value="5660">
            <text:p>5660</text:p>
          </table:table-cell>
          <table:table-cell table:style-name="ACE-0" table:formula="of:=[.F97]-[.G97]*2" office:value-type="float" office:value="5000">
            <text:p>5000</text:p>
          </table:table-cell>
          <table:table-cell table:style-name="ACE-0" table:formula="of:=[.S97]-[.V97]*([.R$2]+[.R$3])" office:value-type="float" office:value="-12.384">
            <text:p>−12.384</text:p>
          </table:table-cell>
          <table:table-cell table:style-name="ACE-0" table:formula="of:=[.S97]-[.W97]*([.R$2]-[.R$3])" office:value-type="float" office:value="-9.8000000000000007">
            <text:p>−9.8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H-132a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035">
            <text:p>5035</text:p>
          </table:table-cell>
          <table:table-cell table:style-name="ACE-0" office:value-type="float" office:value="165">
            <text:p>165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98]-[.F98]*[.R$2]" office:value-type="float" office:value="-9.0805000000000007">
            <text:p>−9.1</text:p>
          </table:table-cell>
          <table:table-cell table:style-name="ACE-4" table:formula="of:=SQRT(([.Y98]-[.M98])^2+[.T98]^2)" office:value-type="float" office:value="1.3272792660175172">
            <text:p>1.3</text:p>
          </table:table-cell>
          <table:table-cell table:style-name="ACE-4" table:formula="of:=SQRT(([.M98]-[.X98])^2+[.U98]^2)" office:value-type="float" office:value="1.3886397120923759">
            <text:p>1.4</text:p>
          </table:table-cell>
          <table:table-cell table:style-name="ACE-0" office:value-type="string">
            <text:p>SugiharaEtal2003,NakataEtal1978</text:p>
          </table:table-cell>
          <table:table-cell table:number-columns-repeated="2" table:style-name="ACE-0"/>
          <table:table-cell table:style-name="ACE-0" office:value-type="float" office:value="2.5">
            <text:p>2.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98]+[.G98]*2" office:value-type="float" office:value="5365">
            <text:p>5365</text:p>
          </table:table-cell>
          <table:table-cell table:style-name="ACE-0" table:formula="of:=[.F98]-[.G98]*2" office:value-type="float" office:value="4705">
            <text:p>4705</text:p>
          </table:table-cell>
          <table:table-cell table:style-name="ACE-0" table:formula="of:=[.S98]-[.V98]*([.R$2]+[.R$3])" office:value-type="float" office:value="-10.375999999999999">
            <text:p>−10.376</text:p>
          </table:table-cell>
          <table:table-cell table:style-name="ACE-0" table:formula="of:=[.S98]-[.W98]*([.R$2]-[.R$3])" office:value-type="float" office:value="-7.8510000000000009">
            <text:p>−7.851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H-139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135">
            <text:p>5135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99]-[.F99]*[.R$2]" office:value-type="float" office:value="-10.410499999999999">
            <text:p>−10.4</text:p>
          </table:table-cell>
          <table:table-cell table:style-name="ACE-4" table:formula="of:=SQRT(([.Y99]-[.M99])^2+[.T99]^2)" office:value-type="float" office:value="1.3161710565120319">
            <text:p>1.3</text:p>
          </table:table-cell>
          <table:table-cell table:style-name="ACE-4" table:formula="of:=SQRT(([.M99]-[.X99])^2+[.U99]^2)" office:value-type="float" office:value="1.3755879651988812">
            <text:p>1.4</text:p>
          </table:table-cell>
          <table:table-cell table:style-name="ACE-0" office:value-type="string">
            <text:p>SugiharaEtal2003,NakataEtal1978</text:p>
          </table:table-cell>
          <table:table-cell table:number-columns-repeated="2" table:style-name="ACE-0"/>
          <table:table-cell table:style-name="ACE-0" office:value-type="float" office:value="1.3999999999999999">
            <text:p>1.4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99]+[.G99]*2" office:value-type="float" office:value="5455">
            <text:p>5455</text:p>
          </table:table-cell>
          <table:table-cell table:style-name="ACE-0" table:formula="of:=[.F99]-[.G99]*2" office:value-type="float" office:value="4815">
            <text:p>4815</text:p>
          </table:table-cell>
          <table:table-cell table:style-name="ACE-0" table:formula="of:=[.S99]-[.V99]*([.R$2]+[.R$3])" office:value-type="float" office:value="-11.691999999999998">
            <text:p>−11.692</text:p>
          </table:table-cell>
          <table:table-cell table:style-name="ACE-0" table:formula="of:=[.S99]-[.W99]*([.R$2]-[.R$3])" office:value-type="float" office:value="-9.1929999999999996">
            <text:p>−9.193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H-141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4390">
            <text:p>439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00]-[.F100]*[.R$2]" office:value-type="float" office:value="-5.1969999999999992">
            <text:p>−5.2</text:p>
          </table:table-cell>
          <table:table-cell table:style-name="ACE-4" table:formula="of:=SQRT(([.Y100]-[.M100])^2+[.T100]^2)" office:value-type="float" office:value="1.207394301792085">
            <text:p>1.2</text:p>
          </table:table-cell>
          <table:table-cell table:style-name="ACE-4" table:formula="of:=SQRT(([.M100]-[.X100])^2+[.U100]^2)" office:value-type="float" office:value="1.2622523519486892">
            <text:p>1.3</text:p>
          </table:table-cell>
          <table:table-cell table:style-name="ACE-0" office:value-type="string">
            <text:p>SugiharaEtal2003,NakataEtal1978</text:p>
          </table:table-cell>
          <table:table-cell table:number-columns-repeated="2" table:style-name="ACE-0"/>
          <table:table-cell table:style-name="ACE-0" office:value-type="float" office:value="4.9000000000000004">
            <text:p>4.9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00]+[.G100]*2" office:value-type="float" office:value="4690">
            <text:p>4690</text:p>
          </table:table-cell>
          <table:table-cell table:style-name="ACE-0" table:formula="of:=[.F100]-[.G100]*2" office:value-type="float" office:value="4090">
            <text:p>4090</text:p>
          </table:table-cell>
          <table:table-cell table:style-name="ACE-0" table:formula="of:=[.S100]-[.V100]*([.R$2]+[.R$3])" office:value-type="float" office:value="-6.3559999999999981">
            <text:p>−6.356</text:p>
          </table:table-cell>
          <table:table-cell table:style-name="ACE-0" table:formula="of:=[.S100]-[.W100]*([.R$2]-[.R$3])" office:value-type="float" office:value="-4.0980000000000008">
            <text:p>−4.098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453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2740">
            <text:p>274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Not described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01]-[.F101]*[.R$2]" office:value-type="float" office:value="-4.4019999999999992">
            <text:p>−4.4</text:p>
          </table:table-cell>
          <table:table-cell table:style-name="ACE-4" table:formula="of:=SQRT(([.Y101]-[.M101])^2+[.T101]^2)" office:value-type="float" office:value="0.87166277883135446">
            <text:p>0.9</text:p>
          </table:table-cell>
          <table:table-cell table:style-name="ACE-4" table:formula="of:=SQRT(([.M101]-[.X101])^2+[.U101]^2)" office:value-type="float" office:value="1.4172212247916693">
            <text:p>1.4</text:p>
          </table:table-cell>
          <table:table-cell table:style-name="ACE-0" office:value-type="string">
            <text:p>SugiharaEtal2003,MiiKigoshi1966</text:p>
          </table:table-cell>
          <table:table-cell table:number-columns-repeated="2" table:style-name="ACE-0"/>
          <table:table-cell table:style-name="ACE-0" office:value-type="float" office:value="1.8999999999999999">
            <text:p>1.9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1.2">
            <text:p>1.2</text:p>
          </table:table-cell>
          <table:table-cell table:style-name="ACE-0" table:formula="of:=[.F101]+[.G101]*2" office:value-type="float" office:value="2940">
            <text:p>2940</text:p>
          </table:table-cell>
          <table:table-cell table:style-name="ACE-0" table:formula="of:=[.F101]-[.G101]*2" office:value-type="float" office:value="2540">
            <text:p>2540</text:p>
          </table:table-cell>
          <table:table-cell table:style-name="ACE-0" table:formula="of:=[.S101]-[.V101]*([.R$2]+[.R$3])" office:value-type="float" office:value="-5.1559999999999988">
            <text:p>−5.156</text:p>
          </table:table-cell>
          <table:table-cell table:style-name="ACE-0" table:formula="of:=[.S101]-[.W101]*([.R$2]-[.R$3])" office:value-type="float" office:value="-3.6880000000000002">
            <text:p>−3.688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L-1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3790">
            <text:p>379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Favites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02]-[.F102]*[.R$2]" office:value-type="float" office:value="-5.4670000000000005">
            <text:p>−5.5</text:p>
          </table:table-cell>
          <table:table-cell table:style-name="ACE-4" table:formula="of:=SQRT(([.Y102]-[.M102])^2+[.T102]^2)" office:value-type="float" office:value="0.84968758964692381">
            <text:p>0.8</text:p>
          </table:table-cell>
          <table:table-cell table:style-name="ACE-4" table:formula="of:=SQRT(([.M102]-[.X102])^2+[.U102]^2)" office:value-type="float" office:value="0.87248209150675249">
            <text:p>0.9</text:p>
          </table:table-cell>
          <table:table-cell table:style-name="ACE-0" office:value-type="string">
            <text:p>SugiharaEtal2003,KonishiEtal1983</text:p>
          </table:table-cell>
          <table:table-cell table:number-columns-repeated="2" table:style-name="ACE-0"/>
          <table:table-cell table:style-name="ACE-0" office:value-type="float" office:value="3.25">
            <text:p>3.2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02]+[.G102]*2" office:value-type="float" office:value="3930">
            <text:p>3930</text:p>
          </table:table-cell>
          <table:table-cell table:style-name="ACE-0" table:formula="of:=[.F102]-[.G102]*2" office:value-type="float" office:value="3650">
            <text:p>3650</text:p>
          </table:table-cell>
          <table:table-cell table:style-name="ACE-0" table:formula="of:=[.S102]-[.V102]*([.R$2]+[.R$3])" office:value-type="float" office:value="-6.1819999999999986">
            <text:p>−6.182</text:p>
          </table:table-cell>
          <table:table-cell table:style-name="ACE-0" table:formula="of:=[.S102]-[.W102]*([.R$2]-[.R$3])" office:value-type="float" office:value="-4.7800000000000011">
            <text:p>−4.78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L-15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3650">
            <text:p>365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Favia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03]-[.F103]*[.R$2]" office:value-type="float" office:value="-5.9449999999999994">
            <text:p>−5.9</text:p>
          </table:table-cell>
          <table:table-cell table:style-name="ACE-4" table:formula="of:=SQRT(([.Y103]-[.M103])^2+[.T103]^2)" office:value-type="float" office:value="0.83840861159699376">
            <text:p>0.8</text:p>
          </table:table-cell>
          <table:table-cell table:style-name="ACE-4" table:formula="of:=SQRT(([.M103]-[.X103])^2+[.U103]^2)" office:value-type="float" office:value="0.86104645635412769">
            <text:p>0.9</text:p>
          </table:table-cell>
          <table:table-cell table:style-name="ACE-0" office:value-type="string">
            <text:p>SugiharaEtal2003,KonishiEtal1983</text:p>
          </table:table-cell>
          <table:table-cell table:number-columns-repeated="2" table:style-name="ACE-0"/>
          <table:table-cell table:style-name="ACE-0" office:value-type="float" office:value="2.4500000000000002">
            <text:p>2.4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03]+[.G103]*2" office:value-type="float" office:value="3790">
            <text:p>3790</text:p>
          </table:table-cell>
          <table:table-cell table:style-name="ACE-0" table:formula="of:=[.F103]-[.G103]*2" office:value-type="float" office:value="3510">
            <text:p>3510</text:p>
          </table:table-cell>
          <table:table-cell table:style-name="ACE-0" table:formula="of:=[.S103]-[.V103]*([.R$2]+[.R$3])" office:value-type="float" office:value="-6.6459999999999999">
            <text:p>−6.646</text:p>
          </table:table-cell>
          <table:table-cell table:style-name="ACE-0" table:formula="of:=[.S103]-[.W103]*([.R$2]-[.R$3])" office:value-type="float" office:value="-5.2720000000000002">
            <text:p>−5.272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L-2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3490">
            <text:p>349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Goniastrea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04]-[.F104]*[.R$2]" office:value-type="float" office:value="-5.4269999999999996">
            <text:p>−5.4</text:p>
          </table:table-cell>
          <table:table-cell table:style-name="ACE-4" table:formula="of:=SQRT(([.Y104]-[.M104])^2+[.T104]^2)" office:value-type="float" office:value="0.79105562383437955">
            <text:p>0.8</text:p>
          </table:table-cell>
          <table:table-cell table:style-name="ACE-4" table:formula="of:=SQRT(([.M104]-[.X104])^2+[.U104]^2)" office:value-type="float" office:value="0.80979565323604974">
            <text:p>0.8</text:p>
          </table:table-cell>
          <table:table-cell table:style-name="ACE-0" office:value-type="string">
            <text:p>SugiharaEtal2003,KonishiEtal1983</text:p>
          </table:table-cell>
          <table:table-cell table:number-columns-repeated="2" table:style-name="ACE-0"/>
          <table:table-cell table:style-name="ACE-0" office:value-type="float" office:value="2.6000000000000001">
            <text:p>2.6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04]+[.G104]*2" office:value-type="float" office:value="3610">
            <text:p>3610</text:p>
          </table:table-cell>
          <table:table-cell table:style-name="ACE-0" table:formula="of:=[.F104]-[.G104]*2" office:value-type="float" office:value="3370">
            <text:p>3370</text:p>
          </table:table-cell>
          <table:table-cell table:style-name="ACE-0" table:formula="of:=[.S104]-[.V104]*([.R$2]+[.R$3])" office:value-type="float" office:value="-6.0640000000000001">
            <text:p>−6.064</text:p>
          </table:table-cell>
          <table:table-cell table:style-name="ACE-0" table:formula="of:=[.S104]-[.W104]*([.R$2]-[.R$3])" office:value-type="float" office:value="-4.8140000000000001">
            <text:p>−4.814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L-3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3400">
            <text:p>340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ontipora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05]-[.F105]*[.R$2]" office:value-type="float" office:value="-5.1699999999999999">
            <text:p>−5.2</text:p>
          </table:table-cell>
          <table:table-cell table:style-name="ACE-4" table:formula="of:=SQRT(([.Y105]-[.M105])^2+[.T105]^2)" office:value-type="float" office:value="0.81847663375321811">
            <text:p>0.8</text:p>
          </table:table-cell>
          <table:table-cell table:style-name="ACE-4" table:formula="of:=SQRT(([.M105]-[.X105])^2+[.U105]^2)" office:value-type="float" office:value="0.84081864869899137">
            <text:p>0.8</text:p>
          </table:table-cell>
          <table:table-cell table:style-name="ACE-0" office:value-type="string">
            <text:p>SugiharaEtal2003,KonishiEtal1983</text:p>
          </table:table-cell>
          <table:table-cell table:number-columns-repeated="2" table:style-name="ACE-0"/>
          <table:table-cell table:style-name="ACE-0" office:value-type="float" office:value="2.6499999999999999">
            <text:p>2.6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05]+[.G105]*2" office:value-type="float" office:value="3540">
            <text:p>3540</text:p>
          </table:table-cell>
          <table:table-cell table:style-name="ACE-0" table:formula="of:=[.F105]-[.G105]*2" office:value-type="float" office:value="3260">
            <text:p>3260</text:p>
          </table:table-cell>
          <table:table-cell table:style-name="ACE-0" table:formula="of:=[.S105]-[.V105]*([.R$2]+[.R$3])" office:value-type="float" office:value="-5.8459999999999983">
            <text:p>−5.846</text:p>
          </table:table-cell>
          <table:table-cell table:style-name="ACE-0" table:formula="of:=[.S105]-[.W105]*([.R$2]-[.R$3])" office:value-type="float" office:value="-4.5220000000000002">
            <text:p>−4.522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L-5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3360">
            <text:p>336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Favites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06]-[.F106]*[.R$2]" office:value-type="float" office:value="-5.6280000000000001">
            <text:p>−5.6</text:p>
          </table:table-cell>
          <table:table-cell table:style-name="ACE-4" table:formula="of:=SQRT(([.Y106]-[.M106])^2+[.T106]^2)" office:value-type="float" office:value="0.74775397023352475">
            <text:p>0.7</text:p>
          </table:table-cell>
          <table:table-cell table:style-name="ACE-4" table:formula="of:=SQRT(([.M106]-[.X106])^2+[.U106]^2)" office:value-type="float" office:value="0.7627424204802028">
            <text:p>0.8</text:p>
          </table:table-cell>
          <table:table-cell table:style-name="ACE-0" office:value-type="string">
            <text:p>SugiharaEtal2003,KonishiEtal1983</text:p>
          </table:table-cell>
          <table:table-cell table:number-columns-repeated="2" table:style-name="ACE-0"/>
          <table:table-cell table:style-name="ACE-0" office:value-type="float" office:value="2.1000000000000001">
            <text:p>2.1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06]+[.G106]*2" office:value-type="float" office:value="3460">
            <text:p>3460</text:p>
          </table:table-cell>
          <table:table-cell table:style-name="ACE-0" table:formula="of:=[.F106]-[.G106]*2" office:value-type="float" office:value="3260">
            <text:p>3260</text:p>
          </table:table-cell>
          <table:table-cell table:style-name="ACE-0" table:formula="of:=[.S106]-[.V106]*([.R$2]+[.R$3])" office:value-type="float" office:value="-6.2039999999999988">
            <text:p>−6.204</text:p>
          </table:table-cell>
          <table:table-cell table:style-name="ACE-0" table:formula="of:=[.S106]-[.W106]*([.R$2]-[.R$3])" office:value-type="float" office:value="-5.072000000000001">
            <text:p>−5.072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L-4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3190">
            <text:p>319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Goniastrea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07]-[.F107]*[.R$2]" office:value-type="float" office:value="-5.7869999999999999">
            <text:p>−5.8</text:p>
          </table:table-cell>
          <table:table-cell table:style-name="ACE-4" table:formula="of:=SQRT(([.Y107]-[.M107])^2+[.T107]^2)" office:value-type="float" office:value="0.7680423165425192">
            <text:p>0.8</text:p>
          </table:table-cell>
          <table:table-cell table:style-name="ACE-4" table:formula="of:=SQRT(([.M107]-[.X107])^2+[.U107]^2)" office:value-type="float" office:value="0.78641528469378008">
            <text:p>0.8</text:p>
          </table:table-cell>
          <table:table-cell table:style-name="ACE-0" office:value-type="string">
            <text:p>SugiharaEtal2003,KonishiEtal1983</text:p>
          </table:table-cell>
          <table:table-cell table:number-columns-repeated="2" table:style-name="ACE-0"/>
          <table:table-cell table:style-name="ACE-0" office:value-type="float" office:value="1.55">
            <text:p>1.5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07]+[.G107]*2" office:value-type="float" office:value="3310">
            <text:p>3310</text:p>
          </table:table-cell>
          <table:table-cell table:style-name="ACE-0" table:formula="of:=[.F107]-[.G107]*2" office:value-type="float" office:value="3070">
            <text:p>3070</text:p>
          </table:table-cell>
          <table:table-cell table:style-name="ACE-0" table:formula="of:=[.S107]-[.V107]*([.R$2]+[.R$3])" office:value-type="float" office:value="-6.3939999999999992">
            <text:p>−6.394</text:p>
          </table:table-cell>
          <table:table-cell table:style-name="ACE-0" table:formula="of:=[.S107]-[.W107]*([.R$2]-[.R$3])" office:value-type="float" office:value="-5.2040000000000006">
            <text:p>−5.204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L-13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2410">
            <text:p>241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Favites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08]-[.F108]*[.R$2]" office:value-type="float" office:value="-4.093">
            <text:p>−4.1</text:p>
          </table:table-cell>
          <table:table-cell table:style-name="ACE-4" table:formula="of:=SQRT(([.Y108]-[.M108])^2+[.T108]^2)" office:value-type="float" office:value="0.6800889647685805">
            <text:p>0.7</text:p>
          </table:table-cell>
          <table:table-cell table:style-name="ACE-4" table:formula="of:=SQRT(([.M108]-[.X108])^2+[.U108]^2)" office:value-type="float" office:value="0.69380184490962482">
            <text:p>0.7</text:p>
          </table:table-cell>
          <table:table-cell table:style-name="ACE-0" office:value-type="string">
            <text:p>SugiharaEtal2003,KonishiEtal1983</text:p>
          </table:table-cell>
          <table:table-cell table:number-columns-repeated="2" table:style-name="ACE-0"/>
          <table:table-cell table:style-name="ACE-0" office:value-type="float" office:value="1.45">
            <text:p>1.4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08]+[.G108]*2" office:value-type="float" office:value="2510">
            <text:p>2510</text:p>
          </table:table-cell>
          <table:table-cell table:style-name="ACE-0" table:formula="of:=[.F108]-[.G108]*2" office:value-type="float" office:value="2310">
            <text:p>2310</text:p>
          </table:table-cell>
          <table:table-cell table:style-name="ACE-0" table:formula="of:=[.S108]-[.V108]*([.R$2]+[.R$3])" office:value-type="float" office:value="-4.573999999999999">
            <text:p>−4.574</text:p>
          </table:table-cell>
          <table:table-cell table:style-name="ACE-0" table:formula="of:=[.S108]-[.W108]*([.R$2]-[.R$3])" office:value-type="float" office:value="-3.6320000000000006">
            <text:p>−3.632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K-17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3930">
            <text:p>3930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Not described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09]-[.F109]*[.R$2]" office:value-type="float" office:value="-4.0389999999999997">
            <text:p>−4.0</text:p>
          </table:table-cell>
          <table:table-cell table:style-name="ACE-4" table:formula="of:=SQRT(([.Y109]-[.M109])^2+[.T109]^2)" office:value-type="float" office:value="1.0673560792912546">
            <text:p>1.1</text:p>
          </table:table-cell>
          <table:table-cell table:style-name="ACE-4" table:formula="of:=SQRT(([.M109]-[.X109])^2+[.U109]^2)" office:value-type="float" office:value="1.1117774057786913">
            <text:p>1.1</text:p>
          </table:table-cell>
          <table:table-cell table:style-name="ACE-0" office:value-type="string">
            <text:p>SugiharaEtal2003,KonishiEtal1974</text:p>
          </table:table-cell>
          <table:table-cell table:number-columns-repeated="2" table:style-name="ACE-0"/>
          <table:table-cell table:style-name="ACE-0" office:value-type="float" office:value="5">
            <text:p>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09]+[.G109]*2" office:value-type="float" office:value="4180">
            <text:p>4180</text:p>
          </table:table-cell>
          <table:table-cell table:style-name="ACE-0" table:formula="of:=[.F109]-[.G109]*2" office:value-type="float" office:value="3680">
            <text:p>3680</text:p>
          </table:table-cell>
          <table:table-cell table:style-name="ACE-0" table:formula="of:=[.S109]-[.V109]*([.R$2]+[.R$3])" office:value-type="float" office:value="-5.0319999999999983">
            <text:p>−5.032</text:p>
          </table:table-cell>
          <table:table-cell table:style-name="ACE-0" table:formula="of:=[.S109]-[.W109]*([.R$2]-[.R$3])" office:value-type="float" office:value="-3.0960000000000001">
            <text:p>−3.096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6733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3720">
            <text:p>372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Not described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10]-[.F110]*[.R$2]" office:value-type="float" office:value="-5.2559999999999993">
            <text:p>−5.3</text:p>
          </table:table-cell>
          <table:table-cell table:style-name="ACE-4" table:formula="of:=SQRT(([.Y110]-[.M110])^2+[.T110]^2)" office:value-type="float" office:value="0.95359530200184905">
            <text:p>1.0</text:p>
          </table:table-cell>
          <table:table-cell table:style-name="ACE-4" table:formula="of:=SQRT(([.M110]-[.X110])^2+[.U110]^2)" office:value-type="float" office:value="0.9878785350436563">
            <text:p>1.0</text:p>
          </table:table-cell>
          <table:table-cell table:style-name="ACE-0" office:value-type="string">
            <text:p>SugiharaEtal2003,OtaEtal1978</text:p>
          </table:table-cell>
          <table:table-cell table:number-columns-repeated="2" table:style-name="ACE-0"/>
          <table:table-cell table:style-name="ACE-0" office:value-type="float" office:value="3.2999999999999998">
            <text:p>3.3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10]+[.G110]*2" office:value-type="float" office:value="3920">
            <text:p>3920</text:p>
          </table:table-cell>
          <table:table-cell table:style-name="ACE-0" table:formula="of:=[.F110]-[.G110]*2" office:value-type="float" office:value="3520">
            <text:p>3520</text:p>
          </table:table-cell>
          <table:table-cell table:style-name="ACE-0" table:formula="of:=[.S110]-[.V110]*([.R$2]+[.R$3])" office:value-type="float" office:value="-6.1079999999999997">
            <text:p>−6.108</text:p>
          </table:table-cell>
          <table:table-cell table:style-name="ACE-0" table:formula="of:=[.S110]-[.W110]*([.R$2]-[.R$3])" office:value-type="float" office:value="-4.4440000000000008">
            <text:p>−4.444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6316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3010">
            <text:p>301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Not described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11]-[.F111]*[.R$2]" office:value-type="float" office:value="-3.423">
            <text:p>−3.4</text:p>
          </table:table-cell>
          <table:table-cell table:style-name="ACE-4" table:formula="of:=SQRT(([.Y111]-[.M111])^2+[.T111]^2)" office:value-type="float" office:value="1.0832917427913862">
            <text:p>1.1</text:p>
          </table:table-cell>
          <table:table-cell table:style-name="ACE-4" table:formula="of:=SQRT(([.M111]-[.X111])^2+[.U111]^2)" office:value-type="float" office:value="1.1368557516237485">
            <text:p>1.1</text:p>
          </table:table-cell>
          <table:table-cell table:style-name="ACE-0" office:value-type="string">
            <text:p>SugiharaEtal2003,OtaEtal1978</text:p>
          </table:table-cell>
          <table:table-cell table:number-columns-repeated="2" table:style-name="ACE-0"/>
          <table:table-cell table:style-name="ACE-0" office:value-type="float" office:value="3.5">
            <text:p>3.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11]+[.G111]*2" office:value-type="float" office:value="3310">
            <text:p>3310</text:p>
          </table:table-cell>
          <table:table-cell table:style-name="ACE-0" table:formula="of:=[.F111]-[.G111]*2" office:value-type="float" office:value="2710">
            <text:p>2710</text:p>
          </table:table-cell>
          <table:table-cell table:style-name="ACE-0" table:formula="of:=[.S111]-[.V111]*([.R$2]+[.R$3])" office:value-type="float" office:value="-4.4439999999999991">
            <text:p>−4.444</text:p>
          </table:table-cell>
          <table:table-cell table:style-name="ACE-0" table:formula="of:=[.S111]-[.W111]*([.R$2]-[.R$3])" office:value-type="float" office:value="-2.4620000000000006">
            <text:p>−2.462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6315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2300">
            <text:p>230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Not described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12]-[.F112]*[.R$2]" office:value-type="float" office:value="-3.6899999999999999">
            <text:p>−3.7</text:p>
          </table:table-cell>
          <table:table-cell table:style-name="ACE-4" table:formula="of:=SQRT(([.Y112]-[.M112])^2+[.T112]^2)" office:value-type="float" office:value="0.8011716420343391">
            <text:p>0.8</text:p>
          </table:table-cell>
          <table:table-cell table:style-name="ACE-4" table:formula="of:=SQRT(([.M112]-[.X112])^2+[.U112]^2)" office:value-type="float" office:value="0.82960472515529837">
            <text:p>0.8</text:p>
          </table:table-cell>
          <table:table-cell table:style-name="ACE-0" office:value-type="string">
            <text:p>SugiharaEtal2003,OtaEtal1978</text:p>
          </table:table-cell>
          <table:table-cell table:number-columns-repeated="2" table:style-name="ACE-0"/>
          <table:table-cell table:style-name="ACE-0" office:value-type="float" office:value="1.6000000000000001">
            <text:p>1.6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12]+[.G112]*2" office:value-type="float" office:value="2480">
            <text:p>2480</text:p>
          </table:table-cell>
          <table:table-cell table:style-name="ACE-0" table:formula="of:=[.F112]-[.G112]*2" office:value-type="float" office:value="2120">
            <text:p>2120</text:p>
          </table:table-cell>
          <table:table-cell table:style-name="ACE-0" table:formula="of:=[.S112]-[.V112]*([.R$2]+[.R$3])" office:value-type="float" office:value="-4.3519999999999985">
            <text:p>−4.352</text:p>
          </table:table-cell>
          <table:table-cell table:style-name="ACE-0" table:formula="of:=[.S112]-[.W112]*([.R$2]-[.R$3])" office:value-type="float" office:value="-3.0640000000000005">
            <text:p>−3.064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-2455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610">
            <text:p>6610</text:p>
          </table:table-cell>
          <table:table-cell table:style-name="ACE-0" office:value-type="float" office:value="175">
            <text:p>175</text:p>
          </table:table-cell>
          <table:table-cell table:style-name="ACE-0" office:value-type="string">
            <text:p>Not described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13]-[.F113]*[.R$2]" office:value-type="float" office:value="-6.7029999999999994">
            <text:p>−6.7</text:p>
          </table:table-cell>
          <table:table-cell table:style-name="ACE-4" table:formula="of:=SQRT(([.Y113]-[.M113])^2+[.T113]^2)" office:value-type="float" office:value="1.5158367326331676">
            <text:p>1.5</text:p>
          </table:table-cell>
          <table:table-cell table:style-name="ACE-4" table:formula="of:=SQRT(([.M113]-[.X113])^2+[.U113]^2)" office:value-type="float" office:value="1.5820875449860521">
            <text:p>1.6</text:p>
          </table:table-cell>
          <table:table-cell table:style-name="ACE-0" office:value-type="string">
            <text:p>SugiharaEtal2003,OtaEtal1978</text:p>
          </table:table-cell>
          <table:table-cell table:number-columns-repeated="2" table:style-name="ACE-0"/>
          <table:table-cell table:style-name="ACE-0" office:value-type="float" office:value="8.5">
            <text:p>8.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13]+[.G113]*2" office:value-type="float" office:value="6960">
            <text:p>6960</text:p>
          </table:table-cell>
          <table:table-cell table:style-name="ACE-0" table:formula="of:=[.F113]-[.G113]*2" office:value-type="float" office:value="6260">
            <text:p>6260</text:p>
          </table:table-cell>
          <table:table-cell table:style-name="ACE-0" table:formula="of:=[.S113]-[.V113]*([.R$2]+[.R$3])" office:value-type="float" office:value="-8.2039999999999971">
            <text:p>−8.204</text:p>
          </table:table-cell>
          <table:table-cell table:style-name="ACE-0" table:formula="of:=[.S113]-[.W113]*([.R$2]-[.R$3])" office:value-type="float" office:value="-5.2720000000000002">
            <text:p>−5.272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-2456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780">
            <text:p>5780</text:p>
          </table:table-cell>
          <table:table-cell table:style-name="ACE-0" office:value-type="float" office:value="195">
            <text:p>195</text:p>
          </table:table-cell>
          <table:table-cell table:style-name="ACE-0" office:value-type="string">
            <text:p>Not described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14]-[.F114]*[.R$2]" office:value-type="float" office:value="-7.4940000000000007">
            <text:p>−7.5</text:p>
          </table:table-cell>
          <table:table-cell table:style-name="ACE-4" table:formula="of:=SQRT(([.Y114]-[.M114])^2+[.T114]^2)" office:value-type="float" office:value="1.5205577923906739">
            <text:p>1.5</text:p>
          </table:table-cell>
          <table:table-cell table:style-name="ACE-4" table:formula="of:=SQRT(([.M114]-[.X114])^2+[.U114]^2)" office:value-type="float" office:value="1.5944265426792152">
            <text:p>1.6</text:p>
          </table:table-cell>
          <table:table-cell table:style-name="ACE-0" office:value-type="string">
            <text:p>SugiharaEtal2003,OtaEtal1978</text:p>
          </table:table-cell>
          <table:table-cell table:number-columns-repeated="2" table:style-name="ACE-0"/>
          <table:table-cell table:style-name="ACE-0" office:value-type="float" office:value="5.7999999999999998">
            <text:p>5.8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14]+[.G114]*2" office:value-type="float" office:value="6170">
            <text:p>6170</text:p>
          </table:table-cell>
          <table:table-cell table:style-name="ACE-0" table:formula="of:=[.F114]-[.G114]*2" office:value-type="float" office:value="5390">
            <text:p>5390</text:p>
          </table:table-cell>
          <table:table-cell table:style-name="ACE-0" table:formula="of:=[.S114]-[.V114]*([.R$2]+[.R$3])" office:value-type="float" office:value="-9.0079999999999991">
            <text:p>−9.008</text:p>
          </table:table-cell>
          <table:table-cell table:style-name="ACE-0" table:formula="of:=[.S114]-[.W114]*([.R$2]-[.R$3])" office:value-type="float" office:value="-6.0580000000000007">
            <text:p>−6.058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6734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150">
            <text:p>515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Not described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15]-[.F115]*[.R$2]" office:value-type="float" office:value="-6.8450000000000006">
            <text:p>−6.8</text:p>
          </table:table-cell>
          <table:table-cell table:style-name="ACE-4" table:formula="of:=SQRT(([.Y115]-[.M115])^2+[.T115]^2)" office:value-type="float" office:value="1.1964819263156461">
            <text:p>1.2</text:p>
          </table:table-cell>
          <table:table-cell table:style-name="ACE-4" table:formula="of:=SQRT(([.M115]-[.X115])^2+[.U115]^2)" office:value-type="float" office:value="1.2439135822073792">
            <text:p>1.2</text:p>
          </table:table-cell>
          <table:table-cell table:style-name="ACE-0" office:value-type="string">
            <text:p>SugiharaEtal2003,OtaEtal1978</text:p>
          </table:table-cell>
          <table:table-cell table:number-columns-repeated="2" table:style-name="ACE-0"/>
          <table:table-cell table:style-name="ACE-0" office:value-type="float" office:value="5">
            <text:p>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15]+[.G115]*2" office:value-type="float" office:value="5410">
            <text:p>5410</text:p>
          </table:table-cell>
          <table:table-cell table:style-name="ACE-0" table:formula="of:=[.F115]-[.G115]*2" office:value-type="float" office:value="4890">
            <text:p>4890</text:p>
          </table:table-cell>
          <table:table-cell table:style-name="ACE-0" table:formula="of:=[.S115]-[.V115]*([.R$2]+[.R$3])" office:value-type="float" office:value="-7.9839999999999982">
            <text:p>−7.984</text:p>
          </table:table-cell>
          <table:table-cell table:style-name="ACE-0" table:formula="of:=[.S115]-[.W115]*([.R$2]-[.R$3])" office:value-type="float" office:value="-5.7580000000000009">
            <text:p>−5.758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6731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020">
            <text:p>502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Not described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16]-[.F116]*[.R$2]" office:value-type="float" office:value="-5.7459999999999996">
            <text:p>−5.7</text:p>
          </table:table-cell>
          <table:table-cell table:style-name="ACE-4" table:formula="of:=SQRT(([.Y116]-[.M116])^2+[.T116]^2)" office:value-type="float" office:value="1.1449454135459902">
            <text:p>1.1</text:p>
          </table:table-cell>
          <table:table-cell table:style-name="ACE-4" table:formula="of:=SQRT(([.M116]-[.X116])^2+[.U116]^2)" office:value-type="float" office:value="1.1883114069973404">
            <text:p>1.2</text:p>
          </table:table-cell>
          <table:table-cell table:style-name="ACE-0" office:value-type="string">
            <text:p>SugiharaEtal2003,OtaEtal1978</text:p>
          </table:table-cell>
          <table:table-cell table:number-columns-repeated="2" table:style-name="ACE-0"/>
          <table:table-cell table:style-name="ACE-0" office:value-type="float" office:value="5.7999999999999998">
            <text:p>5.8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16]+[.G116]*2" office:value-type="float" office:value="5260">
            <text:p>5260</text:p>
          </table:table-cell>
          <table:table-cell table:style-name="ACE-0" table:formula="of:=[.F116]-[.G116]*2" office:value-type="float" office:value="4780">
            <text:p>4780</text:p>
          </table:table-cell>
          <table:table-cell table:style-name="ACE-0" table:formula="of:=[.S116]-[.V116]*([.R$2]+[.R$3])" office:value-type="float" office:value="-6.823999999999999">
            <text:p>−6.824</text:p>
          </table:table-cell>
          <table:table-cell table:style-name="ACE-0" table:formula="of:=[.S116]-[.W116]*([.R$2]-[.R$3])" office:value-type="float" office:value="-4.7160000000000002">
            <text:p>−4.716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-2723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3840">
            <text:p>384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Not described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17]-[.F117]*[.R$2]" office:value-type="float" office:value="-3.0320000000000009">
            <text:p>−3.0</text:p>
          </table:table-cell>
          <table:table-cell table:style-name="ACE-4" table:formula="of:=SQRT(([.Y117]-[.M117])^2+[.T117]^2)" office:value-type="float" office:value="0.92649878575203859">
            <text:p>0.9</text:p>
          </table:table-cell>
          <table:table-cell table:style-name="ACE-4" table:formula="of:=SQRT(([.M117]-[.X117])^2+[.U117]^2)" office:value-type="float" office:value="0.9570036572552888">
            <text:p>1.0</text:p>
          </table:table-cell>
          <table:table-cell table:style-name="ACE-0" office:value-type="string">
            <text:p>SugiharaEtal2003,OtaEtal1978</text:p>
          </table:table-cell>
          <table:table-cell table:number-columns-repeated="2" table:style-name="ACE-0"/>
          <table:table-cell table:style-name="ACE-0" office:value-type="float" office:value="5.7999999999999998">
            <text:p>5.8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17]+[.G117]*2" office:value-type="float" office:value="4020">
            <text:p>4020</text:p>
          </table:table-cell>
          <table:table-cell table:style-name="ACE-0" table:formula="of:=[.F117]-[.G117]*2" office:value-type="float" office:value="3660">
            <text:p>3660</text:p>
          </table:table-cell>
          <table:table-cell table:style-name="ACE-0" table:formula="of:=[.S117]-[.V117]*([.R$2]+[.R$3])" office:value-type="float" office:value="-3.8479999999999999">
            <text:p>−3.848</text:p>
          </table:table-cell>
          <table:table-cell table:style-name="ACE-0" table:formula="of:=[.S117]-[.W117]*([.R$2]-[.R$3])" office:value-type="float" office:value="-2.2519999999999998">
            <text:p>−2.252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6730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3520">
            <text:p>352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Not described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18]-[.F118]*[.R$2]" office:value-type="float" office:value="-2.2960000000000003">
            <text:p>−2.3</text:p>
          </table:table-cell>
          <table:table-cell table:style-name="ACE-4" table:formula="of:=SQRT(([.Y118]-[.M118])^2+[.T118]^2)" office:value-type="float" office:value="1.0121264743103997">
            <text:p>1.0</text:p>
          </table:table-cell>
          <table:table-cell table:style-name="ACE-4" table:formula="of:=SQRT(([.M118]-[.X118])^2+[.U118]^2)" office:value-type="float" office:value="1.0541271270582113">
            <text:p>1.1</text:p>
          </table:table-cell>
          <table:table-cell table:style-name="ACE-0" office:value-type="string">
            <text:p>SugiharaEtal2003,OtaEtal1978</text:p>
          </table:table-cell>
          <table:table-cell table:number-columns-repeated="2" table:style-name="ACE-0"/>
          <table:table-cell table:style-name="ACE-0" office:value-type="float" office:value="5.7999999999999998">
            <text:p>5.8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18]+[.G118]*2" office:value-type="float" office:value="3760">
            <text:p>3760</text:p>
          </table:table-cell>
          <table:table-cell table:style-name="ACE-0" table:formula="of:=[.F118]-[.G118]*2" office:value-type="float" office:value="3280">
            <text:p>3280</text:p>
          </table:table-cell>
          <table:table-cell table:style-name="ACE-0" table:formula="of:=[.S118]-[.V118]*([.R$2]+[.R$3])" office:value-type="float" office:value="-3.2239999999999993">
            <text:p>−3.224</text:p>
          </table:table-cell>
          <table:table-cell table:style-name="ACE-0" table:formula="of:=[.S118]-[.W118]*([.R$2]-[.R$3])" office:value-type="float" office:value="-1.4160000000000004">
            <text:p>−1.416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K-33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940">
            <text:p>6940</text:p>
          </table:table-cell>
          <table:table-cell table:style-name="ACE-0" office:value-type="float" office:value="155">
            <text:p>155</text:p>
          </table:table-cell>
          <table:table-cell table:style-name="ACE-0" office:value-type="string">
            <text:p>Not described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19]-[.F119]*[.R$2]" office:value-type="float" office:value="-14.962">
            <text:p>−15.0</text:p>
          </table:table-cell>
          <table:table-cell table:style-name="ACE-4" table:formula="of:=SQRT(([.Y119]-[.M119])^2+[.T119]^2)" office:value-type="float" office:value="1.4640273221494189">
            <text:p>1.5</text:p>
          </table:table-cell>
          <table:table-cell table:style-name="ACE-4" table:formula="of:=SQRT(([.M119]-[.X119])^2+[.U119]^2)" office:value-type="float" office:value="1.5224467149953054">
            <text:p>1.5</text:p>
          </table:table-cell>
          <table:table-cell table:style-name="ACE-0" office:value-type="string">
            <text:p>SugiharaEtal2003,KonishiEtal1974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19]+[.G119]*2" office:value-type="float" office:value="7250">
            <text:p>7250</text:p>
          </table:table-cell>
          <table:table-cell table:style-name="ACE-0" table:formula="of:=[.F119]-[.G119]*2" office:value-type="float" office:value="6630">
            <text:p>6630</text:p>
          </table:table-cell>
          <table:table-cell table:style-name="ACE-0" table:formula="of:=[.S119]-[.V119]*([.R$2]+[.R$3])" office:value-type="float" office:value="-16.399999999999999">
            <text:p>−16.4</text:p>
          </table:table-cell>
          <table:table-cell table:style-name="ACE-0" table:formula="of:=[.S119]-[.W119]*([.R$2]-[.R$3])" office:value-type="float" office:value="-13.586">
            <text:p>−13.586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-2457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4680">
            <text:p>468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Not described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20]-[.F120]*[.R$2]" office:value-type="float" office:value="-8.863999999999999">
            <text:p>−8.9</text:p>
          </table:table-cell>
          <table:table-cell table:style-name="ACE-4" table:formula="of:=SQRT(([.Y120]-[.M120])^2+[.T120]^2)" office:value-type="float" office:value="0.99824646255321048">
            <text:p>1.0</text:p>
          </table:table-cell>
          <table:table-cell table:style-name="ACE-4" table:formula="of:=SQRT(([.M120]-[.X120])^2+[.U120]^2)" office:value-type="float" office:value="1.0295630140987002">
            <text:p>1.0</text:p>
          </table:table-cell>
          <table:table-cell table:style-name="ACE-0" office:value-type="string">
            <text:p>SugiharaEtal2003,OtaEtal1978</text:p>
          </table:table-cell>
          <table:table-cell table:number-columns-repeated="2" table:style-name="ACE-0"/>
          <table:table-cell table:style-name="ACE-0" office:value-type="float" office:value="1.8999999999999999">
            <text:p>1.9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20]+[.G120]*2" office:value-type="float" office:value="4860">
            <text:p>4860</text:p>
          </table:table-cell>
          <table:table-cell table:style-name="ACE-0" table:formula="of:=[.F120]-[.G120]*2" office:value-type="float" office:value="4500">
            <text:p>4500</text:p>
          </table:table-cell>
          <table:table-cell table:style-name="ACE-0" table:formula="of:=[.S120]-[.V120]*([.R$2]+[.R$3])" office:value-type="float" office:value="-9.7639999999999993">
            <text:p>−9.764</text:p>
          </table:table-cell>
          <table:table-cell table:style-name="ACE-0" table:formula="of:=[.S120]-[.W120]*([.R$2]-[.R$3])" office:value-type="float" office:value="-8">
            <text:p>−8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6732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3270">
            <text:p>327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Not described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21]-[.F121]*[.R$2]" office:value-type="float" office:value="-5.6210000000000004">
            <text:p>−5.6</text:p>
          </table:table-cell>
          <table:table-cell table:style-name="ACE-4" table:formula="of:=SQRT(([.Y121]-[.M121])^2+[.T121]^2)" office:value-type="float" office:value="0.91558123615548126">
            <text:p>0.9</text:p>
          </table:table-cell>
          <table:table-cell table:style-name="ACE-4" table:formula="of:=SQRT(([.M121]-[.X121])^2+[.U121]^2)" office:value-type="float" office:value="0.94934135062157576">
            <text:p>0.9</text:p>
          </table:table-cell>
          <table:table-cell table:style-name="ACE-0" office:value-type="string">
            <text:p>SugiharaEtal2003,OtaEtal1978</text:p>
          </table:table-cell>
          <table:table-cell table:number-columns-repeated="2" table:style-name="ACE-0"/>
          <table:table-cell table:style-name="ACE-0" office:value-type="float" office:value="1.8999999999999999">
            <text:p>1.9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21]+[.G121]*2" office:value-type="float" office:value="3470">
            <text:p>3470</text:p>
          </table:table-cell>
          <table:table-cell table:style-name="ACE-0" table:formula="of:=[.F121]-[.G121]*2" office:value-type="float" office:value="3070">
            <text:p>3070</text:p>
          </table:table-cell>
          <table:table-cell table:style-name="ACE-0" table:formula="of:=[.S121]-[.V121]*([.R$2]+[.R$3])" office:value-type="float" office:value="-6.427999999999999">
            <text:p>−6.428</text:p>
          </table:table-cell>
          <table:table-cell table:style-name="ACE-0" table:formula="of:=[.S121]-[.W121]*([.R$2]-[.R$3])" office:value-type="float" office:value="-4.854000000000001">
            <text:p>−4.854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-2724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2460">
            <text:p>246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Not described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22]-[.F122]*[.R$2]" office:value-type="float" office:value="-4.0579999999999998">
            <text:p>−4.1</text:p>
          </table:table-cell>
          <table:table-cell table:style-name="ACE-4" table:formula="of:=SQRT(([.Y122]-[.M122])^2+[.T122]^2)" office:value-type="float" office:value="0.77948957658200879">
            <text:p>0.8</text:p>
          </table:table-cell>
          <table:table-cell table:style-name="ACE-4" table:formula="of:=SQRT(([.M122]-[.X122])^2+[.U122]^2)" office:value-type="float" office:value="0.80430093870391495">
            <text:p>0.8</text:p>
          </table:table-cell>
          <table:table-cell table:style-name="ACE-0" office:value-type="string">
            <text:p>SugiharaEtal2003,OtaEtal1978</text:p>
          </table:table-cell>
          <table:table-cell table:number-columns-repeated="2" table:style-name="ACE-0"/>
          <table:table-cell table:style-name="ACE-0" office:value-type="float" office:value="1.6000000000000001">
            <text:p>1.6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22]+[.G122]*2" office:value-type="float" office:value="2620">
            <text:p>2620</text:p>
          </table:table-cell>
          <table:table-cell table:style-name="ACE-0" table:formula="of:=[.F122]-[.G122]*2" office:value-type="float" office:value="2300">
            <text:p>2300</text:p>
          </table:table-cell>
          <table:table-cell table:style-name="ACE-0" table:formula="of:=[.S122]-[.V122]*([.R$2]+[.R$3])" office:value-type="float" office:value="-4.6879999999999988">
            <text:p>−4.688</text:p>
          </table:table-cell>
          <table:table-cell table:style-name="ACE-0" table:formula="of:=[.S122]-[.W122]*([.R$2]-[.R$3])" office:value-type="float" office:value="-3.4600000000000004">
            <text:p>−3.46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454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630">
            <text:p>6630</text:p>
          </table:table-cell>
          <table:table-cell table:style-name="ACE-0" office:value-type="float" office:value="155">
            <text:p>155</text:p>
          </table:table-cell>
          <table:table-cell table:style-name="ACE-0" office:value-type="string">
            <text:p>Not described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23]-[.F123]*[.R$2]" office:value-type="float" office:value="-9.2490000000000006">
            <text:p>−9.2</text:p>
          </table:table-cell>
          <table:table-cell table:style-name="ACE-4" table:formula="of:=SQRT(([.Y123]-[.M123])^2+[.T123]^2)" office:value-type="float" office:value="1.4349303118967127">
            <text:p>1.4</text:p>
          </table:table-cell>
          <table:table-cell table:style-name="ACE-4" table:formula="of:=SQRT(([.M123]-[.X123])^2+[.U123]^2)" office:value-type="float" office:value="1.8492292989242831">
            <text:p>1.8</text:p>
          </table:table-cell>
          <table:table-cell table:style-name="ACE-0" office:value-type="string">
            <text:p>SugiharaEtal2003,MiiKigoshi1966</text:p>
          </table:table-cell>
          <table:table-cell table:number-columns-repeated="2" table:style-name="ACE-0"/>
          <table:table-cell table:style-name="ACE-0" office:value-type="float" office:value="6">
            <text:p>6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1.2">
            <text:p>1.2</text:p>
          </table:table-cell>
          <table:table-cell table:style-name="ACE-0" table:formula="of:=[.F123]+[.G123]*2" office:value-type="float" office:value="6940">
            <text:p>6940</text:p>
          </table:table-cell>
          <table:table-cell table:style-name="ACE-0" table:formula="of:=[.F123]-[.G123]*2" office:value-type="float" office:value="6320">
            <text:p>6320</text:p>
          </table:table-cell>
          <table:table-cell table:style-name="ACE-0" table:formula="of:=[.S123]-[.V123]*([.R$2]+[.R$3])" office:value-type="float" office:value="-10.655999999999999">
            <text:p>−10.656</text:p>
          </table:table-cell>
          <table:table-cell table:style-name="ACE-0" table:formula="of:=[.S123]-[.W123]*([.R$2]-[.R$3])" office:value-type="float" office:value="-7.9040000000000017">
            <text:p>−7.904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H-130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415">
            <text:p>6415</text:p>
          </table:table-cell>
          <table:table-cell table:style-name="ACE-0" office:value-type="float" office:value="185">
            <text:p>185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24]-[.F124]*[.R$2]" office:value-type="float" office:value="-9.4544999999999995">
            <text:p>−9.5</text:p>
          </table:table-cell>
          <table:table-cell table:style-name="ACE-4" table:formula="of:=SQRT(([.Y124]-[.M124])^2+[.T124]^2)" office:value-type="float" office:value="1.5389867608267442">
            <text:p>1.5</text:p>
          </table:table-cell>
          <table:table-cell table:style-name="ACE-4" table:formula="of:=SQRT(([.M124]-[.X124])^2+[.U124]^2)" office:value-type="float" office:value="1.6091520282434459">
            <text:p>1.6</text:p>
          </table:table-cell>
          <table:table-cell table:style-name="ACE-0" office:value-type="string">
            <text:p>SugiharaEtal2003,NakataEtal1978</text:p>
          </table:table-cell>
          <table:table-cell table:number-columns-repeated="2" table:style-name="ACE-0"/>
          <table:table-cell table:style-name="ACE-0" office:value-type="float" office:value="5.2999999999999998">
            <text:p>5.3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24]+[.G124]*2" office:value-type="float" office:value="6785">
            <text:p>6785</text:p>
          </table:table-cell>
          <table:table-cell table:style-name="ACE-0" table:formula="of:=[.F124]-[.G124]*2" office:value-type="float" office:value="6045">
            <text:p>6045</text:p>
          </table:table-cell>
          <table:table-cell table:style-name="ACE-0" table:formula="of:=[.S124]-[.V124]*([.R$2]+[.R$3])" office:value-type="float" office:value="-10.983999999999998">
            <text:p>−10.984</text:p>
          </table:table-cell>
          <table:table-cell table:style-name="ACE-0" table:formula="of:=[.S124]-[.W124]*([.R$2]-[.R$3])" office:value-type="float" office:value="-7.9990000000000014">
            <text:p>−7.999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H-128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370">
            <text:p>6370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25]-[.F125]*[.R$2]" office:value-type="float" office:value="-5.6509999999999998">
            <text:p>−5.7</text:p>
          </table:table-cell>
          <table:table-cell table:style-name="ACE-4" table:formula="of:=SQRT(([.Y125]-[.M125])^2+[.T125]^2)" office:value-type="float" office:value="1.5555478134727962">
            <text:p>1.6</text:p>
          </table:table-cell>
          <table:table-cell table:style-name="ACE-4" table:formula="of:=SQRT(([.M125]-[.X125])^2+[.U125]^2)" office:value-type="float" office:value="1.6276980678246191">
            <text:p>1.6</text:p>
          </table:table-cell>
          <table:table-cell table:style-name="ACE-0" office:value-type="string">
            <text:p>SugiharaEtal2003,NakataEtal1978</text:p>
          </table:table-cell>
          <table:table-cell table:number-columns-repeated="2" table:style-name="ACE-0"/>
          <table:table-cell table:style-name="ACE-0" office:value-type="float" office:value="9">
            <text:p>9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25]+[.G125]*2" office:value-type="float" office:value="6750">
            <text:p>6750</text:p>
          </table:table-cell>
          <table:table-cell table:style-name="ACE-0" table:formula="of:=[.F125]-[.G125]*2" office:value-type="float" office:value="5990">
            <text:p>5990</text:p>
          </table:table-cell>
          <table:table-cell table:style-name="ACE-0" table:formula="of:=[.S125]-[.V125]*([.R$2]+[.R$3])" office:value-type="float" office:value="-7.1999999999999993">
            <text:p>−7.2</text:p>
          </table:table-cell>
          <table:table-cell table:style-name="ACE-0" table:formula="of:=[.S125]-[.W125]*([.R$2]-[.R$3])" office:value-type="float" office:value="-4.1780000000000008">
            <text:p>−4.178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H-129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100">
            <text:p>610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Montipora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26]-[.F126]*[.R$2]" office:value-type="float" office:value="-7.0299999999999994">
            <text:p>−7.0</text:p>
          </table:table-cell>
          <table:table-cell table:style-name="ACE-4" table:formula="of:=SQRT(([.Y126]-[.M126])^2+[.T126]^2)" office:value-type="float" office:value="1.4884905105508728">
            <text:p>1.5</text:p>
          </table:table-cell>
          <table:table-cell table:style-name="ACE-4" table:formula="of:=SQRT(([.M126]-[.X126])^2+[.U126]^2)" office:value-type="float" office:value="1.5564947799462725">
            <text:p>1.6</text:p>
          </table:table-cell>
          <table:table-cell table:style-name="ACE-0" office:value-type="string">
            <text:p>SugiharaEtal2003,NakataEtal1978</text:p>
          </table:table-cell>
          <table:table-cell table:number-columns-repeated="2" table:style-name="ACE-0"/>
          <table:table-cell table:style-name="ACE-0" office:value-type="float" office:value="7">
            <text:p>7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26]+[.G126]*2" office:value-type="float" office:value="6460">
            <text:p>6460</text:p>
          </table:table-cell>
          <table:table-cell table:style-name="ACE-0" table:formula="of:=[.F126]-[.G126]*2" office:value-type="float" office:value="5740">
            <text:p>5740</text:p>
          </table:table-cell>
          <table:table-cell table:style-name="ACE-0" table:formula="of:=[.S126]-[.V126]*([.R$2]+[.R$3])" office:value-type="float" office:value="-8.5039999999999978">
            <text:p>−8.504</text:p>
          </table:table-cell>
          <table:table-cell table:style-name="ACE-0" table:formula="of:=[.S126]-[.W126]*([.R$2]-[.R$3])" office:value-type="float" office:value="-5.6280000000000001">
            <text:p>−5.628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H-144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065">
            <text:p>6065</text:p>
          </table:table-cell>
          <table:table-cell table:style-name="ACE-0" office:value-type="float" office:value="175">
            <text:p>175</text:p>
          </table:table-cell>
          <table:table-cell table:style-name="ACE-0" office:value-type="string">
            <text:p>Acropora humilis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27]-[.F127]*[.R$2]" office:value-type="float" office:value="-5.7495000000000012">
            <text:p>−5.7</text:p>
          </table:table-cell>
          <table:table-cell table:style-name="ACE-4" table:formula="of:=SQRT(([.Y127]-[.M127])^2+[.T127]^2)" office:value-type="float" office:value="1.4644972686898396">
            <text:p>1.5</text:p>
          </table:table-cell>
          <table:table-cell table:style-name="ACE-4" table:formula="of:=SQRT(([.M127]-[.X127])^2+[.U127]^2)" office:value-type="float" office:value="1.5304777848763425">
            <text:p>1.5</text:p>
          </table:table-cell>
          <table:table-cell table:style-name="ACE-0" office:value-type="string">
            <text:p>SugiharaEtal2003,NakataEtal1978</text:p>
          </table:table-cell>
          <table:table-cell table:number-columns-repeated="2" table:style-name="ACE-0"/>
          <table:table-cell table:style-name="ACE-0" office:value-type="float" office:value="8.1999999999999993">
            <text:p>8.2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27]+[.G127]*2" office:value-type="float" office:value="6415">
            <text:p>6415</text:p>
          </table:table-cell>
          <table:table-cell table:style-name="ACE-0" table:formula="of:=[.F127]-[.G127]*2" office:value-type="float" office:value="5715">
            <text:p>5715</text:p>
          </table:table-cell>
          <table:table-cell table:style-name="ACE-0" table:formula="of:=[.S127]-[.V127]*([.R$2]+[.R$3])" office:value-type="float" office:value="-7.1959999999999997">
            <text:p>−7.196</text:p>
          </table:table-cell>
          <table:table-cell table:style-name="ACE-0" table:formula="of:=[.S127]-[.W127]*([.R$2]-[.R$3])" office:value-type="float" office:value="-4.3730000000000011">
            <text:p>−4.373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H-143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005">
            <text:p>6005</text:p>
          </table:table-cell>
          <table:table-cell table:style-name="ACE-0" office:value-type="float" office:value="175">
            <text:p>175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28]-[.F128]*[.R$2]" office:value-type="float" office:value="-8.9115000000000002">
            <text:p>−8.9</text:p>
          </table:table-cell>
          <table:table-cell table:style-name="ACE-4" table:formula="of:=SQRT(([.Y128]-[.M128])^2+[.T128]^2)" office:value-type="float" office:value="1.4588592289868134">
            <text:p>1.5</text:p>
          </table:table-cell>
          <table:table-cell table:style-name="ACE-4" table:formula="of:=SQRT(([.M128]-[.X128])^2+[.U128]^2)" office:value-type="float" office:value="1.5248082666355123">
            <text:p>1.5</text:p>
          </table:table-cell>
          <table:table-cell table:style-name="ACE-0" office:value-type="string">
            <text:p>SugiharaEtal2003,NakataEtal1978</text:p>
          </table:table-cell>
          <table:table-cell table:number-columns-repeated="2" table:style-name="ACE-0"/>
          <table:table-cell table:style-name="ACE-0" office:value-type="float" office:value="4.9000000000000004">
            <text:p>4.9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28]+[.G128]*2" office:value-type="float" office:value="6355">
            <text:p>6355</text:p>
          </table:table-cell>
          <table:table-cell table:style-name="ACE-0" table:formula="of:=[.F128]-[.G128]*2" office:value-type="float" office:value="5655">
            <text:p>5655</text:p>
          </table:table-cell>
          <table:table-cell table:style-name="ACE-0" table:formula="of:=[.S128]-[.V128]*([.R$2]+[.R$3])" office:value-type="float" office:value="-10.351999999999999">
            <text:p>−10.352</text:p>
          </table:table-cell>
          <table:table-cell table:style-name="ACE-0" table:formula="of:=[.S128]-[.W128]*([.R$2]-[.R$3])" office:value-type="float" office:value="-7.5410000000000004">
            <text:p>−7.541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H-142a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060">
            <text:p>506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29]-[.F129]*[.R$2]" office:value-type="float" office:value="-7.3380000000000001">
            <text:p>−7.3</text:p>
          </table:table-cell>
          <table:table-cell table:style-name="ACE-4" table:formula="of:=SQRT(([.Y129]-[.M129])^2+[.T129]^2)" office:value-type="float" office:value="1.3092364186807506">
            <text:p>1.3</text:p>
          </table:table-cell>
          <table:table-cell table:style-name="ACE-4" table:formula="of:=SQRT(([.M129]-[.X129])^2+[.U129]^2)" office:value-type="float" office:value="1.3686036679769624">
            <text:p>1.4</text:p>
          </table:table-cell>
          <table:table-cell table:style-name="ACE-0" office:value-type="string">
            <text:p>SugiharaEtal2003,NakataEtal1978</text:p>
          </table:table-cell>
          <table:table-cell table:number-columns-repeated="2" table:style-name="ACE-0"/>
          <table:table-cell table:style-name="ACE-0" office:value-type="float" office:value="4.2999999999999998">
            <text:p>4.3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29]+[.G129]*2" office:value-type="float" office:value="5380">
            <text:p>5380</text:p>
          </table:table-cell>
          <table:table-cell table:style-name="ACE-0" table:formula="of:=[.F129]-[.G129]*2" office:value-type="float" office:value="4740">
            <text:p>4740</text:p>
          </table:table-cell>
          <table:table-cell table:style-name="ACE-0" table:formula="of:=[.S129]-[.V129]*([.R$2]+[.R$3])" office:value-type="float" office:value="-8.6119999999999983">
            <text:p>−8.612</text:p>
          </table:table-cell>
          <table:table-cell table:style-name="ACE-0" table:formula="of:=[.S129]-[.W129]*([.R$2]-[.R$3])" office:value-type="float" office:value="-6.128000000000001">
            <text:p>−6.128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H-131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4585">
            <text:p>4585</text:p>
          </table:table-cell>
          <table:table-cell table:style-name="ACE-0" office:value-type="float" office:value="155">
            <text:p>155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30]-[.F130]*[.R$2]" office:value-type="float" office:value="-6.0455000000000005">
            <text:p>−6.0</text:p>
          </table:table-cell>
          <table:table-cell table:style-name="ACE-4" table:formula="of:=SQRT(([.Y130]-[.M130])^2+[.T130]^2)" office:value-type="float" office:value="1.2452872158662831">
            <text:p>1.2</text:p>
          </table:table-cell>
          <table:table-cell table:style-name="ACE-4" table:formula="of:=SQRT(([.M130]-[.X130])^2+[.U130]^2)" office:value-type="float" office:value="1.3023080472760649">
            <text:p>1.3</text:p>
          </table:table-cell>
          <table:table-cell table:style-name="ACE-0" office:value-type="string">
            <text:p>SugiharaEtal2003,NakataEtal1978</text:p>
          </table:table-cell>
          <table:table-cell table:number-columns-repeated="2" table:style-name="ACE-0"/>
          <table:table-cell table:style-name="ACE-0" office:value-type="float" office:value="4.5">
            <text:p>4.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30]+[.G130]*2" office:value-type="float" office:value="4895">
            <text:p>4895</text:p>
          </table:table-cell>
          <table:table-cell table:style-name="ACE-0" table:formula="of:=[.F130]-[.G130]*2" office:value-type="float" office:value="4275">
            <text:p>4275</text:p>
          </table:table-cell>
          <table:table-cell table:style-name="ACE-0" table:formula="of:=[.S130]-[.V130]*([.R$2]+[.R$3])" office:value-type="float" office:value="-7.2479999999999993">
            <text:p>−7.248</text:p>
          </table:table-cell>
          <table:table-cell table:style-name="ACE-0" table:formula="of:=[.S130]-[.W130]*([.R$2]-[.R$3])" office:value-type="float" office:value="-4.9050000000000011">
            <text:p>−4.905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H-133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3980">
            <text:p>398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31]-[.F131]*[.R$2]" office:value-type="float" office:value="-4.3540000000000001">
            <text:p>−4.4</text:p>
          </table:table-cell>
          <table:table-cell table:style-name="ACE-4" table:formula="of:=SQRT(([.Y131]-[.M131])^2+[.T131]^2)" office:value-type="float" office:value="1.1305733058939604">
            <text:p>1.1</text:p>
          </table:table-cell>
          <table:table-cell table:style-name="ACE-4" table:formula="of:=SQRT(([.M131]-[.X131])^2+[.U131]^2)" office:value-type="float" office:value="1.1810588469674137">
            <text:p>1.2</text:p>
          </table:table-cell>
          <table:table-cell table:style-name="ACE-0" office:value-type="string">
            <text:p>SugiharaEtal2003,NakataEtal1978</text:p>
          </table:table-cell>
          <table:table-cell table:number-columns-repeated="2" table:style-name="ACE-0"/>
          <table:table-cell table:style-name="ACE-0" office:value-type="float" office:value="4.7999999999999998">
            <text:p>4.8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31]+[.G131]*2" office:value-type="float" office:value="4260">
            <text:p>4260</text:p>
          </table:table-cell>
          <table:table-cell table:style-name="ACE-0" table:formula="of:=[.F131]-[.G131]*2" office:value-type="float" office:value="3700">
            <text:p>3700</text:p>
          </table:table-cell>
          <table:table-cell table:style-name="ACE-0" table:formula="of:=[.S131]-[.V131]*([.R$2]+[.R$3])" office:value-type="float" office:value="-5.4239999999999986">
            <text:p>−5.424</text:p>
          </table:table-cell>
          <table:table-cell table:style-name="ACE-0" table:formula="of:=[.S131]-[.W131]*([.R$2]-[.R$3])" office:value-type="float" office:value="-3.3400000000000007">
            <text:p>−3.34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H-135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3780">
            <text:p>378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32]-[.F132]*[.R$2]" office:value-type="float" office:value="-6.0939999999999994">
            <text:p>−6.1</text:p>
          </table:table-cell>
          <table:table-cell table:style-name="ACE-4" table:formula="of:=SQRT(([.Y132]-[.M132])^2+[.T132]^2)" office:value-type="float" office:value="1.1126706610673258">
            <text:p>1.1</text:p>
          </table:table-cell>
          <table:table-cell table:style-name="ACE-4" table:formula="of:=SQRT(([.M132]-[.X132])^2+[.U132]^2)" office:value-type="float" office:value="1.1629703349613014">
            <text:p>1.2</text:p>
          </table:table-cell>
          <table:table-cell table:style-name="ACE-0" office:value-type="string">
            <text:p>SugiharaEtal2003,NakataEtal1978</text:p>
          </table:table-cell>
          <table:table-cell table:number-columns-repeated="2" table:style-name="ACE-0"/>
          <table:table-cell table:style-name="ACE-0" office:value-type="float" office:value="2.6000000000000001">
            <text:p>2.6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32]+[.G132]*2" office:value-type="float" office:value="4060">
            <text:p>4060</text:p>
          </table:table-cell>
          <table:table-cell table:style-name="ACE-0" table:formula="of:=[.F132]-[.G132]*2" office:value-type="float" office:value="3500">
            <text:p>3500</text:p>
          </table:table-cell>
          <table:table-cell table:style-name="ACE-0" table:formula="of:=[.S132]-[.V132]*([.R$2]+[.R$3])" office:value-type="float" office:value="-7.1440000000000001">
            <text:p>−7.144</text:p>
          </table:table-cell>
          <table:table-cell table:style-name="ACE-0" table:formula="of:=[.S132]-[.W132]*([.R$2]-[.R$3])" office:value-type="float" office:value="-5.0999999999999996">
            <text:p>−5.1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H-134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3690">
            <text:p>369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33]-[.F133]*[.R$2]" office:value-type="float" office:value="-8.2370000000000001">
            <text:p>−8.2</text:p>
          </table:table-cell>
          <table:table-cell table:style-name="ACE-4" table:formula="of:=SQRT(([.Y133]-[.M133])^2+[.T133]^2)" office:value-type="float" office:value="1.1046379497373784">
            <text:p>1.1</text:p>
          </table:table-cell>
          <table:table-cell table:style-name="ACE-4" table:formula="of:=SQRT(([.M133]-[.X133])^2+[.U133]^2)" office:value-type="float" office:value="1.1548510726496284">
            <text:p>1.2</text:p>
          </table:table-cell>
          <table:table-cell table:style-name="ACE-0" office:value-type="string">
            <text:p>SugiharaEtal2003,NakataEtal1978</text:p>
          </table:table-cell>
          <table:table-cell table:number-columns-repeated="2" table:style-name="ACE-0"/>
          <table:table-cell table:style-name="ACE-0" office:value-type="float" office:value="0.25">
            <text:p>0.2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33]+[.G133]*2" office:value-type="float" office:value="3970">
            <text:p>3970</text:p>
          </table:table-cell>
          <table:table-cell table:style-name="ACE-0" table:formula="of:=[.F133]-[.G133]*2" office:value-type="float" office:value="3410">
            <text:p>3410</text:p>
          </table:table-cell>
          <table:table-cell table:style-name="ACE-0" table:formula="of:=[.S133]-[.V133]*([.R$2]+[.R$3])" office:value-type="float" office:value="-9.2779999999999987">
            <text:p>−9.278</text:p>
          </table:table-cell>
          <table:table-cell table:style-name="ACE-0" table:formula="of:=[.S133]-[.W133]*([.R$2]-[.R$3])" office:value-type="float" office:value="-7.2520000000000007">
            <text:p>−7.252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H-136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2210">
            <text:p>221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Goniastrea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34]-[.F134]*[.R$2]" office:value-type="float" office:value="-4.5830000000000002">
            <text:p>−4.6</text:p>
          </table:table-cell>
          <table:table-cell table:style-name="ACE-4" table:formula="of:=SQRT(([.Y134]-[.M134])^2+[.T134]^2)" office:value-type="float" office:value="0.90055593940632006">
            <text:p>0.9</text:p>
          </table:table-cell>
          <table:table-cell table:style-name="ACE-4" table:formula="of:=SQRT(([.M134]-[.X134])^2+[.U134]^2)" office:value-type="float" office:value="0.94085546180058899">
            <text:p>0.9</text:p>
          </table:table-cell>
          <table:table-cell table:style-name="ACE-0" office:value-type="string">
            <text:p>SugiharaEtal2003,NakataEtal1978</text:p>
          </table:table-cell>
          <table:table-cell table:number-columns-repeated="2" table:style-name="ACE-0"/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34]+[.G134]*2" office:value-type="float" office:value="2450">
            <text:p>2450</text:p>
          </table:table-cell>
          <table:table-cell table:style-name="ACE-0" table:formula="of:=[.F134]-[.G134]*2" office:value-type="float" office:value="1970">
            <text:p>1970</text:p>
          </table:table-cell>
          <table:table-cell table:style-name="ACE-0" table:formula="of:=[.S134]-[.V134]*([.R$2]+[.R$3])" office:value-type="float" office:value="-5.3799999999999999">
            <text:p>−5.38</text:p>
          </table:table-cell>
          <table:table-cell table:style-name="ACE-0" table:formula="of:=[.S134]-[.W134]*([.R$2]-[.R$3])" office:value-type="float" office:value="-3.8340000000000005">
            <text:p>−3.834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H-137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1700">
            <text:p>1700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35]-[.F135]*[.R$2]" office:value-type="float" office:value="-2.5100000000000002">
            <text:p>−2.5</text:p>
          </table:table-cell>
          <table:table-cell table:style-name="ACE-4" table:formula="of:=SQRT(([.Y135]-[.M135])^2+[.T135]^2)" office:value-type="float" office:value="0.84081864869899281">
            <text:p>0.8</text:p>
          </table:table-cell>
          <table:table-cell table:style-name="ACE-4" table:formula="of:=SQRT(([.M135]-[.X135])^2+[.U135]^2)" office:value-type="float" office:value="0.87822776089121624">
            <text:p>0.9</text:p>
          </table:table-cell>
          <table:table-cell table:style-name="ACE-0" office:value-type="string">
            <text:p>SugiharaEtal2003,NakataEtal1978</text:p>
          </table:table-cell>
          <table:table-cell table:number-columns-repeated="2" table:style-name="ACE-0"/>
          <table:table-cell table:style-name="ACE-0" office:value-type="float" office:value="1.3999999999999999">
            <text:p>1.4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35]+[.G135]*2" office:value-type="float" office:value="1930">
            <text:p>1930</text:p>
          </table:table-cell>
          <table:table-cell table:style-name="ACE-0" table:formula="of:=[.F135]-[.G135]*2" office:value-type="float" office:value="1470">
            <text:p>1470</text:p>
          </table:table-cell>
          <table:table-cell table:style-name="ACE-0" table:formula="of:=[.S135]-[.V135]*([.R$2]+[.R$3])" office:value-type="float" office:value="-3.2319999999999998">
            <text:p>−3.232</text:p>
          </table:table-cell>
          <table:table-cell table:style-name="ACE-0" table:formula="of:=[.S135]-[.W135]*([.R$2]-[.R$3])" office:value-type="float" office:value="-1.8340000000000001">
            <text:p>−1.834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H-138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1550">
            <text:p>155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Goniastrea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36]-[.F136]*[.R$2]" office:value-type="float" office:value="-2.8650000000000002">
            <text:p>−2.9</text:p>
          </table:table-cell>
          <table:table-cell table:style-name="ACE-4" table:formula="of:=SQRT(([.Y136]-[.M136])^2+[.T136]^2)" office:value-type="float" office:value="0.81136982936266511">
            <text:p>0.8</text:p>
          </table:table-cell>
          <table:table-cell table:style-name="ACE-4" table:formula="of:=SQRT(([.M136]-[.X136])^2+[.U136]^2)" office:value-type="float" office:value="0.84645673250320275">
            <text:p>0.8</text:p>
          </table:table-cell>
          <table:table-cell table:style-name="ACE-0" office:value-type="string">
            <text:p>SugiharaEtal2003,NakataEtal1978</text:p>
          </table:table-cell>
          <table:table-cell table:number-columns-repeated="2" table:style-name="ACE-0"/>
          <table:table-cell table:style-name="ACE-0" office:value-type="float" office:value="0.69999999999999996">
            <text:p>0.7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36]+[.G136]*2" office:value-type="float" office:value="1770">
            <text:p>1770</text:p>
          </table:table-cell>
          <table:table-cell table:style-name="ACE-0" table:formula="of:=[.F136]-[.G136]*2" office:value-type="float" office:value="1330">
            <text:p>1330</text:p>
          </table:table-cell>
          <table:table-cell table:style-name="ACE-0" table:formula="of:=[.S136]-[.V136]*([.R$2]+[.R$3])" office:value-type="float" office:value="-3.5479999999999992">
            <text:p>−3.548</text:p>
          </table:table-cell>
          <table:table-cell table:style-name="ACE-0" table:formula="of:=[.S136]-[.W136]*([.R$2]-[.R$3])" office:value-type="float" office:value="-2.226">
            <text:p>−2.226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6640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070">
            <text:p>507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Not described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37]-[.F137]*[.R$2]" office:value-type="float" office:value="-7.7609999999999992">
            <text:p>−7.8</text:p>
          </table:table-cell>
          <table:table-cell table:style-name="ACE-4" table:formula="of:=SQRT(([.Y137]-[.M137])^2+[.T137]^2)" office:value-type="float" office:value="1.2292798704932895">
            <text:p>1.2</text:p>
          </table:table-cell>
          <table:table-cell table:style-name="ACE-4" table:formula="of:=SQRT(([.M137]-[.X137])^2+[.U137]^2)" office:value-type="float" office:value="1.2806408551971145">
            <text:p>1.3</text:p>
          </table:table-cell>
          <table:table-cell table:style-name="ACE-0" office:value-type="string">
            <text:p>SugiharaEtal2003,OtaEtal1978</text:p>
          </table:table-cell>
          <table:table-cell table:number-columns-repeated="2" table:style-name="ACE-0"/>
          <table:table-cell table:style-name="ACE-0" office:value-type="float" office:value="3.8999999999999999">
            <text:p>3.9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37]+[.G137]*2" office:value-type="float" office:value="5350">
            <text:p>5350</text:p>
          </table:table-cell>
          <table:table-cell table:style-name="ACE-0" table:formula="of:=[.F137]-[.G137]*2" office:value-type="float" office:value="4790">
            <text:p>4790</text:p>
          </table:table-cell>
          <table:table-cell table:style-name="ACE-0" table:formula="of:=[.S137]-[.V137]*([.R$2]+[.R$3])" office:value-type="float" office:value="-8.9399999999999977">
            <text:p>−8.94</text:p>
          </table:table-cell>
          <table:table-cell table:style-name="ACE-0" table:formula="of:=[.S137]-[.W137]*([.R$2]-[.R$3])" office:value-type="float" office:value="-6.6379999999999999">
            <text:p>−6.638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6639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3500">
            <text:p>350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Not described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38]-[.F138]*[.R$2]" office:value-type="float" office:value="-5.0500000000000007">
            <text:p>−5.1</text:p>
          </table:table-cell>
          <table:table-cell table:style-name="ACE-4" table:formula="of:=SQRT(([.Y138]-[.M138])^2+[.T138]^2)" office:value-type="float" office:value="0.97239703825135171">
            <text:p>1.0</text:p>
          </table:table-cell>
          <table:table-cell table:style-name="ACE-4" table:formula="of:=SQRT(([.M138]-[.X138])^2+[.U138]^2)" office:value-type="float" office:value="1.0103880442681401">
            <text:p>1.0</text:p>
          </table:table-cell>
          <table:table-cell table:style-name="ACE-0" office:value-type="string">
            <text:p>SugiharaEtal2003,OtaEtal1978</text:p>
          </table:table-cell>
          <table:table-cell table:number-columns-repeated="2"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38]+[.G138]*2" office:value-type="float" office:value="3720">
            <text:p>3720</text:p>
          </table:table-cell>
          <table:table-cell table:style-name="ACE-0" table:formula="of:=[.F138]-[.G138]*2" office:value-type="float" office:value="3280">
            <text:p>3280</text:p>
          </table:table-cell>
          <table:table-cell table:style-name="ACE-0" table:formula="of:=[.S138]-[.V138]*([.R$2]+[.R$3])" office:value-type="float" office:value="-5.927999999999999">
            <text:p>−5.928</text:p>
          </table:table-cell>
          <table:table-cell table:style-name="ACE-0" table:formula="of:=[.S138]-[.W138]*([.R$2]-[.R$3])" office:value-type="float" office:value="-4.2160000000000002">
            <text:p>−4.216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A10995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7406">
            <text:p>7406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Acropora hyacinthus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39]-[.F139]*[.R$2]" office:value-type="float" office:value="-10.733799999999999">
            <text:p>−10.7</text:p>
          </table:table-cell>
          <table:table-cell table:style-name="ACE-4" table:formula="of:=SQRT(([.Y139]-[.M139])^2+[.T139]^2)" office:value-type="float" office:value="1.0058435067146378">
            <text:p>1.0</text:p>
          </table:table-cell>
          <table:table-cell table:style-name="ACE-4" table:formula="of:=SQRT(([.M139]-[.X139])^2+[.U139]^2)" office:value-type="float" office:value="1.0298145269901733">
            <text:p>1.0</text:p>
          </table:table-cell>
          <table:table-cell table:style-name="ACE-0" office:value-type="string">
            <text:p>SugiharaEtal2003</text:p>
          </table:table-cell>
          <table:table-cell table:number-columns-repeated="2" table:style-name="ACE-0"/>
          <table:table-cell table:style-name="ACE-0" office:value-type="float" office:value="6.2999999999999998">
            <text:p>6.3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139]+[.G139]*2" office:value-type="float" office:value="7526">
            <text:p>7526</text:p>
          </table:table-cell>
          <table:table-cell table:style-name="ACE-0" table:formula="of:=[.F139]-[.G139]*2" office:value-type="float" office:value="7286">
            <text:p>7286</text:p>
          </table:table-cell>
          <table:table-cell table:style-name="ACE-0" table:formula="of:=[.S139]-[.V139]*([.R$2]+[.R$3])" office:value-type="float" office:value="-11.762399999999996">
            <text:p>−11.762</text:p>
          </table:table-cell>
          <table:table-cell table:style-name="ACE-0" table:formula="of:=[.S139]-[.W139]*([.R$2]-[.R$3])" office:value-type="float" office:value="-9.7291999999999987">
            <text:p>−9.7292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A10996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977">
            <text:p>6977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Acropora digitifera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40]-[.F140]*[.R$2]" office:value-type="float" office:value="-7.7071000000000005">
            <text:p>−7.7</text:p>
          </table:table-cell>
          <table:table-cell table:style-name="ACE-4" table:formula="of:=SQRT(([.Y140]-[.M140])^2+[.T140]^2)" office:value-type="float" office:value="1.0069421482885688">
            <text:p>1.0</text:p>
          </table:table-cell>
          <table:table-cell table:style-name="ACE-4" table:formula="of:=SQRT(([.M140]-[.X140])^2+[.U140]^2)" office:value-type="float" office:value="1.0349085418528534">
            <text:p>1.0</text:p>
          </table:table-cell>
          <table:table-cell table:style-name="ACE-0" office:value-type="string">
            <text:p>SugiharaEtal2003</text:p>
          </table:table-cell>
          <table:table-cell table:number-columns-repeated="2" table:style-name="ACE-0"/>
          <table:table-cell table:style-name="ACE-0" office:value-type="float" office:value="8.3399999999999999">
            <text:p>8.34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140]+[.G140]*2" office:value-type="float" office:value="7117">
            <text:p>7117</text:p>
          </table:table-cell>
          <table:table-cell table:style-name="ACE-0" table:formula="of:=[.F140]-[.G140]*2" office:value-type="float" office:value="6837">
            <text:p>6837</text:p>
          </table:table-cell>
          <table:table-cell table:style-name="ACE-0" table:formula="of:=[.S140]-[.V140]*([.R$2]+[.R$3])" office:value-type="float" office:value="-8.7408000000000001">
            <text:p>−8.7408</text:p>
          </table:table-cell>
          <table:table-cell table:style-name="ACE-0" table:formula="of:=[.S140]-[.W140]*([.R$2]-[.R$3])" office:value-type="float" office:value="-6.7014000000000014">
            <text:p>−6.7014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A11002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663">
            <text:p>5663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Acropora gemmifera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41]-[.F141]*[.R$2]" office:value-type="float" office:value="-4.9049000000000014">
            <text:p>−4.9</text:p>
          </table:table-cell>
          <table:table-cell table:style-name="ACE-4" table:formula="of:=SQRT(([.Y141]-[.M141])^2+[.T141]^2)" office:value-type="float" office:value="0.83180411756614847">
            <text:p>0.8</text:p>
          </table:table-cell>
          <table:table-cell table:style-name="ACE-4" table:formula="of:=SQRT(([.M141]-[.X141])^2+[.U141]^2)" office:value-type="float" office:value="0.8557619353535173">
            <text:p>0.9</text:p>
          </table:table-cell>
          <table:table-cell table:style-name="ACE-0" office:value-type="string">
            <text:p>SugiharaEtal2003</text:p>
          </table:table-cell>
          <table:table-cell table:number-columns-repeated="2" table:style-name="ACE-0"/>
          <table:table-cell table:style-name="ACE-0" office:value-type="float" office:value="8.1199999999999992">
            <text:p>8.12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141]+[.G141]*2" office:value-type="float" office:value="5783">
            <text:p>5783</text:p>
          </table:table-cell>
          <table:table-cell table:style-name="ACE-0" table:formula="of:=[.F141]-[.G141]*2" office:value-type="float" office:value="5543">
            <text:p>5543</text:p>
          </table:table-cell>
          <table:table-cell table:style-name="ACE-0" table:formula="of:=[.S141]-[.V141]*([.R$2]+[.R$3])" office:value-type="float" office:value="-5.7591999999999999">
            <text:p>−5.7592</text:p>
          </table:table-cell>
          <table:table-cell table:style-name="ACE-0" table:formula="of:=[.S141]-[.W141]*([.R$2]-[.R$3])" office:value-type="float" office:value="-4.074600000000002">
            <text:p>−4.0746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A11003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590">
            <text:p>559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Acropora gemmifera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42]-[.F142]*[.R$2]" office:value-type="float" office:value="-3.4870000000000001">
            <text:p>−3.5</text:p>
          </table:table-cell>
          <table:table-cell table:style-name="ACE-4" table:formula="of:=SQRT(([.Y142]-[.M142])^2+[.T142]^2)" office:value-type="float" office:value="0.86844055639980244">
            <text:p>0.9</text:p>
          </table:table-cell>
          <table:table-cell table:style-name="ACE-4" table:formula="of:=SQRT(([.M142]-[.X142])^2+[.U142]^2)" office:value-type="float" office:value="0.89639556000685272">
            <text:p>0.9</text:p>
          </table:table-cell>
          <table:table-cell table:style-name="ACE-0" office:value-type="string">
            <text:p>SugiharaEtal2003</text:p>
          </table:table-cell>
          <table:table-cell table:number-columns-repeated="2" table:style-name="ACE-0"/>
          <table:table-cell table:style-name="ACE-0" office:value-type="float" office:value="9.3699999999999992">
            <text:p>9.37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142]+[.G142]*2" office:value-type="float" office:value="5730">
            <text:p>5730</text:p>
          </table:table-cell>
          <table:table-cell table:style-name="ACE-0" table:formula="of:=[.F142]-[.G142]*2" office:value-type="float" office:value="5450">
            <text:p>5450</text:p>
          </table:table-cell>
          <table:table-cell table:style-name="ACE-0" table:formula="of:=[.S142]-[.V142]*([.R$2]+[.R$3])" office:value-type="float" office:value="-4.3819999999999997">
            <text:p>−4.382</text:p>
          </table:table-cell>
          <table:table-cell table:style-name="ACE-0" table:formula="of:=[.S142]-[.W142]*([.R$2]-[.R$3])" office:value-type="float" office:value="-2.620000000000001">
            <text:p>−2.62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-2459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3930">
            <text:p>393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43]-[.F143]*[.R$2]" office:value-type="float" office:value="-4.0389999999999997">
            <text:p>−4.0</text:p>
          </table:table-cell>
          <table:table-cell table:style-name="ACE-4" table:formula="of:=SQRT(([.Y143]-[.M143])^2+[.T143]^2)" office:value-type="float" office:value="0.93408832558811028">
            <text:p>0.9</text:p>
          </table:table-cell>
          <table:table-cell table:style-name="ACE-4" table:formula="of:=SQRT(([.M143]-[.X143])^2+[.U143]^2)" office:value-type="float" office:value="0.96468906907873631">
            <text:p>1.0</text:p>
          </table:table-cell>
          <table:table-cell table:style-name="ACE-0" office:value-type="string">
            <text:p>SugiharaEtal2003,OtaEtal1978</text:p>
          </table:table-cell>
          <table:table-cell table:number-columns-repeated="2" table:style-name="ACE-0"/>
          <table:table-cell table:style-name="ACE-0" office:value-type="float" office:value="5">
            <text:p>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43]+[.G143]*2" office:value-type="float" office:value="4110">
            <text:p>4110</text:p>
          </table:table-cell>
          <table:table-cell table:style-name="ACE-0" table:formula="of:=[.F143]-[.G143]*2" office:value-type="float" office:value="3750">
            <text:p>3750</text:p>
          </table:table-cell>
          <table:table-cell table:style-name="ACE-0" table:formula="of:=[.S143]-[.V143]*([.R$2]+[.R$3])" office:value-type="float" office:value="-4.863999999999999">
            <text:p>−4.864</text:p>
          </table:table-cell>
          <table:table-cell table:style-name="ACE-0" table:formula="of:=[.S143]-[.W143]*([.R$2]-[.R$3])" office:value-type="float" office:value="-3.25">
            <text:p>−3.25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-2458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3670">
            <text:p>367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44]-[.F144]*[.R$2]" office:value-type="float" office:value="-3.4410000000000007">
            <text:p>−3.4</text:p>
          </table:table-cell>
          <table:table-cell table:style-name="ACE-4" table:formula="of:=SQRT(([.Y144]-[.M144])^2+[.T144]^2)" office:value-type="float" office:value="0.9122329746287402">
            <text:p>0.9</text:p>
          </table:table-cell>
          <table:table-cell table:style-name="ACE-4" table:formula="of:=SQRT(([.M144]-[.X144])^2+[.U144]^2)" office:value-type="float" office:value="0.94255026391168995">
            <text:p>0.9</text:p>
          </table:table-cell>
          <table:table-cell table:style-name="ACE-0" office:value-type="string">
            <text:p>SugiharaEtal2003,OtaEtal1978</text:p>
          </table:table-cell>
          <table:table-cell table:number-columns-repeated="2" table:style-name="ACE-0"/>
          <table:table-cell table:style-name="ACE-0" office:value-type="float" office:value="5">
            <text:p>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44]+[.G144]*2" office:value-type="float" office:value="3850">
            <text:p>3850</text:p>
          </table:table-cell>
          <table:table-cell table:style-name="ACE-0" table:formula="of:=[.F144]-[.G144]*2" office:value-type="float" office:value="3490">
            <text:p>3490</text:p>
          </table:table-cell>
          <table:table-cell table:style-name="ACE-0" table:formula="of:=[.S144]-[.V144]*([.R$2]+[.R$3])" office:value-type="float" office:value="-4.2399999999999984">
            <text:p>−4.24</text:p>
          </table:table-cell>
          <table:table-cell table:style-name="ACE-0" table:formula="of:=[.S144]-[.W144]*([.R$2]-[.R$3])" office:value-type="float" office:value="-2.6780000000000008">
            <text:p>−2.678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-2663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3560">
            <text:p>356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45]-[.F145]*[.R$2]" office:value-type="float" office:value="-5.088000000000001">
            <text:p>−5.1</text:p>
          </table:table-cell>
          <table:table-cell table:style-name="ACE-4" table:formula="of:=SQRT(([.Y145]-[.M145])^2+[.T145]^2)" office:value-type="float" office:value="0.90305260090428896">
            <text:p>0.9</text:p>
          </table:table-cell>
          <table:table-cell table:style-name="ACE-4" table:formula="of:=SQRT(([.M145]-[.X145])^2+[.U145]^2)" office:value-type="float" office:value="0.93324380522990757">
            <text:p>0.9</text:p>
          </table:table-cell>
          <table:table-cell table:style-name="ACE-0" office:value-type="string">
            <text:p>SugiharaEtal2003,OtaEtal1978</text:p>
          </table:table-cell>
          <table:table-cell table:number-columns-repeated="2" table:style-name="ACE-0"/>
          <table:table-cell table:style-name="ACE-0" office:value-type="float" office:value="3.1000000000000001">
            <text:p>3.1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45]+[.G145]*2" office:value-type="float" office:value="3740">
            <text:p>3740</text:p>
          </table:table-cell>
          <table:table-cell table:style-name="ACE-0" table:formula="of:=[.F145]-[.G145]*2" office:value-type="float" office:value="3380">
            <text:p>3380</text:p>
          </table:table-cell>
          <table:table-cell table:style-name="ACE-0" table:formula="of:=[.S145]-[.V145]*([.R$2]+[.R$3])" office:value-type="float" office:value="-5.8759999999999994">
            <text:p>−5.876</text:p>
          </table:table-cell>
          <table:table-cell table:style-name="ACE-0" table:formula="of:=[.S145]-[.W145]*([.R$2]-[.R$3])" office:value-type="float" office:value="-4.3360000000000003">
            <text:p>−4.336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-2664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3520">
            <text:p>3520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46]-[.F146]*[.R$2]" office:value-type="float" office:value="-5.0960000000000001">
            <text:p>−5.1</text:p>
          </table:table-cell>
          <table:table-cell table:style-name="ACE-4" table:formula="of:=SQRT(([.Y146]-[.M146])^2+[.T146]^2)" office:value-type="float" office:value="0.88151914329752368">
            <text:p>0.9</text:p>
          </table:table-cell>
          <table:table-cell table:style-name="ACE-4" table:formula="of:=SQRT(([.M146]-[.X146])^2+[.U146]^2)" office:value-type="float" office:value="0.90972523324353249">
            <text:p>0.9</text:p>
          </table:table-cell>
          <table:table-cell table:style-name="ACE-0" office:value-type="string">
            <text:p>SugiharaEtal2003,OtaEtal1978</text:p>
          </table:table-cell>
          <table:table-cell table:number-columns-repeated="2"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46]+[.G146]*2" office:value-type="float" office:value="3690">
            <text:p>3690</text:p>
          </table:table-cell>
          <table:table-cell table:style-name="ACE-0" table:formula="of:=[.F146]-[.G146]*2" office:value-type="float" office:value="3350">
            <text:p>3350</text:p>
          </table:table-cell>
          <table:table-cell table:style-name="ACE-0" table:formula="of:=[.S146]-[.V146]*([.R$2]+[.R$3])" office:value-type="float" office:value="-5.8559999999999999">
            <text:p>−5.856</text:p>
          </table:table-cell>
          <table:table-cell table:style-name="ACE-0" table:formula="of:=[.S146]-[.W146]*([.R$2]-[.R$3])" office:value-type="float" office:value="-4.3700000000000001">
            <text:p>−4.37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-2665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2870">
            <text:p>287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47]-[.F147]*[.R$2]" office:value-type="float" office:value="-5.601">
            <text:p>−5.6</text:p>
          </table:table-cell>
          <table:table-cell table:style-name="ACE-4" table:formula="of:=SQRT(([.Y147]-[.M147])^2+[.T147]^2)" office:value-type="float" office:value="0.81136982936266444">
            <text:p>0.8</text:p>
          </table:table-cell>
          <table:table-cell table:style-name="ACE-4" table:formula="of:=SQRT(([.M147]-[.X147])^2+[.U147]^2)" office:value-type="float" office:value="0.83680403918719182">
            <text:p>0.8</text:p>
          </table:table-cell>
          <table:table-cell table:style-name="ACE-0" office:value-type="string">
            <text:p>SugiharaEtal2003,OtaEtal1978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47]+[.G147]*2" office:value-type="float" office:value="3030">
            <text:p>3030</text:p>
          </table:table-cell>
          <table:table-cell table:style-name="ACE-0" table:formula="of:=[.F147]-[.G147]*2" office:value-type="float" office:value="2710">
            <text:p>2710</text:p>
          </table:table-cell>
          <table:table-cell table:style-name="ACE-0" table:formula="of:=[.S147]-[.V147]*([.R$2]+[.R$3])" office:value-type="float" office:value="-6.2719999999999994">
            <text:p>−6.272</text:p>
          </table:table-cell>
          <table:table-cell table:style-name="ACE-0" table:formula="of:=[.S147]-[.W147]*([.R$2]-[.R$3])" office:value-type="float" office:value="-4.9620000000000006">
            <text:p>−4.962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-2666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2110">
            <text:p>211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48]-[.F148]*[.R$2]" office:value-type="float" office:value="-4.0529999999999999">
            <text:p>−4.1</text:p>
          </table:table-cell>
          <table:table-cell table:style-name="ACE-4" table:formula="of:=SQRT(([.Y148]-[.M148])^2+[.T148]^2)" office:value-type="float" office:value="0.75297343910658598">
            <text:p>0.8</text:p>
          </table:table-cell>
          <table:table-cell table:style-name="ACE-4" table:formula="of:=SQRT(([.M148]-[.X148])^2+[.U148]^2)" office:value-type="float" office:value="0.77719045284923549">
            <text:p>0.8</text:p>
          </table:table-cell>
          <table:table-cell table:style-name="ACE-0" office:value-type="string">
            <text:p>SugiharaEtal2003,OtaEtal1978</text:p>
          </table:table-cell>
          <table:table-cell table:number-columns-repeated="2" table:style-name="ACE-0"/>
          <table:table-cell table:style-name="ACE-0" office:value-type="float" office:value="0.80000000000000004">
            <text:p>0.8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48]+[.G148]*2" office:value-type="float" office:value="2270">
            <text:p>2270</text:p>
          </table:table-cell>
          <table:table-cell table:style-name="ACE-0" table:formula="of:=[.F148]-[.G148]*2" office:value-type="float" office:value="1950">
            <text:p>1950</text:p>
          </table:table-cell>
          <table:table-cell table:style-name="ACE-0" table:formula="of:=[.S148]-[.V148]*([.R$2]+[.R$3])" office:value-type="float" office:value="-4.6479999999999997">
            <text:p>−4.648</text:p>
          </table:table-cell>
          <table:table-cell table:style-name="ACE-0" table:formula="of:=[.S148]-[.W148]*([.R$2]-[.R$3])" office:value-type="float" office:value="-3.4900000000000002">
            <text:p>−3.49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K-16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3950">
            <text:p>3950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49]-[.F149]*[.R$2]" office:value-type="float" office:value="-6.0849999999999991">
            <text:p>−6.1</text:p>
          </table:table-cell>
          <table:table-cell table:style-name="ACE-4" table:formula="of:=SQRT(([.Y149]-[.M149])^2+[.T149]^2)" office:value-type="float" office:value="1.0691234727570045">
            <text:p>1.1</text:p>
          </table:table-cell>
          <table:table-cell table:style-name="ACE-4" table:formula="of:=SQRT(([.M149]-[.X149])^2+[.U149]^2)" office:value-type="float" office:value="1.1135640978408017">
            <text:p>1.1</text:p>
          </table:table-cell>
          <table:table-cell table:style-name="ACE-0" office:value-type="string">
            <text:p>SugiharaEtal2003,KonishiEtal1974</text:p>
          </table:table-cell>
          <table:table-cell table:number-columns-repeated="2"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49]+[.G149]*2" office:value-type="float" office:value="4200">
            <text:p>4200</text:p>
          </table:table-cell>
          <table:table-cell table:style-name="ACE-0" table:formula="of:=[.F149]-[.G149]*2" office:value-type="float" office:value="3700">
            <text:p>3700</text:p>
          </table:table-cell>
          <table:table-cell table:style-name="ACE-0" table:formula="of:=[.S149]-[.V149]*([.R$2]+[.R$3])" office:value-type="float" office:value="-7.0799999999999983">
            <text:p>−7.08</text:p>
          </table:table-cell>
          <table:table-cell table:style-name="ACE-0" table:formula="of:=[.S149]-[.W149]*([.R$2]-[.R$3])" office:value-type="float" office:value="-5.1400000000000006">
            <text:p>−5.14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A8624a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416">
            <text:p>6416</text:p>
          </table:table-cell>
          <table:table-cell table:style-name="ACE-0" office:value-type="float" office:value="71">
            <text:p>71</text:p>
          </table:table-cell>
          <table:table-cell table:style-name="ACE-0" office:value-type="string">
            <text:p>Acropora digitifera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50]-[.F150]*[.R$2]" office:value-type="float" office:value="-6.0267999999999997">
            <text:p>−6.0</text:p>
          </table:table-cell>
          <table:table-cell table:style-name="ACE-4" table:formula="of:=SQRT(([.Y150]-[.M150])^2+[.T150]^2)" office:value-type="float" office:value="0.95530937397264026">
            <text:p>1.0</text:p>
          </table:table-cell>
          <table:table-cell table:style-name="ACE-4" table:formula="of:=SQRT(([.M150]-[.X150])^2+[.U150]^2)" office:value-type="float" office:value="0.98367157120656723">
            <text:p>1.0</text:p>
          </table:table-cell>
          <table:table-cell table:style-name="ACE-0" office:value-type="string">
            <text:p>SugiharaEtal2003</text:p>
          </table:table-cell>
          <table:table-cell table:number-columns-repeated="2" table:style-name="ACE-0"/>
          <table:table-cell table:style-name="ACE-0" office:value-type="float" office:value="8.7300000000000004">
            <text:p>8.73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150]+[.G150]*2" office:value-type="float" office:value="6558">
            <text:p>6558</text:p>
          </table:table-cell>
          <table:table-cell table:style-name="ACE-0" table:formula="of:=[.F150]-[.G150]*2" office:value-type="float" office:value="6274">
            <text:p>6274</text:p>
          </table:table-cell>
          <table:table-cell table:style-name="ACE-0" table:formula="of:=[.S150]-[.V150]*([.R$2]+[.R$3])" office:value-type="float" office:value="-7.0091999999999981">
            <text:p>−7.0092</text:p>
          </table:table-cell>
          <table:table-cell table:style-name="ACE-0" table:formula="of:=[.S150]-[.W150]*([.R$2]-[.R$3])" office:value-type="float" office:value="-5.0728000000000009">
            <text:p>−5.0728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A8623a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270">
            <text:p>6270</text:p>
          </table:table-cell>
          <table:table-cell table:style-name="ACE-0" office:value-type="float" office:value="59">
            <text:p>59</text:p>
          </table:table-cell>
          <table:table-cell table:style-name="ACE-0" office:value-type="string">
            <text:p>Acropora digitifera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51]-[.F151]*[.R$2]" office:value-type="float" office:value="-5.4409999999999989">
            <text:p>−5.4</text:p>
          </table:table-cell>
          <table:table-cell table:style-name="ACE-4" table:formula="of:=SQRT(([.Y151]-[.M151])^2+[.T151]^2)" office:value-type="float" office:value="0.88800876121803896">
            <text:p>0.9</text:p>
          </table:table-cell>
          <table:table-cell table:style-name="ACE-4" table:formula="of:=SQRT(([.M151]-[.X151])^2+[.U151]^2)" office:value-type="float" office:value="0.91157229005712948">
            <text:p>0.9</text:p>
          </table:table-cell>
          <table:table-cell table:style-name="ACE-0" office:value-type="string">
            <text:p>SugiharaEtal2003</text:p>
          </table:table-cell>
          <table:table-cell table:number-columns-repeated="2" table:style-name="ACE-0"/>
          <table:table-cell table:style-name="ACE-0" office:value-type="float" office:value="8.9800000000000004">
            <text:p>8.98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151]+[.G151]*2" office:value-type="float" office:value="6388">
            <text:p>6388</text:p>
          </table:table-cell>
          <table:table-cell table:style-name="ACE-0" table:formula="of:=[.F151]-[.G151]*2" office:value-type="float" office:value="6152">
            <text:p>6152</text:p>
          </table:table-cell>
          <table:table-cell table:style-name="ACE-0" table:formula="of:=[.S151]-[.V151]*([.R$2]+[.R$3])" office:value-type="float" office:value="-6.3511999999999986">
            <text:p>−6.3512</text:p>
          </table:table-cell>
          <table:table-cell table:style-name="ACE-0" table:formula="of:=[.S151]-[.W151]*([.R$2]-[.R$3])" office:value-type="float" office:value="-4.5544000000000011">
            <text:p>−4.5544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A8627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529">
            <text:p>6529</text:p>
          </table:table-cell>
          <table:table-cell table:style-name="ACE-0" office:value-type="float" office:value="59">
            <text:p>59</text:p>
          </table:table-cell>
          <table:table-cell table:style-name="ACE-0" office:value-type="string">
            <text:p>Acropora digitifera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52]-[.F152]*[.R$2]" office:value-type="float" office:value="-9.4067000000000007">
            <text:p>−9.4</text:p>
          </table:table-cell>
          <table:table-cell table:style-name="ACE-4" table:formula="of:=SQRT(([.Y152]-[.M152])^2+[.T152]^2)" office:value-type="float" office:value="0.91386883632171334">
            <text:p>0.9</text:p>
          </table:table-cell>
          <table:table-cell table:style-name="ACE-4" table:formula="of:=SQRT(([.M152]-[.X152])^2+[.U152]^2)" office:value-type="float" office:value="0.93743437636988369">
            <text:p>0.9</text:p>
          </table:table-cell>
          <table:table-cell table:style-name="ACE-0" office:value-type="string">
            <text:p>SugiharaEtal2003</text:p>
          </table:table-cell>
          <table:table-cell table:number-columns-repeated="2" table:style-name="ACE-0"/>
          <table:table-cell table:style-name="ACE-0" office:value-type="float" office:value="5.6100000000000003">
            <text:p>5.61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152]+[.G152]*2" office:value-type="float" office:value="6647">
            <text:p>6647</text:p>
          </table:table-cell>
          <table:table-cell table:style-name="ACE-0" table:formula="of:=[.F152]-[.G152]*2" office:value-type="float" office:value="6411">
            <text:p>6411</text:p>
          </table:table-cell>
          <table:table-cell table:style-name="ACE-0" table:formula="of:=[.S152]-[.V152]*([.R$2]+[.R$3])" office:value-type="float" office:value="-10.342799999999997">
            <text:p>−10.343</text:p>
          </table:table-cell>
          <table:table-cell table:style-name="ACE-0" table:formula="of:=[.S152]-[.W152]*([.R$2]-[.R$3])" office:value-type="float" office:value="-8.4941999999999993">
            <text:p>−8.4942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A8626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240">
            <text:p>6240</text:p>
          </table:table-cell>
          <table:table-cell table:style-name="ACE-0" office:value-type="float" office:value="61">
            <text:p>61</text:p>
          </table:table-cell>
          <table:table-cell table:style-name="ACE-0" office:value-type="string">
            <text:p>Acropora digitifera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53]-[.F153]*[.R$2]" office:value-type="float" office:value="-7.2320000000000002">
            <text:p>−7.2</text:p>
          </table:table-cell>
          <table:table-cell table:style-name="ACE-4" table:formula="of:=SQRT(([.Y153]-[.M153])^2+[.T153]^2)" office:value-type="float" office:value="0.89379961960161991">
            <text:p>0.9</text:p>
          </table:table-cell>
          <table:table-cell table:style-name="ACE-4" table:formula="of:=SQRT(([.M153]-[.X153])^2+[.U153]^2)" office:value-type="float" office:value="0.91816242571780049">
            <text:p>0.9</text:p>
          </table:table-cell>
          <table:table-cell table:style-name="ACE-0" office:value-type="string">
            <text:p>SugiharaEtal2003</text:p>
          </table:table-cell>
          <table:table-cell table:number-columns-repeated="2" table:style-name="ACE-0"/>
          <table:table-cell table:style-name="ACE-0" office:value-type="float" office:value="7.1200000000000001">
            <text:p>7.12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153]+[.G153]*2" office:value-type="float" office:value="6362">
            <text:p>6362</text:p>
          </table:table-cell>
          <table:table-cell table:style-name="ACE-0" table:formula="of:=[.F153]-[.G153]*2" office:value-type="float" office:value="6118">
            <text:p>6118</text:p>
          </table:table-cell>
          <table:table-cell table:style-name="ACE-0" table:formula="of:=[.S153]-[.V153]*([.R$2]+[.R$3])" office:value-type="float" office:value="-8.1487999999999978">
            <text:p>−8.1488</text:p>
          </table:table-cell>
          <table:table-cell table:style-name="ACE-0" table:formula="of:=[.S153]-[.W153]*([.R$2]-[.R$3])" office:value-type="float" office:value="-6.3395999999999999">
            <text:p>−6.3396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H-181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635">
            <text:p>5635</text:p>
          </table:table-cell>
          <table:table-cell table:style-name="ACE-0" office:value-type="float" office:value="135">
            <text:p>135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54]-[.F154]*[.R$2]" office:value-type="float" office:value="-10.9605">
            <text:p>−11.0</text:p>
          </table:table-cell>
          <table:table-cell table:style-name="ACE-4" table:formula="of:=SQRT(([.Y154]-[.M154])^2+[.T154]^2)" office:value-type="float" office:value="1.2608751920788979">
            <text:p>1.3</text:p>
          </table:table-cell>
          <table:table-cell table:style-name="ACE-4" table:formula="of:=SQRT(([.M154]-[.X154])^2+[.U154]^2)" office:value-type="float" office:value="1.3106228481145894">
            <text:p>1.3</text:p>
          </table:table-cell>
          <table:table-cell table:style-name="ACE-0" office:value-type="string">
            <text:p>SugiharaEtal2003,NakataEtal1978</text:p>
          </table:table-cell>
          <table:table-cell table:number-columns-repeated="2" table:style-name="ACE-0"/>
          <table:table-cell table:style-name="ACE-0" office:value-type="float" office:value="2">
            <text:p>2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54]+[.G154]*2" office:value-type="float" office:value="5905">
            <text:p>5905</text:p>
          </table:table-cell>
          <table:table-cell table:style-name="ACE-0" table:formula="of:=[.F154]-[.G154]*2" office:value-type="float" office:value="5365">
            <text:p>5365</text:p>
          </table:table-cell>
          <table:table-cell table:style-name="ACE-0" table:formula="of:=[.S154]-[.V154]*([.R$2]+[.R$3])" office:value-type="float" office:value="-12.171999999999999">
            <text:p>−12.172</text:p>
          </table:table-cell>
          <table:table-cell table:style-name="ACE-0" table:formula="of:=[.S154]-[.W154]*([.R$2]-[.R$3])" office:value-type="float" office:value="-9.8030000000000008">
            <text:p>−9.803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A7027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992">
            <text:p>5992</text:p>
          </table:table-cell>
          <table:table-cell table:style-name="ACE-0" office:value-type="float" office:value="62">
            <text:p>62</text:p>
          </table:table-cell>
          <table:table-cell table:style-name="ACE-0" office:value-type="string">
            <text:p>Acropora robusta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55]-[.F155]*[.R$2]" office:value-type="float" office:value="-11.521599999999999">
            <text:p>−11.5</text:p>
          </table:table-cell>
          <table:table-cell table:style-name="ACE-4" table:formula="of:=SQRT(([.Y155]-[.M155])^2+[.T155]^2)" office:value-type="float" office:value="0.87343230991302168">
            <text:p>0.9</text:p>
          </table:table-cell>
          <table:table-cell table:style-name="ACE-4" table:formula="of:=SQRT(([.M155]-[.X155])^2+[.U155]^2)" office:value-type="float" office:value="0.89819276327523268">
            <text:p>0.9</text:p>
          </table:table-cell>
          <table:table-cell table:style-name="ACE-0" office:value-type="string">
            <text:p>SugiharaEtal2003</text:p>
          </table:table-cell>
          <table:table-cell table:number-columns-repeated="2" table:style-name="ACE-0"/>
          <table:table-cell table:style-name="ACE-0" office:value-type="float" office:value="2.2599999999999998">
            <text:p>2.26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155]+[.G155]*2" office:value-type="float" office:value="6116">
            <text:p>6116</text:p>
          </table:table-cell>
          <table:table-cell table:style-name="ACE-0" table:formula="of:=[.F155]-[.G155]*2" office:value-type="float" office:value="5868">
            <text:p>5868</text:p>
          </table:table-cell>
          <table:table-cell table:style-name="ACE-0" table:formula="of:=[.S155]-[.V155]*([.R$2]+[.R$3])" office:value-type="float" office:value="-12.418399999999998">
            <text:p>−12.418</text:p>
          </table:table-cell>
          <table:table-cell table:style-name="ACE-0" table:formula="of:=[.S155]-[.W155]*([.R$2]-[.R$3])" office:value-type="float" office:value="-10.649600000000001">
            <text:p>−10.65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A7024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898">
            <text:p>5898</text:p>
          </table:table-cell>
          <table:table-cell table:style-name="ACE-0" office:value-type="float" office:value="69">
            <text:p>69</text:p>
          </table:table-cell>
          <table:table-cell table:style-name="ACE-0" office:value-type="string">
            <text:p>Acropora gemmifera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56]-[.F156]*[.R$2]" office:value-type="float" office:value="-9.6454000000000004">
            <text:p>−9.6</text:p>
          </table:table-cell>
          <table:table-cell table:style-name="ACE-4" table:formula="of:=SQRT(([.Y156]-[.M156])^2+[.T156]^2)" office:value-type="float" office:value="0.89479805542926805">
            <text:p>0.9</text:p>
          </table:table-cell>
          <table:table-cell table:style-name="ACE-4" table:formula="of:=SQRT(([.M156]-[.X156])^2+[.U156]^2)" office:value-type="float" office:value="0.92235622185790866">
            <text:p>0.9</text:p>
          </table:table-cell>
          <table:table-cell table:style-name="ACE-0" office:value-type="string">
            <text:p>SugiharaEtal2003</text:p>
          </table:table-cell>
          <table:table-cell table:number-columns-repeated="2" table:style-name="ACE-0"/>
          <table:table-cell table:style-name="ACE-0" office:value-type="float" office:value="3.9199999999999999">
            <text:p>3.92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156]+[.G156]*2" office:value-type="float" office:value="6036">
            <text:p>6036</text:p>
          </table:table-cell>
          <table:table-cell table:style-name="ACE-0" table:formula="of:=[.F156]-[.G156]*2" office:value-type="float" office:value="5760">
            <text:p>5760</text:p>
          </table:table-cell>
          <table:table-cell table:style-name="ACE-0" table:formula="of:=[.S156]-[.V156]*([.R$2]+[.R$3])" office:value-type="float" office:value="-10.566399999999998">
            <text:p>−10.566</text:p>
          </table:table-cell>
          <table:table-cell table:style-name="ACE-0" table:formula="of:=[.S156]-[.W156]*([.R$2]-[.R$3])" office:value-type="float" office:value="-8.7520000000000007">
            <text:p>−8.752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A7025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670">
            <text:p>5670</text:p>
          </table:table-cell>
          <table:table-cell table:style-name="ACE-0" office:value-type="float" office:value="62">
            <text:p>62</text:p>
          </table:table-cell>
          <table:table-cell table:style-name="ACE-0" office:value-type="string">
            <text:p>Acropora robusta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57]-[.F157]*[.R$2]" office:value-type="float" office:value="-8.7910000000000004">
            <text:p>−8.8</text:p>
          </table:table-cell>
          <table:table-cell table:style-name="ACE-4" table:formula="of:=SQRT(([.Y157]-[.M157])^2+[.T157]^2)" office:value-type="float" office:value="0.84128713291004309">
            <text:p>0.8</text:p>
          </table:table-cell>
          <table:table-cell table:style-name="ACE-4" table:formula="of:=SQRT(([.M157]-[.X157])^2+[.U157]^2)" office:value-type="float" office:value="0.86604454850775181">
            <text:p>0.9</text:p>
          </table:table-cell>
          <table:table-cell table:style-name="ACE-0" office:value-type="string">
            <text:p>SugiharaEtal2003</text:p>
          </table:table-cell>
          <table:table-cell table:number-columns-repeated="2" table:style-name="ACE-0"/>
          <table:table-cell table:style-name="ACE-0" office:value-type="float" office:value="4.25">
            <text:p>4.25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157]+[.G157]*2" office:value-type="float" office:value="5794">
            <text:p>5794</text:p>
          </table:table-cell>
          <table:table-cell table:style-name="ACE-0" table:formula="of:=[.F157]-[.G157]*2" office:value-type="float" office:value="5546">
            <text:p>5546</text:p>
          </table:table-cell>
          <table:table-cell table:style-name="ACE-0" table:formula="of:=[.S157]-[.V157]*([.R$2]+[.R$3])" office:value-type="float" office:value="-9.655599999999998">
            <text:p>−9.6556</text:p>
          </table:table-cell>
          <table:table-cell table:style-name="ACE-0" table:formula="of:=[.S157]-[.W157]*([.R$2]-[.R$3])" office:value-type="float" office:value="-7.9512">
            <text:p>−7.9512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A7026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4886">
            <text:p>4886</text:p>
          </table:table-cell>
          <table:table-cell table:style-name="ACE-0" office:value-type="float" office:value="62">
            <text:p>62</text:p>
          </table:table-cell>
          <table:table-cell table:style-name="ACE-0" office:value-type="string">
            <text:p>Acropora formosa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58]-[.F158]*[.R$2]" office:value-type="float" office:value="-8.6378000000000004">
            <text:p>−8.6</text:p>
          </table:table-cell>
          <table:table-cell table:style-name="ACE-4" table:formula="of:=SQRT(([.Y158]-[.M158])^2+[.T158]^2)" office:value-type="float" office:value="0.763039946529669">
            <text:p>0.8</text:p>
          </table:table-cell>
          <table:table-cell table:style-name="ACE-4" table:formula="of:=SQRT(([.M158]-[.X158])^2+[.U158]^2)" office:value-type="float" office:value="0.78778832182255565">
            <text:p>0.8</text:p>
          </table:table-cell>
          <table:table-cell table:style-name="ACE-0" office:value-type="string">
            <text:p>SugiharaEtal2003</text:p>
          </table:table-cell>
          <table:table-cell table:number-columns-repeated="2" table:style-name="ACE-0"/>
          <table:table-cell table:style-name="ACE-0" office:value-type="float" office:value="2.6000000000000001">
            <text:p>2.6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158]+[.G158]*2" office:value-type="float" office:value="5010">
            <text:p>5010</text:p>
          </table:table-cell>
          <table:table-cell table:style-name="ACE-0" table:formula="of:=[.F158]-[.G158]*2" office:value-type="float" office:value="4762">
            <text:p>4762</text:p>
          </table:table-cell>
          <table:table-cell table:style-name="ACE-0" table:formula="of:=[.S158]-[.V158]*([.R$2]+[.R$3])" office:value-type="float" office:value="-9.4239999999999995">
            <text:p>−9.424</text:p>
          </table:table-cell>
          <table:table-cell table:style-name="ACE-0" table:formula="of:=[.S158]-[.W158]*([.R$2]-[.R$3])" office:value-type="float" office:value="-7.8764000000000003">
            <text:p>−7.8764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A7022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4259">
            <text:p>4259</text:p>
          </table:table-cell>
          <table:table-cell table:style-name="ACE-0" office:value-type="float" office:value="61">
            <text:p>61</text:p>
          </table:table-cell>
          <table:table-cell table:style-name="ACE-0" office:value-type="string">
            <text:p>Acropora gemmifera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59]-[.F159]*[.R$2]" office:value-type="float" office:value="-6.6257000000000001">
            <text:p>−6.6</text:p>
          </table:table-cell>
          <table:table-cell table:style-name="ACE-4" table:formula="of:=SQRT(([.Y159]-[.M159])^2+[.T159]^2)" office:value-type="float" office:value="0.69609804625497995">
            <text:p>0.7</text:p>
          </table:table-cell>
          <table:table-cell table:style-name="ACE-4" table:formula="of:=SQRT(([.M159]-[.X159])^2+[.U159]^2)" office:value-type="float" office:value="0.72043715201258018">
            <text:p>0.7</text:p>
          </table:table-cell>
          <table:table-cell table:style-name="ACE-0" office:value-type="string">
            <text:p>SugiharaEtal2003</text:p>
          </table:table-cell>
          <table:table-cell table:number-columns-repeated="2" table:style-name="ACE-0"/>
          <table:table-cell table:style-name="ACE-0" office:value-type="float" office:value="3.1699999999999999">
            <text:p>3.17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159]+[.G159]*2" office:value-type="float" office:value="4381">
            <text:p>4381</text:p>
          </table:table-cell>
          <table:table-cell table:style-name="ACE-0" table:formula="of:=[.F159]-[.G159]*2" office:value-type="float" office:value="4137">
            <text:p>4137</text:p>
          </table:table-cell>
          <table:table-cell table:style-name="ACE-0" table:formula="of:=[.S159]-[.V159]*([.R$2]+[.R$3])" office:value-type="float" office:value="-7.3443999999999985">
            <text:p>−7.3444</text:p>
          </table:table-cell>
          <table:table-cell table:style-name="ACE-0" table:formula="of:=[.S159]-[.W159]*([.R$2]-[.R$3])" office:value-type="float" office:value="-5.9314">
            <text:p>−5.9314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A7023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3812">
            <text:p>3812</text:p>
          </table:table-cell>
          <table:table-cell table:style-name="ACE-0" office:value-type="float" office:value="62">
            <text:p>62</text:p>
          </table:table-cell>
          <table:table-cell table:style-name="ACE-0" office:value-type="string">
            <text:p>Acropora gemmifera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60]-[.F160]*[.R$2]" office:value-type="float" office:value="-4.5575999999999999">
            <text:p>−4.6</text:p>
          </table:table-cell>
          <table:table-cell table:style-name="ACE-4" table:formula="of:=SQRT(([.Y160]-[.M160])^2+[.T160]^2)" office:value-type="float" office:value="0.65590853020829043">
            <text:p>0.7</text:p>
          </table:table-cell>
          <table:table-cell table:style-name="ACE-4" table:formula="of:=SQRT(([.M160]-[.X160])^2+[.U160]^2)" office:value-type="float" office:value="0.68063899388736071">
            <text:p>0.7</text:p>
          </table:table-cell>
          <table:table-cell table:style-name="ACE-0" office:value-type="string">
            <text:p>SugiharaEtal2003</text:p>
          </table:table-cell>
          <table:table-cell table:number-columns-repeated="2" table:style-name="ACE-0"/>
          <table:table-cell table:style-name="ACE-0" office:value-type="float" office:value="4.21">
            <text:p>4.21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160]+[.G160]*2" office:value-type="float" office:value="3936">
            <text:p>3936</text:p>
          </table:table-cell>
          <table:table-cell table:style-name="ACE-0" table:formula="of:=[.F160]-[.G160]*2" office:value-type="float" office:value="3688">
            <text:p>3688</text:p>
          </table:table-cell>
          <table:table-cell table:style-name="ACE-0" table:formula="of:=[.S160]-[.V160]*([.R$2]+[.R$3])" office:value-type="float" office:value="-5.2363999999999988">
            <text:p>−5.2364</text:p>
          </table:table-cell>
          <table:table-cell table:style-name="ACE-0" table:formula="of:=[.S160]-[.W160]*([.R$2]-[.R$3])" office:value-type="float" office:value="-3.9036">
            <text:p>−3.9036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GA8625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3356">
            <text:p>3356</text:p>
          </table:table-cell>
          <table:table-cell table:style-name="ACE-0" office:value-type="float" office:value="59">
            <text:p>59</text:p>
          </table:table-cell>
          <table:table-cell table:style-name="ACE-0" office:value-type="string">
            <text:p>Acropora digitifera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61]-[.F161]*[.R$2]" office:value-type="float" office:value="-5.6387999999999998">
            <text:p>−5.6</text:p>
          </table:table-cell>
          <table:table-cell table:style-name="ACE-4" table:formula="of:=SQRT(([.Y161]-[.M161])^2+[.T161]^2)" office:value-type="float" office:value="0.59729644231319434">
            <text:p>0.6</text:p>
          </table:table-cell>
          <table:table-cell table:style-name="ACE-4" table:formula="of:=SQRT(([.M161]-[.X161])^2+[.U161]^2)" office:value-type="float" office:value="0.62081675235128786">
            <text:p>0.6</text:p>
          </table:table-cell>
          <table:table-cell table:style-name="ACE-0" office:value-type="string">
            <text:p>SugiharaEtal2003</text:p>
          </table:table-cell>
          <table:table-cell table:number-columns-repeated="2" table:style-name="ACE-0"/>
          <table:table-cell table:style-name="ACE-0" office:value-type="float" office:value="2.0800000000000001">
            <text:p>2.08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161]+[.G161]*2" office:value-type="float" office:value="3474">
            <text:p>3474</text:p>
          </table:table-cell>
          <table:table-cell table:style-name="ACE-0" table:formula="of:=[.F161]-[.G161]*2" office:value-type="float" office:value="3238">
            <text:p>3238</text:p>
          </table:table-cell>
          <table:table-cell table:style-name="ACE-0" table:formula="of:=[.S161]-[.V161]*([.R$2]+[.R$3])" office:value-type="float" office:value="-6.2576000000000001">
            <text:p>−6.2576</text:p>
          </table:table-cell>
          <table:table-cell table:style-name="ACE-0" table:formula="of:=[.S161]-[.W161]*([.R$2]-[.R$3])" office:value-type="float" office:value="-5.0436000000000005">
            <text:p>−5.0436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A7021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3268">
            <text:p>3268</text:p>
          </table:table-cell>
          <table:table-cell table:style-name="ACE-0" office:value-type="float" office:value="61">
            <text:p>61</text:p>
          </table:table-cell>
          <table:table-cell table:style-name="ACE-0" office:value-type="string">
            <text:p>Acropora gemmifera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62]-[.F162]*[.R$2]" office:value-type="float" office:value="-5.3064">
            <text:p>−5.3</text:p>
          </table:table-cell>
          <table:table-cell table:style-name="ACE-4" table:formula="of:=SQRT(([.Y162]-[.M162])^2+[.T162]^2)" office:value-type="float" office:value="0.59729644231319434">
            <text:p>0.6</text:p>
          </table:table-cell>
          <table:table-cell table:style-name="ACE-4" table:formula="of:=SQRT(([.M162]-[.X162])^2+[.U162]^2)" office:value-type="float" office:value="0.62161415685294608">
            <text:p>0.6</text:p>
          </table:table-cell>
          <table:table-cell table:style-name="ACE-0" office:value-type="string">
            <text:p>SugiharaEtal2003</text:p>
          </table:table-cell>
          <table:table-cell table:number-columns-repeated="2" table:style-name="ACE-0"/>
          <table:table-cell table:style-name="ACE-0" office:value-type="float" office:value="2.21">
            <text:p>2.21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162]+[.G162]*2" office:value-type="float" office:value="3390">
            <text:p>3390</text:p>
          </table:table-cell>
          <table:table-cell table:style-name="ACE-0" table:formula="of:=[.F162]-[.G162]*2" office:value-type="float" office:value="3146">
            <text:p>3146</text:p>
          </table:table-cell>
          <table:table-cell table:style-name="ACE-0" table:formula="of:=[.S162]-[.V162]*([.R$2]+[.R$3])" office:value-type="float" office:value="-5.9259999999999993">
            <text:p>−5.926</text:p>
          </table:table-cell>
          <table:table-cell table:style-name="ACE-0" table:formula="of:=[.S162]-[.W162]*([.R$2]-[.R$3])" office:value-type="float" office:value="-4.7112000000000007">
            <text:p>−4.7112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H-180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2700">
            <text:p>2700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63]-[.F163]*[.R$2]" office:value-type="float" office:value="-3.71">
            <text:p>−3.7</text:p>
          </table:table-cell>
          <table:table-cell table:style-name="ACE-4" table:formula="of:=SQRT(([.Y163]-[.M163])^2+[.T163]^2)" office:value-type="float" office:value="0.73370566305569629">
            <text:p>0.7</text:p>
          </table:table-cell>
          <table:table-cell table:style-name="ACE-4" table:formula="of:=SQRT(([.M163]-[.X163])^2+[.U163]^2)" office:value-type="float" office:value="0.77561330571361309">
            <text:p>0.8</text:p>
          </table:table-cell>
          <table:table-cell table:style-name="ACE-0" office:value-type="string">
            <text:p>SugiharaEtal2003,NakataEtal1978</text:p>
          </table:table-cell>
          <table:table-cell table:number-columns-repeated="2" table:style-name="ACE-0"/>
          <table:table-cell table:style-name="ACE-0" office:value-type="float" office:value="2.5">
            <text:p>2.5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163]+[.G163]*2" office:value-type="float" office:value="2910">
            <text:p>2910</text:p>
          </table:table-cell>
          <table:table-cell table:style-name="ACE-0" table:formula="of:=[.F163]-[.G163]*2" office:value-type="float" office:value="2490">
            <text:p>2490</text:p>
          </table:table-cell>
          <table:table-cell table:style-name="ACE-0" table:formula="of:=[.S163]-[.V163]*([.R$2]+[.R$3])" office:value-type="float" office:value="-4.4839999999999991">
            <text:p>−4.484</text:p>
          </table:table-cell>
          <table:table-cell table:style-name="ACE-0" table:formula="of:=[.S163]-[.W163]*([.R$2]-[.R$3])" office:value-type="float" office:value="-2.9780000000000006">
            <text:p>−2.978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A7020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3033">
            <text:p>3033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Acropora palifera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64]-[.F164]*[.R$2]" office:value-type="float" office:value="-5.4058999999999999">
            <text:p>−5.4</text:p>
          </table:table-cell>
          <table:table-cell table:style-name="ACE-4" table:formula="of:=SQRT(([.Y164]-[.M164])^2+[.T164]^2)" office:value-type="float" office:value="0.59141735686399977">
            <text:p>0.6</text:p>
          </table:table-cell>
          <table:table-cell table:style-name="ACE-4" table:formula="of:=SQRT(([.M164]-[.X164])^2+[.U164]^2)" office:value-type="float" office:value="0.61732818662361388">
            <text:p>0.6</text:p>
          </table:table-cell>
          <table:table-cell table:style-name="ACE-0" office:value-type="string">
            <text:p>SugiharaEtal2003</text:p>
          </table:table-cell>
          <table:table-cell table:number-columns-repeated="2" table:style-name="ACE-0"/>
          <table:table-cell table:style-name="ACE-0" office:value-type="float" office:value="1.5700000000000001">
            <text:p>1.57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164]+[.G164]*2" office:value-type="float" office:value="3163">
            <text:p>3163</text:p>
          </table:table-cell>
          <table:table-cell table:style-name="ACE-0" table:formula="of:=[.F164]-[.G164]*2" office:value-type="float" office:value="2903">
            <text:p>2903</text:p>
          </table:table-cell>
          <table:table-cell table:style-name="ACE-0" table:formula="of:=[.S164]-[.V164]*([.R$2]+[.R$3])" office:value-type="float" office:value="-6.0211999999999994">
            <text:p>−6.0212</text:p>
          </table:table-cell>
          <table:table-cell table:style-name="ACE-0" table:formula="of:=[.S164]-[.W164]*([.R$2]-[.R$3])" office:value-type="float" office:value="-4.8166000000000002">
            <text:p>−4.8166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H-179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1865">
            <text:p>1865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65]-[.F165]*[.R$2]" office:value-type="float" office:value="-3.5895000000000001">
            <text:p>−3.6</text:p>
          </table:table-cell>
          <table:table-cell table:style-name="ACE-4" table:formula="of:=SQRT(([.Y165]-[.M165])^2+[.T165]^2)" office:value-type="float" office:value="0.60656429997156924">
            <text:p>0.6</text:p>
          </table:table-cell>
          <table:table-cell table:style-name="ACE-4" table:formula="of:=SQRT(([.M165]-[.X165])^2+[.U165]^2)" office:value-type="float" office:value="0.6444425885988595">
            <text:p>0.6</text:p>
          </table:table-cell>
          <table:table-cell table:style-name="ACE-0" office:value-type="string">
            <text:p>SugiharaEtal2003,NakataEtal1978</text:p>
          </table:table-cell>
          <table:table-cell table:number-columns-repeated="2" table:style-name="ACE-0"/>
          <table:table-cell table:style-name="ACE-0" office:value-type="float" office:value="0.69999999999999996">
            <text:p>0.7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165]+[.G165]*2" office:value-type="float" office:value="2055">
            <text:p>2055</text:p>
          </table:table-cell>
          <table:table-cell table:style-name="ACE-0" table:formula="of:=[.F165]-[.G165]*2" office:value-type="float" office:value="1675">
            <text:p>1675</text:p>
          </table:table-cell>
          <table:table-cell table:style-name="ACE-0" table:formula="of:=[.S165]-[.V165]*([.R$2]+[.R$3])" office:value-type="float" office:value="-4.2319999999999993">
            <text:p>−4.232</text:p>
          </table:table-cell>
          <table:table-cell table:style-name="ACE-0" table:formula="of:=[.S165]-[.W165]*([.R$2]-[.R$3])" office:value-type="float" office:value="-2.9850000000000003">
            <text:p>−2.985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A7018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2543">
            <text:p>2543</text:p>
          </table:table-cell>
          <table:table-cell table:style-name="ACE-0" office:value-type="float" office:value="62">
            <text:p>62</text:p>
          </table:table-cell>
          <table:table-cell table:style-name="ACE-0" office:value-type="string">
            <text:p>Pocillopora damicornis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66]-[.F166]*[.R$2]" office:value-type="float" office:value="-5.1688999999999998">
            <text:p>−5.2</text:p>
          </table:table-cell>
          <table:table-cell table:style-name="ACE-4" table:formula="of:=SQRT(([.Y166]-[.M166])^2+[.T166]^2)" office:value-type="float" office:value="0.52946615567002864">
            <text:p>0.5</text:p>
          </table:table-cell>
          <table:table-cell table:style-name="ACE-4" table:formula="of:=SQRT(([.M166]-[.X166])^2+[.U166]^2)" office:value-type="float" office:value="0.5541602746498524">
            <text:p>0.6</text:p>
          </table:table-cell>
          <table:table-cell table:style-name="ACE-0" office:value-type="string">
            <text:p>SugiharaEtal2003</text:p>
          </table:table-cell>
          <table:table-cell table:number-columns-repeated="2" table:style-name="ACE-0"/>
          <table:table-cell table:style-name="ACE-0" office:value-type="float" office:value="0.68000000000000005">
            <text:p>0.68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166]+[.G166]*2" office:value-type="float" office:value="2667">
            <text:p>2667</text:p>
          </table:table-cell>
          <table:table-cell table:style-name="ACE-0" table:formula="of:=[.F166]-[.G166]*2" office:value-type="float" office:value="2419">
            <text:p>2419</text:p>
          </table:table-cell>
          <table:table-cell table:style-name="ACE-0" table:formula="of:=[.S166]-[.V166]*([.R$2]+[.R$3])" office:value-type="float" office:value="-5.7207999999999997">
            <text:p>−5.7208</text:p>
          </table:table-cell>
          <table:table-cell table:style-name="ACE-0" table:formula="of:=[.S166]-[.W166]*([.R$2]-[.R$3])" office:value-type="float" office:value="-4.6418000000000008">
            <text:p>−4.6418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A7019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1612">
            <text:p>1612</text:p>
          </table:table-cell>
          <table:table-cell table:style-name="ACE-0" office:value-type="float" office:value="62">
            <text:p>62</text:p>
          </table:table-cell>
          <table:table-cell table:style-name="ACE-0" office:value-type="string">
            <text:p>Acropora gemmifera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67]-[.F167]*[.R$2]" office:value-type="float" office:value="-3.3675999999999999">
            <text:p>−3.4</text:p>
          </table:table-cell>
          <table:table-cell table:style-name="ACE-4" table:formula="of:=SQRT(([.Y167]-[.M167])^2+[.T167]^2)" office:value-type="float" office:value="0.43687069025055886">
            <text:p>0.4</text:p>
          </table:table-cell>
          <table:table-cell table:style-name="ACE-4" table:formula="of:=SQRT(([.M167]-[.X167])^2+[.U167]^2)" office:value-type="float" office:value="0.46151645691134319">
            <text:p>0.5</text:p>
          </table:table-cell>
          <table:table-cell table:style-name="ACE-0" office:value-type="string">
            <text:p>SugiharaEtal2003</text:p>
          </table:table-cell>
          <table:table-cell table:number-columns-repeated="2" table:style-name="ACE-0"/>
          <table:table-cell table:style-name="ACE-0" office:value-type="float" office:value="0.34000000000000002">
            <text:p>0.34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167]+[.G167]*2" office:value-type="float" office:value="1736">
            <text:p>1736</text:p>
          </table:table-cell>
          <table:table-cell table:style-name="ACE-0" table:formula="of:=[.F167]-[.G167]*2" office:value-type="float" office:value="1488">
            <text:p>1488</text:p>
          </table:table-cell>
          <table:table-cell table:style-name="ACE-0" table:formula="of:=[.S167]-[.V167]*([.R$2]+[.R$3])" office:value-type="float" office:value="-3.8263999999999996">
            <text:p>−3.8264</text:p>
          </table:table-cell>
          <table:table-cell table:style-name="ACE-0" table:formula="of:=[.S167]-[.W167]*([.R$2]-[.R$3])" office:value-type="float" office:value="-2.9336000000000002">
            <text:p>−2.9336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452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4370">
            <text:p>437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68]-[.F168]*[.R$2]" office:value-type="float" office:value="-7.0510000000000002">
            <text:p>−7.1</text:p>
          </table:table-cell>
          <table:table-cell table:style-name="ACE-4" table:formula="of:=SQRT(([.Y168]-[.M168])^2+[.T168]^2)" office:value-type="float" office:value="1.1260910265160631">
            <text:p>1.1</text:p>
          </table:table-cell>
          <table:table-cell table:style-name="ACE-4" table:formula="of:=SQRT(([.M168]-[.X168])^2+[.U168]^2)" office:value-type="float" office:value="1.1729113350974132">
            <text:p>1.2</text:p>
          </table:table-cell>
          <table:table-cell table:style-name="ACE-0" office:value-type="string">
            <text:p>OtaEtal1978</text:p>
          </table:table-cell>
          <table:table-cell table:number-columns-repeated="2"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68]+[.G168]*2" office:value-type="float" office:value="4630">
            <text:p>4630</text:p>
          </table:table-cell>
          <table:table-cell table:style-name="ACE-0" table:formula="of:=[.F168]-[.G168]*2" office:value-type="float" office:value="4110">
            <text:p>4110</text:p>
          </table:table-cell>
          <table:table-cell table:style-name="ACE-0" table:formula="of:=[.S168]-[.V168]*([.R$2]+[.R$3])" office:value-type="float" office:value="-8.1119999999999983">
            <text:p>−8.112</text:p>
          </table:table-cell>
          <table:table-cell table:style-name="ACE-0" table:formula="of:=[.S168]-[.W168]*([.R$2]-[.R$3])" office:value-type="float" office:value="-6.0419999999999998">
            <text:p>−6.042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MI-03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56700">
            <text:p>56700</text:p>
          </table:table-cell>
          <table:table-cell table:style-name="ACE-0" office:value-type="float" office:value="1100">
            <text:p>1100</text:p>
          </table:table-cell>
          <table:table-cell table:style-name="ACE-0" office:value-type="string">
            <text:p>T. Geoffroyi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69]-[.F169]*[.R$2]" office:value-type="float" office:value="-110.41">
            <text:p>−110.4</text:p>
          </table:table-cell>
          <table:table-cell table:style-name="ACE-4" table:formula="of:=SQRT(([.Y169]-[.M169])^2+[.T169]^2)" office:value-type="float" office:value="10.557466552161072">
            <text:p>10.6</text:p>
          </table:table-cell>
          <table:table-cell table:style-name="ACE-4" table:formula="of:=SQRT(([.M169]-[.X169])^2+[.U169]^2)" office:value-type="float" office:value="10.995567288685006">
            <text:p>11.0</text:p>
          </table:table-cell>
          <table:table-cell table:style-name="ACE-0" office:value-type="string">
            <text:p>InagakiEtal2005</text:p>
          </table:table-cell>
          <table:table-cell table:number-columns-repeated="2" table:style-name="ACE-0"/>
          <table:table-cell table:style-name="ACE-0" office:value-type="float" office:value="20">
            <text:p>2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69]+[.G169]*2" office:value-type="float" office:value="58900">
            <text:p>58900</text:p>
          </table:table-cell>
          <table:table-cell table:style-name="ACE-0" table:formula="of:=[.F169]-[.G169]*2" office:value-type="float" office:value="54500">
            <text:p>54500</text:p>
          </table:table-cell>
          <table:table-cell table:style-name="ACE-0" table:formula="of:=[.S169]-[.V169]*([.R$2]+[.R$3])" office:value-type="float" office:value="-121.35999999999999">
            <text:p>−121.36</text:p>
          </table:table-cell>
          <table:table-cell table:style-name="ACE-0" table:formula="of:=[.S169]-[.W169]*([.R$2]-[.R$3])" office:value-type="float" office:value="-99.900000000000006">
            <text:p>−99.9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MI-11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59300">
            <text:p>59300</text:p>
          </table:table-cell>
          <table:table-cell table:style-name="ACE-0" office:value-type="float" office:value="1400">
            <text:p>1400</text:p>
          </table:table-cell>
          <table:table-cell table:style-name="ACE-0" office:value-type="string">
            <text:p>T. Geoffroyi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70]-[.F170]*[.R$2]" office:value-type="float" office:value="-118.38999999999999">
            <text:p>−118.4</text:p>
          </table:table-cell>
          <table:table-cell table:style-name="ACE-4" table:formula="of:=SQRT(([.Y170]-[.M170])^2+[.T170]^2)" office:value-type="float" office:value="12.131285999431363">
            <text:p>12.1</text:p>
          </table:table-cell>
          <table:table-cell table:style-name="ACE-4" table:formula="of:=SQRT(([.M170]-[.X170])^2+[.U170]^2)" office:value-type="float" office:value="12.689464133681932">
            <text:p>12.7</text:p>
          </table:table-cell>
          <table:table-cell table:style-name="ACE-0" office:value-type="string">
            <text:p>InagakiEtal2005</text:p>
          </table:table-cell>
          <table:table-cell table:number-columns-repeated="2" table:style-name="ACE-0"/>
          <table:table-cell table:style-name="ACE-0" office:value-type="float" office:value="18">
            <text:p>1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70]+[.G170]*2" office:value-type="float" office:value="62100">
            <text:p>62100</text:p>
          </table:table-cell>
          <table:table-cell table:style-name="ACE-0" table:formula="of:=[.F170]-[.G170]*2" office:value-type="float" office:value="56500">
            <text:p>56500</text:p>
          </table:table-cell>
          <table:table-cell table:style-name="ACE-0" table:formula="of:=[.S170]-[.V170]*([.R$2]+[.R$3])" office:value-type="float" office:value="-131.03999999999999">
            <text:p>−131.04</text:p>
          </table:table-cell>
          <table:table-cell table:style-name="ACE-0" table:formula="of:=[.S170]-[.W170]*([.R$2]-[.R$3])" office:value-type="float" office:value="-106.30000000000001">
            <text:p>−106.3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MI-09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59900">
            <text:p>59900</text:p>
          </table:table-cell>
          <table:table-cell table:style-name="ACE-0" office:value-type="float" office:value="800">
            <text:p>800</text:p>
          </table:table-cell>
          <table:table-cell table:style-name="ACE-0" office:value-type="string">
            <text:p>T. Geoffroyi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71]-[.F171]*[.R$2]" office:value-type="float" office:value="-117.77000000000001">
            <text:p>−117.8</text:p>
          </table:table-cell>
          <table:table-cell table:style-name="ACE-4" table:formula="of:=SQRT(([.Y171]-[.M171])^2+[.T171]^2)" office:value-type="float" office:value="9.5624316991024738">
            <text:p>9.6</text:p>
          </table:table-cell>
          <table:table-cell table:style-name="ACE-4" table:formula="of:=SQRT(([.M171]-[.X171])^2+[.U171]^2)" office:value-type="float" office:value="9.8807337784194793">
            <text:p>9.9</text:p>
          </table:table-cell>
          <table:table-cell table:style-name="ACE-0" office:value-type="string">
            <text:p>InagakiEtal2005</text:p>
          </table:table-cell>
          <table:table-cell table:number-columns-repeated="2" table:style-name="ACE-0"/>
          <table:table-cell table:style-name="ACE-0" office:value-type="float" office:value="20">
            <text:p>2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71]+[.G171]*2" office:value-type="float" office:value="61500">
            <text:p>61500</text:p>
          </table:table-cell>
          <table:table-cell table:style-name="ACE-0" table:formula="of:=[.F171]-[.G171]*2" office:value-type="float" office:value="58300">
            <text:p>58300</text:p>
          </table:table-cell>
          <table:table-cell table:style-name="ACE-0" table:formula="of:=[.S171]-[.V171]*([.R$2]+[.R$3])" office:value-type="float" office:value="-127.59999999999999">
            <text:p>−127.6</text:p>
          </table:table-cell>
          <table:table-cell table:style-name="ACE-0" table:formula="of:=[.S171]-[.W171]*([.R$2]-[.R$3])" office:value-type="float" office:value="-108.26000000000002">
            <text:p>−108.26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MI-13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61500">
            <text:p>61500</text:p>
          </table:table-cell>
          <table:table-cell table:style-name="ACE-0" office:value-type="float" office:value="800">
            <text:p>800</text:p>
          </table:table-cell>
          <table:table-cell table:style-name="ACE-0" office:value-type="string">
            <text:p>T. Geoffroyi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72]-[.F172]*[.R$2]" office:value-type="float" office:value="-123.44999999999999">
            <text:p>−123.4</text:p>
          </table:table-cell>
          <table:table-cell table:style-name="ACE-4" table:formula="of:=SQRT(([.Y172]-[.M172])^2+[.T172]^2)" office:value-type="float" office:value="9.7215688034390695">
            <text:p>9.7</text:p>
          </table:table-cell>
          <table:table-cell table:style-name="ACE-4" table:formula="of:=SQRT(([.M172]-[.X172])^2+[.U172]^2)" office:value-type="float" office:value="10.039925298526887">
            <text:p>10.0</text:p>
          </table:table-cell>
          <table:table-cell table:style-name="ACE-0" office:value-type="string">
            <text:p>InagakiEtal2005</text:p>
          </table:table-cell>
          <table:table-cell table:number-columns-repeated="2" table:style-name="ACE-0"/>
          <table:table-cell table:style-name="ACE-0" office:value-type="float" office:value="18">
            <text:p>1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72]+[.G172]*2" office:value-type="float" office:value="63100">
            <text:p>63100</text:p>
          </table:table-cell>
          <table:table-cell table:style-name="ACE-0" table:formula="of:=[.F172]-[.G172]*2" office:value-type="float" office:value="59900">
            <text:p>59900</text:p>
          </table:table-cell>
          <table:table-cell table:style-name="ACE-0" table:formula="of:=[.S172]-[.V172]*([.R$2]+[.R$3])" office:value-type="float" office:value="-133.44">
            <text:p>−133.44</text:p>
          </table:table-cell>
          <table:table-cell table:style-name="ACE-0" table:formula="of:=[.S172]-[.W172]*([.R$2]-[.R$3])" office:value-type="float" office:value="-113.78">
            <text:p>−113.78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MI-04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63400">
            <text:p>63400</text:p>
          </table:table-cell>
          <table:table-cell table:style-name="ACE-0" office:value-type="float" office:value="800">
            <text:p>800</text:p>
          </table:table-cell>
          <table:table-cell table:style-name="ACE-0" office:value-type="string">
            <text:p>T. Geoffroyi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73]-[.F173]*[.R$2]" office:value-type="float" office:value="-127.81999999999999">
            <text:p>−127.8</text:p>
          </table:table-cell>
          <table:table-cell table:style-name="ACE-4" table:formula="of:=SQRT(([.Y173]-[.M173])^2+[.T173]^2)" office:value-type="float" office:value="9.9105802050132112">
            <text:p>9.9</text:p>
          </table:table-cell>
          <table:table-cell table:style-name="ACE-4" table:formula="of:=SQRT(([.M173]-[.X173])^2+[.U173]^2)" office:value-type="float" office:value="10.228997995893836">
            <text:p>10.2</text:p>
          </table:table-cell>
          <table:table-cell table:style-name="ACE-0" office:value-type="string">
            <text:p>InagakiEtal2005</text:p>
          </table:table-cell>
          <table:table-cell table:number-columns-repeated="2" table:style-name="ACE-0"/>
          <table:table-cell table:style-name="ACE-0" office:value-type="float" office:value="18">
            <text:p>1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73]+[.G173]*2" office:value-type="float" office:value="65000">
            <text:p>65000</text:p>
          </table:table-cell>
          <table:table-cell table:style-name="ACE-0" table:formula="of:=[.F173]-[.G173]*2" office:value-type="float" office:value="61800">
            <text:p>61800</text:p>
          </table:table-cell>
          <table:table-cell table:style-name="ACE-0" table:formula="of:=[.S173]-[.V173]*([.R$2]+[.R$3])" office:value-type="float" office:value="-138">
            <text:p>−138</text:p>
          </table:table-cell>
          <table:table-cell table:style-name="ACE-0" table:formula="of:=[.S173]-[.W173]*([.R$2]-[.R$3])" office:value-type="float" office:value="-117.96000000000001">
            <text:p>−117.96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MI-32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68500">
            <text:p>68500</text:p>
          </table:table-cell>
          <table:table-cell table:style-name="ACE-0" office:value-type="float" office:value="1200">
            <text:p>1200</text:p>
          </table:table-cell>
          <table:table-cell table:style-name="ACE-0" office:value-type="string">
            <text:p>Cycloseri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74]-[.F174]*[.R$2]" office:value-type="float" office:value="-141.55000000000001">
            <text:p>−141.6</text:p>
          </table:table-cell>
          <table:table-cell table:style-name="ACE-4" table:formula="of:=SQRT(([.Y174]-[.M174])^2+[.T174]^2)" office:value-type="float" office:value="12.171150315397467">
            <text:p>12.2</text:p>
          </table:table-cell>
          <table:table-cell table:style-name="ACE-4" table:formula="of:=SQRT(([.M174]-[.X174])^2+[.U174]^2)" office:value-type="float" office:value="12.649588926127191">
            <text:p>12.6</text:p>
          </table:table-cell>
          <table:table-cell table:style-name="ACE-0" office:value-type="string">
            <text:p>InagakiEtal2005</text:p>
          </table:table-cell>
          <table:table-cell table:number-columns-repeated="2" table:style-name="ACE-0"/>
          <table:table-cell table:style-name="ACE-0" office:value-type="float" office:value="16">
            <text:p>16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74]+[.G174]*2" office:value-type="float" office:value="70900">
            <text:p>70900</text:p>
          </table:table-cell>
          <table:table-cell table:style-name="ACE-0" table:formula="of:=[.F174]-[.G174]*2" office:value-type="float" office:value="66100">
            <text:p>66100</text:p>
          </table:table-cell>
          <table:table-cell table:style-name="ACE-0" table:formula="of:=[.S174]-[.V174]*([.R$2]+[.R$3])" office:value-type="float" office:value="-154.16">
            <text:p>−154.16</text:p>
          </table:table-cell>
          <table:table-cell table:style-name="ACE-0" table:formula="of:=[.S174]-[.W174]*([.R$2]-[.R$3])" office:value-type="float" office:value="-129.42000000000002">
            <text:p>−129.42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MI-30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70400">
            <text:p>70400</text:p>
          </table:table-cell>
          <table:table-cell table:style-name="ACE-0" office:value-type="float" office:value="1000">
            <text:p>1000</text:p>
          </table:table-cell>
          <table:table-cell table:style-name="ACE-0" office:value-type="string">
            <text:p>T. Geoffroyi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75]-[.F175]*[.R$2]" office:value-type="float" office:value="-131.91999999999999">
            <text:p>−131.9</text:p>
          </table:table-cell>
          <table:table-cell table:style-name="ACE-4" table:formula="of:=SQRT(([.Y175]-[.M175])^2+[.T175]^2)" office:value-type="float" office:value="11.483623121645856">
            <text:p>11.5</text:p>
          </table:table-cell>
          <table:table-cell table:style-name="ACE-4" table:formula="of:=SQRT(([.M175]-[.X175])^2+[.U175]^2)" office:value-type="float" office:value="11.882154686756106">
            <text:p>11.9</text:p>
          </table:table-cell>
          <table:table-cell table:style-name="ACE-0" office:value-type="string">
            <text:p>InagakiEtal2005</text:p>
          </table:table-cell>
          <table:table-cell table:number-columns-repeated="2" table:style-name="ACE-0"/>
          <table:table-cell table:style-name="ACE-0" office:value-type="float" office:value="30">
            <text:p>3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75]+[.G175]*2" office:value-type="float" office:value="72400">
            <text:p>72400</text:p>
          </table:table-cell>
          <table:table-cell table:style-name="ACE-0" table:formula="of:=[.F175]-[.G175]*2" office:value-type="float" office:value="68400">
            <text:p>68400</text:p>
          </table:table-cell>
          <table:table-cell table:style-name="ACE-0" table:formula="of:=[.S175]-[.V175]*([.R$2]+[.R$3])" office:value-type="float" office:value="-143.75999999999999">
            <text:p>−143.76</text:p>
          </table:table-cell>
          <table:table-cell table:style-name="ACE-0" table:formula="of:=[.S175]-[.W175]*([.R$2]-[.R$3])" office:value-type="float" office:value="-120.48000000000002">
            <text:p>−120.48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MI-05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76100">
            <text:p>76100</text:p>
          </table:table-cell>
          <table:table-cell table:style-name="ACE-0" office:value-type="float" office:value="1000">
            <text:p>1000</text:p>
          </table:table-cell>
          <table:table-cell table:style-name="ACE-0" office:value-type="string">
            <text:p>F. Rubrum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76]-[.F176]*[.R$2]" office:value-type="float" office:value="-135.03">
            <text:p>−135.0</text:p>
          </table:table-cell>
          <table:table-cell table:style-name="ACE-4" table:formula="of:=SQRT(([.Y176]-[.M176])^2+[.T176]^2)" office:value-type="float" office:value="12.051560064987429">
            <text:p>12.1</text:p>
          </table:table-cell>
          <table:table-cell table:style-name="ACE-4" table:formula="of:=SQRT(([.M176]-[.X176])^2+[.U176]^2)" office:value-type="float" office:value="12.450224897567109">
            <text:p>12.5</text:p>
          </table:table-cell>
          <table:table-cell table:style-name="ACE-0" office:value-type="string">
            <text:p>InagakiEtal2005</text:p>
          </table:table-cell>
          <table:table-cell table:number-columns-repeated="2" table:style-name="ACE-0"/>
          <table:table-cell table:style-name="ACE-0" office:value-type="float" office:value="40">
            <text:p>4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76]+[.G176]*2" office:value-type="float" office:value="78100">
            <text:p>78100</text:p>
          </table:table-cell>
          <table:table-cell table:style-name="ACE-0" table:formula="of:=[.F176]-[.G176]*2" office:value-type="float" office:value="74100">
            <text:p>74100</text:p>
          </table:table-cell>
          <table:table-cell table:style-name="ACE-0" table:formula="of:=[.S176]-[.V176]*([.R$2]+[.R$3])" office:value-type="float" office:value="-147.44">
            <text:p>−147.44</text:p>
          </table:table-cell>
          <table:table-cell table:style-name="ACE-0" table:formula="of:=[.S176]-[.W176]*([.R$2]-[.R$3])" office:value-type="float" office:value="-123.02000000000001">
            <text:p>−123.02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MI-06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77200">
            <text:p>77200</text:p>
          </table:table-cell>
          <table:table-cell table:style-name="ACE-0" office:value-type="float" office:value="1100">
            <text:p>1100</text:p>
          </table:table-cell>
          <table:table-cell table:style-name="ACE-0" office:value-type="string">
            <text:p>F. Rubrum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77]-[.F177]*[.R$2]" office:value-type="float" office:value="-137.56">
            <text:p>−137.6</text:p>
          </table:table-cell>
          <table:table-cell table:style-name="ACE-4" table:formula="of:=SQRT(([.Y177]-[.M177])^2+[.T177]^2)" office:value-type="float" office:value="12.599746029186464">
            <text:p>12.6</text:p>
          </table:table-cell>
          <table:table-cell table:style-name="ACE-4" table:formula="of:=SQRT(([.M177]-[.X177])^2+[.U177]^2)" office:value-type="float" office:value="13.03840481040527">
            <text:p>13.0</text:p>
          </table:table-cell>
          <table:table-cell table:style-name="ACE-0" office:value-type="string">
            <text:p>InagakiEtal2005</text:p>
          </table:table-cell>
          <table:table-cell table:number-columns-repeated="2" table:style-name="ACE-0"/>
          <table:table-cell table:style-name="ACE-0" office:value-type="float" office:value="40">
            <text:p>4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77]+[.G177]*2" office:value-type="float" office:value="79400">
            <text:p>79400</text:p>
          </table:table-cell>
          <table:table-cell table:style-name="ACE-0" table:formula="of:=[.F177]-[.G177]*2" office:value-type="float" office:value="75000">
            <text:p>75000</text:p>
          </table:table-cell>
          <table:table-cell table:style-name="ACE-0" table:formula="of:=[.S177]-[.V177]*([.R$2]+[.R$3])" office:value-type="float" office:value="-150.55999999999997">
            <text:p>−150.56</text:p>
          </table:table-cell>
          <table:table-cell table:style-name="ACE-0" table:formula="of:=[.S177]-[.W177]*([.R$2]-[.R$3])" office:value-type="float" office:value="-125">
            <text:p>−125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MI-16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87600">
            <text:p>87600</text:p>
          </table:table-cell>
          <table:table-cell table:style-name="ACE-0" office:value-type="float" office:value="1400">
            <text:p>1400</text:p>
          </table:table-cell>
          <table:table-cell table:style-name="ACE-0" office:value-type="string">
            <text:p>F. Rubrum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78]-[.F178]*[.R$2]" office:value-type="float" office:value="-161.47999999999999">
            <text:p>−161.5</text:p>
          </table:table-cell>
          <table:table-cell table:style-name="ACE-4" table:formula="of:=SQRT(([.Y178]-[.M178])^2+[.T178]^2)" office:value-type="float" office:value="14.953474512634166">
            <text:p>15.0</text:p>
          </table:table-cell>
          <table:table-cell table:style-name="ACE-4" table:formula="of:=SQRT(([.M178]-[.X178])^2+[.U178]^2)" office:value-type="float" office:value="15.51226611427227">
            <text:p>15.5</text:p>
          </table:table-cell>
          <table:table-cell table:style-name="ACE-0" office:value-type="string">
            <text:p>InagakiEtal2005</text:p>
          </table:table-cell>
          <table:table-cell table:number-columns-repeated="2" table:style-name="ACE-0"/>
          <table:table-cell table:style-name="ACE-0" office:value-type="float" office:value="40">
            <text:p>4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78]+[.G178]*2" office:value-type="float" office:value="90400">
            <text:p>90400</text:p>
          </table:table-cell>
          <table:table-cell table:style-name="ACE-0" table:formula="of:=[.F178]-[.G178]*2" office:value-type="float" office:value="84800">
            <text:p>84800</text:p>
          </table:table-cell>
          <table:table-cell table:style-name="ACE-0" table:formula="of:=[.S178]-[.V178]*([.R$2]+[.R$3])" office:value-type="float" office:value="-176.95999999999998">
            <text:p>−176.96</text:p>
          </table:table-cell>
          <table:table-cell table:style-name="ACE-0" table:formula="of:=[.S178]-[.W178]*([.R$2]-[.R$3])" office:value-type="float" office:value="-146.56">
            <text:p>−146.56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MI-14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88900">
            <text:p>88900</text:p>
          </table:table-cell>
          <table:table-cell table:style-name="ACE-0" office:value-type="float" office:value="1300">
            <text:p>1300</text:p>
          </table:table-cell>
          <table:table-cell table:style-name="ACE-0" office:value-type="string">
            <text:p>F. Rubrum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79]-[.F179]*[.R$2]" office:value-type="float" office:value="-164.47">
            <text:p>−164.5</text:p>
          </table:table-cell>
          <table:table-cell table:style-name="ACE-4" table:formula="of:=SQRT(([.Y179]-[.M179])^2+[.T179]^2)" office:value-type="float" office:value="14.644183145535964">
            <text:p>14.6</text:p>
          </table:table-cell>
          <table:table-cell table:style-name="ACE-4" table:formula="of:=SQRT(([.M179]-[.X179])^2+[.U179]^2)" office:value-type="float" office:value="15.163010914722705">
            <text:p>15.2</text:p>
          </table:table-cell>
          <table:table-cell table:style-name="ACE-0" office:value-type="string">
            <text:p>InagakiEtal2005</text:p>
          </table:table-cell>
          <table:table-cell table:number-columns-repeated="2" table:style-name="ACE-0"/>
          <table:table-cell table:style-name="ACE-0" office:value-type="float" office:value="40">
            <text:p>4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79]+[.G179]*2" office:value-type="float" office:value="91500">
            <text:p>91500</text:p>
          </table:table-cell>
          <table:table-cell table:style-name="ACE-0" table:formula="of:=[.F179]-[.G179]*2" office:value-type="float" office:value="86300">
            <text:p>86300</text:p>
          </table:table-cell>
          <table:table-cell table:style-name="ACE-0" table:formula="of:=[.S179]-[.V179]*([.R$2]+[.R$3])" office:value-type="float" office:value="-179.59999999999999">
            <text:p>−179.6</text:p>
          </table:table-cell>
          <table:table-cell table:style-name="ACE-0" table:formula="of:=[.S179]-[.W179]*([.R$2]-[.R$3])" office:value-type="float" office:value="-149.86000000000001">
            <text:p>−149.86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MI-10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93900">
            <text:p>93900</text:p>
          </table:table-cell>
          <table:table-cell table:style-name="ACE-0" office:value-type="float" office:value="1400">
            <text:p>1400</text:p>
          </table:table-cell>
          <table:table-cell table:style-name="ACE-0" office:value-type="string">
            <text:p>F. Rubrum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80]-[.F180]*[.R$2]" office:value-type="float" office:value="-175.97">
            <text:p>−176.0</text:p>
          </table:table-cell>
          <table:table-cell table:style-name="ACE-4" table:formula="of:=SQRT(([.Y180]-[.M180])^2+[.T180]^2)" office:value-type="float" office:value="15.582121164976208">
            <text:p>15.6</text:p>
          </table:table-cell>
          <table:table-cell table:style-name="ACE-4" table:formula="of:=SQRT(([.M180]-[.X180])^2+[.U180]^2)" office:value-type="float" office:value="16.141006783964855">
            <text:p>16.1</text:p>
          </table:table-cell>
          <table:table-cell table:style-name="ACE-0" office:value-type="string">
            <text:p>InagakiEtal2005</text:p>
          </table:table-cell>
          <table:table-cell table:number-columns-repeated="2" table:style-name="ACE-0"/>
          <table:table-cell table:style-name="ACE-0" office:value-type="float" office:value="40">
            <text:p>4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80]+[.G180]*2" office:value-type="float" office:value="96700">
            <text:p>96700</text:p>
          </table:table-cell>
          <table:table-cell table:style-name="ACE-0" table:formula="of:=[.F180]-[.G180]*2" office:value-type="float" office:value="91100">
            <text:p>91100</text:p>
          </table:table-cell>
          <table:table-cell table:style-name="ACE-0" table:formula="of:=[.S180]-[.V180]*([.R$2]+[.R$3])" office:value-type="float" office:value="-192.07999999999998">
            <text:p>−192.08</text:p>
          </table:table-cell>
          <table:table-cell table:style-name="ACE-0" table:formula="of:=[.S180]-[.W180]*([.R$2]-[.R$3])" office:value-type="float" office:value="-160.42000000000002">
            <text:p>−160.42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HY-07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40700">
            <text:p>40700</text:p>
          </table:table-cell>
          <table:table-cell table:style-name="ACE-0" office:value-type="float" office:value="600">
            <text:p>600</text:p>
          </table:table-cell>
          <table:table-cell table:style-name="ACE-0" office:value-type="string">
            <text:p>A. Palife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81]-[.F181]*[.R$2]" office:value-type="float" office:value="-68.609999999999999">
            <text:p>−68.6</text:p>
          </table:table-cell>
          <table:table-cell table:style-name="ACE-4" table:formula="of:=SQRT(([.Y181]-[.M181])^2+[.T181]^2)" office:value-type="float" office:value="6.7841064260519914">
            <text:p>6.8</text:p>
          </table:table-cell>
          <table:table-cell table:style-name="ACE-4" table:formula="of:=SQRT(([.M181]-[.X181])^2+[.U181]^2)" office:value-type="float" office:value="7.021573897638608">
            <text:p>7.0</text:p>
          </table:table-cell>
          <table:table-cell table:style-name="ACE-0" office:value-type="string">
            <text:p>InagakiEtal2005</text:p>
          </table:table-cell>
          <table:table-cell table:number-columns-repeated="2" table:style-name="ACE-0"/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81]+[.G181]*2" office:value-type="float" office:value="41900">
            <text:p>41900</text:p>
          </table:table-cell>
          <table:table-cell table:style-name="ACE-0" table:formula="of:=[.F181]-[.G181]*2" office:value-type="float" office:value="39500">
            <text:p>39500</text:p>
          </table:table-cell>
          <table:table-cell table:style-name="ACE-0" table:formula="of:=[.S181]-[.V181]*([.R$2]+[.R$3])" office:value-type="float" office:value="-75.559999999999988">
            <text:p>−75.56</text:p>
          </table:table-cell>
          <table:table-cell table:style-name="ACE-0" table:formula="of:=[.S181]-[.W181]*([.R$2]-[.R$3])" office:value-type="float" office:value="-61.900000000000006">
            <text:p>−61.90000000000001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485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40900">
            <text:p>40900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A. Palife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82]-[.F182]*[.R$2]" office:value-type="float" office:value="-69.069999999999993">
            <text:p>−69.1</text:p>
          </table:table-cell>
          <table:table-cell table:style-name="ACE-4" table:formula="of:=SQRT(([.Y182]-[.M182])^2+[.T182]^2)" office:value-type="float" office:value="6.3689952111773405">
            <text:p>6.4</text:p>
          </table:table-cell>
          <table:table-cell table:style-name="ACE-4" table:formula="of:=SQRT(([.M182]-[.X182])^2+[.U182]^2)" office:value-type="float" office:value="6.56658967805968">
            <text:p>6.6</text:p>
          </table:table-cell>
          <table:table-cell table:style-name="ACE-0" office:value-type="string">
            <text:p>InagakiEtal2005</text:p>
          </table:table-cell>
          <table:table-cell table:number-columns-repeated="2" table:style-name="ACE-0"/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82]+[.G182]*2" office:value-type="float" office:value="41900">
            <text:p>41900</text:p>
          </table:table-cell>
          <table:table-cell table:style-name="ACE-0" table:formula="of:=[.F182]-[.G182]*2" office:value-type="float" office:value="39900">
            <text:p>39900</text:p>
          </table:table-cell>
          <table:table-cell table:style-name="ACE-0" table:formula="of:=[.S182]-[.V182]*([.R$2]+[.R$3])" office:value-type="float" office:value="-75.559999999999988">
            <text:p>−75.56</text:p>
          </table:table-cell>
          <table:table-cell table:style-name="ACE-0" table:formula="of:=[.S182]-[.W182]*([.R$2]-[.R$3])" office:value-type="float" office:value="-62.780000000000001">
            <text:p>−62.78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460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41000">
            <text:p>41000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A. Palife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83]-[.F183]*[.R$2]" office:value-type="float" office:value="-69.299999999999997">
            <text:p>−69.3</text:p>
          </table:table-cell>
          <table:table-cell table:style-name="ACE-4" table:formula="of:=SQRT(([.Y183]-[.M183])^2+[.T183]^2)" office:value-type="float" office:value="6.3788713735268221">
            <text:p>6.4</text:p>
          </table:table-cell>
          <table:table-cell table:style-name="ACE-4" table:formula="of:=SQRT(([.M183]-[.X183])^2+[.U183]^2)" office:value-type="float" office:value="6.5764732189829527">
            <text:p>6.6</text:p>
          </table:table-cell>
          <table:table-cell table:style-name="ACE-0" office:value-type="string">
            <text:p>InagakiEtal2005</text:p>
          </table:table-cell>
          <table:table-cell table:number-columns-repeated="2" table:style-name="ACE-0"/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83]+[.G183]*2" office:value-type="float" office:value="42000">
            <text:p>42000</text:p>
          </table:table-cell>
          <table:table-cell table:style-name="ACE-0" table:formula="of:=[.F183]-[.G183]*2" office:value-type="float" office:value="40000">
            <text:p>40000</text:p>
          </table:table-cell>
          <table:table-cell table:style-name="ACE-0" table:formula="of:=[.S183]-[.V183]*([.R$2]+[.R$3])" office:value-type="float" office:value="-75.799999999999997">
            <text:p>−75.8</text:p>
          </table:table-cell>
          <table:table-cell table:style-name="ACE-0" table:formula="of:=[.S183]-[.W183]*([.R$2]-[.R$3])" office:value-type="float" office:value="-63">
            <text:p>−63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HY-01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41600">
            <text:p>41600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A. Palife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84]-[.F184]*[.R$2]" office:value-type="float" office:value="-70.679999999999993">
            <text:p>−70.7</text:p>
          </table:table-cell>
          <table:table-cell table:style-name="ACE-4" table:formula="of:=SQRT(([.Y184]-[.M184])^2+[.T184]^2)" office:value-type="float" office:value="6.4381363763126211">
            <text:p>6.4</text:p>
          </table:table-cell>
          <table:table-cell table:style-name="ACE-4" table:formula="of:=SQRT(([.M184]-[.X184])^2+[.U184]^2)" office:value-type="float" office:value="6.6357817926752256">
            <text:p>6.6</text:p>
          </table:table-cell>
          <table:table-cell table:style-name="ACE-0" office:value-type="string">
            <text:p>InagakiEtal2005</text:p>
          </table:table-cell>
          <table:table-cell table:number-columns-repeated="2" table:style-name="ACE-0"/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84]+[.G184]*2" office:value-type="float" office:value="42600">
            <text:p>42600</text:p>
          </table:table-cell>
          <table:table-cell table:style-name="ACE-0" table:formula="of:=[.F184]-[.G184]*2" office:value-type="float" office:value="40600">
            <text:p>40600</text:p>
          </table:table-cell>
          <table:table-cell table:style-name="ACE-0" table:formula="of:=[.S184]-[.V184]*([.R$2]+[.R$3])" office:value-type="float" office:value="-77.239999999999995">
            <text:p>−77.24</text:p>
          </table:table-cell>
          <table:table-cell table:style-name="ACE-0" table:formula="of:=[.S184]-[.W184]*([.R$2]-[.R$3])" office:value-type="float" office:value="-64.320000000000007">
            <text:p>−64.32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HY-06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41600">
            <text:p>41600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Goni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85]-[.F185]*[.R$2]" office:value-type="float" office:value="-70.679999999999993">
            <text:p>−70.7</text:p>
          </table:table-cell>
          <table:table-cell table:style-name="ACE-4" table:formula="of:=SQRT(([.Y185]-[.M185])^2+[.T185]^2)" office:value-type="float" office:value="6.4381363763126211">
            <text:p>6.4</text:p>
          </table:table-cell>
          <table:table-cell table:style-name="ACE-4" table:formula="of:=SQRT(([.M185]-[.X185])^2+[.U185]^2)" office:value-type="float" office:value="6.6357817926752256">
            <text:p>6.6</text:p>
          </table:table-cell>
          <table:table-cell table:style-name="ACE-0" office:value-type="string">
            <text:p>InagakiEtal2005</text:p>
          </table:table-cell>
          <table:table-cell table:style-name="ACE-0" office:value-type="string">
            <text:p>allochthonous</text:p>
          </table:table-cell>
          <table:table-cell table:style-name="ACE-0"/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85]+[.G185]*2" office:value-type="float" office:value="42600">
            <text:p>42600</text:p>
          </table:table-cell>
          <table:table-cell table:style-name="ACE-0" table:formula="of:=[.F185]-[.G185]*2" office:value-type="float" office:value="40600">
            <text:p>40600</text:p>
          </table:table-cell>
          <table:table-cell table:style-name="ACE-0" table:formula="of:=[.S185]-[.V185]*([.R$2]+[.R$3])" office:value-type="float" office:value="-77.239999999999995">
            <text:p>−77.24</text:p>
          </table:table-cell>
          <table:table-cell table:style-name="ACE-0" table:formula="of:=[.S185]-[.W185]*([.R$2]-[.R$3])" office:value-type="float" office:value="-64.320000000000007">
            <text:p>−64.32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488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45100">
            <text:p>45100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Galaxe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86]-[.F186]*[.R$2]" office:value-type="float" office:value="-83.730000000000004">
            <text:p>−83.7</text:p>
          </table:table-cell>
          <table:table-cell table:style-name="ACE-4" table:formula="of:=SQRT(([.Y186]-[.M186])^2+[.T186]^2)" office:value-type="float" office:value="6.7841064260519914">
            <text:p>6.8</text:p>
          </table:table-cell>
          <table:table-cell table:style-name="ACE-4" table:formula="of:=SQRT(([.M186]-[.X186])^2+[.U186]^2)" office:value-type="float" office:value="6.9819839587326298">
            <text:p>7.0</text:p>
          </table:table-cell>
          <table:table-cell table:style-name="ACE-0" office:value-type="string">
            <text:p>InagakiEtal2005</text:p>
          </table:table-cell>
          <table:table-cell table:style-name="ACE-0" office:value-type="string">
            <text:p>redated</text:p>
          </table:table-cell>
          <table:table-cell table:style-name="ACE-0"/>
          <table:table-cell table:style-name="ACE-0" office:value-type="float" office:value="20">
            <text:p>2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86]+[.G186]*2" office:value-type="float" office:value="46100">
            <text:p>46100</text:p>
          </table:table-cell>
          <table:table-cell table:style-name="ACE-0" table:formula="of:=[.F186]-[.G186]*2" office:value-type="float" office:value="44100">
            <text:p>44100</text:p>
          </table:table-cell>
          <table:table-cell table:style-name="ACE-0" table:formula="of:=[.S186]-[.V186]*([.R$2]+[.R$3])" office:value-type="float" office:value="-90.639999999999986">
            <text:p>−90.64</text:p>
          </table:table-cell>
          <table:table-cell table:style-name="ACE-0" table:formula="of:=[.S186]-[.W186]*([.R$2]-[.R$3])" office:value-type="float" office:value="-77.02000000000001">
            <text:p>−77.02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HY-02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46200">
            <text:p>46200</text:p>
          </table:table-cell>
          <table:table-cell table:style-name="ACE-0" office:value-type="float" office:value="600">
            <text:p>600</text:p>
          </table:table-cell>
          <table:table-cell table:style-name="ACE-0" office:value-type="string">
            <text:p>Cyphastre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87]-[.F187]*[.R$2]" office:value-type="float" office:value="-91.260000000000005">
            <text:p>−91.3</text:p>
          </table:table-cell>
          <table:table-cell table:style-name="ACE-4" table:formula="of:=SQRT(([.Y187]-[.M187])^2+[.T187]^2)" office:value-type="float" office:value="7.3285469228217455">
            <text:p>7.3</text:p>
          </table:table-cell>
          <table:table-cell table:style-name="ACE-4" table:formula="of:=SQRT(([.M187]-[.X187])^2+[.U187]^2)" office:value-type="float" office:value="7.566372975210764">
            <text:p>7.6</text:p>
          </table:table-cell>
          <table:table-cell table:style-name="ACE-0" office:value-type="string">
            <text:p>InagakiEtal2005</text:p>
          </table:table-cell>
          <table:table-cell table:number-columns-repeated="2" table:style-name="ACE-0"/>
          <table:table-cell table:style-name="ACE-0" office:value-type="float" office:value="15">
            <text:p>1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87]+[.G187]*2" office:value-type="float" office:value="47400">
            <text:p>47400</text:p>
          </table:table-cell>
          <table:table-cell table:style-name="ACE-0" table:formula="of:=[.F187]-[.G187]*2" office:value-type="float" office:value="45000">
            <text:p>45000</text:p>
          </table:table-cell>
          <table:table-cell table:style-name="ACE-0" table:formula="of:=[.S187]-[.V187]*([.R$2]+[.R$3])" office:value-type="float" office:value="-98.759999999999991">
            <text:p>−98.76</text:p>
          </table:table-cell>
          <table:table-cell table:style-name="ACE-0" table:formula="of:=[.S187]-[.W187]*([.R$2]-[.R$3])" office:value-type="float" office:value="-84">
            <text:p>−84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515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46800">
            <text:p>46800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A palife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88]-[.F188]*[.R$2]" office:value-type="float" office:value="-82.640000000000001">
            <text:p>−82.6</text:p>
          </table:table-cell>
          <table:table-cell table:style-name="ACE-4" table:formula="of:=SQRT(([.Y188]-[.M188])^2+[.T188]^2)" office:value-type="float" office:value="6.9522945852430578">
            <text:p>7.0</text:p>
          </table:table-cell>
          <table:table-cell table:style-name="ACE-4" table:formula="of:=SQRT(([.M188]-[.X188])^2+[.U188]^2)" office:value-type="float" office:value="7.1502727220714997">
            <text:p>7.2</text:p>
          </table:table-cell>
          <table:table-cell table:style-name="ACE-0" office:value-type="string">
            <text:p>InagakiEtal2005</text:p>
          </table:table-cell>
          <table:table-cell table:style-name="ACE-0" office:value-type="string">
            <text:p>Redated</text:p>
          </table:table-cell>
          <table:table-cell table:style-name="ACE-0"/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88]+[.G188]*2" office:value-type="float" office:value="47800">
            <text:p>47800</text:p>
          </table:table-cell>
          <table:table-cell table:style-name="ACE-0" table:formula="of:=[.F188]-[.G188]*2" office:value-type="float" office:value="45800">
            <text:p>45800</text:p>
          </table:table-cell>
          <table:table-cell table:style-name="ACE-0" table:formula="of:=[.S188]-[.V188]*([.R$2]+[.R$3])" office:value-type="float" office:value="-89.719999999999985">
            <text:p>−89.72</text:p>
          </table:table-cell>
          <table:table-cell table:style-name="ACE-0" table:formula="of:=[.S188]-[.W188]*([.R$2]-[.R$3])" office:value-type="float" office:value="-75.760000000000005">
            <text:p>−75.76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HY-08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49600">
            <text:p>49600</text:p>
          </table:table-cell>
          <table:table-cell table:style-name="ACE-0" office:value-type="float" office:value="600">
            <text:p>600</text:p>
          </table:table-cell>
          <table:table-cell table:style-name="ACE-0" office:value-type="string">
            <text:p>A palife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89]-[.F189]*[.R$2]" office:value-type="float" office:value="-86.079999999999998">
            <text:p>−86.1</text:p>
          </table:table-cell>
          <table:table-cell table:style-name="ACE-4" table:formula="of:=SQRT(([.Y189]-[.M189])^2+[.T189]^2)" office:value-type="float" office:value="7.6655071586947141">
            <text:p>7.7</text:p>
          </table:table-cell>
          <table:table-cell table:style-name="ACE-4" table:formula="of:=SQRT(([.M189]-[.X189])^2+[.U189]^2)" office:value-type="float" office:value="7.9035182039392957">
            <text:p>7.9</text:p>
          </table:table-cell>
          <table:table-cell table:style-name="ACE-0" office:value-type="string">
            <text:p>InagakiEtal2005</text:p>
          </table:table-cell>
          <table:table-cell table:number-columns-repeated="2" table:style-name="ACE-0"/>
          <table:table-cell table:style-name="ACE-0" office:value-type="float" office:value="28">
            <text:p>2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89]+[.G189]*2" office:value-type="float" office:value="50800">
            <text:p>50800</text:p>
          </table:table-cell>
          <table:table-cell table:style-name="ACE-0" table:formula="of:=[.F189]-[.G189]*2" office:value-type="float" office:value="48400">
            <text:p>48400</text:p>
          </table:table-cell>
          <table:table-cell table:style-name="ACE-0" table:formula="of:=[.S189]-[.V189]*([.R$2]+[.R$3])" office:value-type="float" office:value="-93.919999999999987">
            <text:p>−93.92</text:p>
          </table:table-cell>
          <table:table-cell table:style-name="ACE-0" table:formula="of:=[.S189]-[.W189]*([.R$2]-[.R$3])" office:value-type="float" office:value="-78.480000000000004">
            <text:p>−78.48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516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49700">
            <text:p>49700</text:p>
          </table:table-cell>
          <table:table-cell table:style-name="ACE-0" office:value-type="float" office:value="600">
            <text:p>600</text:p>
          </table:table-cell>
          <table:table-cell table:style-name="ACE-0" office:value-type="string">
            <text:p>Goniastre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90]-[.F190]*[.R$2]" office:value-type="float" office:value="-89.310000000000002">
            <text:p>−89.3</text:p>
          </table:table-cell>
          <table:table-cell table:style-name="ACE-4" table:formula="of:=SQRT(([.Y190]-[.M190])^2+[.T190]^2)" office:value-type="float" office:value="7.6754218125129769">
            <text:p>7.7</text:p>
          </table:table-cell>
          <table:table-cell table:style-name="ACE-4" table:formula="of:=SQRT(([.M190]-[.X190])^2+[.U190]^2)" office:value-type="float" office:value="7.9134379380898467">
            <text:p>7.9</text:p>
          </table:table-cell>
          <table:table-cell table:style-name="ACE-0" office:value-type="string">
            <text:p>InagakiEtal2005</text:p>
          </table:table-cell>
          <table:table-cell table:style-name="ACE-0" office:value-type="string">
            <text:p>redated</text:p>
          </table:table-cell>
          <table:table-cell table:style-name="ACE-0"/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90]+[.G190]*2" office:value-type="float" office:value="50900">
            <text:p>50900</text:p>
          </table:table-cell>
          <table:table-cell table:style-name="ACE-0" table:formula="of:=[.F190]-[.G190]*2" office:value-type="float" office:value="48500">
            <text:p>48500</text:p>
          </table:table-cell>
          <table:table-cell table:style-name="ACE-0" table:formula="of:=[.S190]-[.V190]*([.R$2]+[.R$3])" office:value-type="float" office:value="-97.159999999999982">
            <text:p>−97.16</text:p>
          </table:table-cell>
          <table:table-cell table:style-name="ACE-0" table:formula="of:=[.S190]-[.W190]*([.R$2]-[.R$3])" office:value-type="float" office:value="-81.700000000000003">
            <text:p>−81.7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486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49800">
            <text:p>49800</text:p>
          </table:table-cell>
          <table:table-cell table:style-name="ACE-0" office:value-type="float" office:value="700">
            <text:p>700</text:p>
          </table:table-cell>
          <table:table-cell table:style-name="ACE-0" office:value-type="string">
            <text:p>A. Palife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91]-[.F191]*[.R$2]" office:value-type="float" office:value="-86.539999999999992">
            <text:p>−86.5</text:p>
          </table:table-cell>
          <table:table-cell table:style-name="ACE-4" table:formula="of:=SQRT(([.Y191]-[.M191])^2+[.T191]^2)" office:value-type="float" office:value="8.1217978305298768">
            <text:p>8.1</text:p>
          </table:table-cell>
          <table:table-cell table:style-name="ACE-4" table:formula="of:=SQRT(([.M191]-[.X191])^2+[.U191]^2)" office:value-type="float" office:value="8.3997380911549886">
            <text:p>8.4</text:p>
          </table:table-cell>
          <table:table-cell table:style-name="ACE-0" office:value-type="string">
            <text:p>InagakiEtal2005</text:p>
          </table:table-cell>
          <table:table-cell table:number-columns-repeated="2" table:style-name="ACE-0"/>
          <table:table-cell table:style-name="ACE-0" office:value-type="float" office:value="28">
            <text:p>2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91]+[.G191]*2" office:value-type="float" office:value="51200">
            <text:p>51200</text:p>
          </table:table-cell>
          <table:table-cell table:style-name="ACE-0" table:formula="of:=[.F191]-[.G191]*2" office:value-type="float" office:value="48400">
            <text:p>48400</text:p>
          </table:table-cell>
          <table:table-cell table:style-name="ACE-0" table:formula="of:=[.S191]-[.V191]*([.R$2]+[.R$3])" office:value-type="float" office:value="-94.879999999999995">
            <text:p>−94.88</text:p>
          </table:table-cell>
          <table:table-cell table:style-name="ACE-0" table:formula="of:=[.S191]-[.W191]*([.R$2]-[.R$3])" office:value-type="float" office:value="-78.480000000000004">
            <text:p>−78.48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514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49800">
            <text:p>49800</text:p>
          </table:table-cell>
          <table:table-cell table:style-name="ACE-0" office:value-type="float" office:value="600">
            <text:p>600</text:p>
          </table:table-cell>
          <table:table-cell table:style-name="ACE-0" office:value-type="string">
            <text:p>Montastre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92]-[.F192]*[.R$2]" office:value-type="float" office:value="-89.539999999999992">
            <text:p>−89.5</text:p>
          </table:table-cell>
          <table:table-cell table:style-name="ACE-4" table:formula="of:=SQRT(([.Y192]-[.M192])^2+[.T192]^2)" office:value-type="float" office:value="7.685336687484801">
            <text:p>7.7</text:p>
          </table:table-cell>
          <table:table-cell table:style-name="ACE-4" table:formula="of:=SQRT(([.M192]-[.X192])^2+[.U192]^2)" office:value-type="float" office:value="7.9233578740329529">
            <text:p>7.9</text:p>
          </table:table-cell>
          <table:table-cell table:style-name="ACE-0" office:value-type="string">
            <text:p>InagakiEtal2005</text:p>
          </table:table-cell>
          <table:table-cell table:style-name="ACE-0" office:value-type="string">
            <text:p>redated</text:p>
          </table:table-cell>
          <table:table-cell table:style-name="ACE-0"/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92]+[.G192]*2" office:value-type="float" office:value="51000">
            <text:p>51000</text:p>
          </table:table-cell>
          <table:table-cell table:style-name="ACE-0" table:formula="of:=[.F192]-[.G192]*2" office:value-type="float" office:value="48600">
            <text:p>48600</text:p>
          </table:table-cell>
          <table:table-cell table:style-name="ACE-0" table:formula="of:=[.S192]-[.V192]*([.R$2]+[.R$3])" office:value-type="float" office:value="-97.399999999999991">
            <text:p>−97.4</text:p>
          </table:table-cell>
          <table:table-cell table:style-name="ACE-0" table:formula="of:=[.S192]-[.W192]*([.R$2]-[.R$3])" office:value-type="float" office:value="-81.920000000000002">
            <text:p>−81.92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MI-34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50200">
            <text:p>50200</text:p>
          </table:table-cell>
          <table:table-cell table:style-name="ACE-0" office:value-type="float" office:value="700">
            <text:p>700</text:p>
          </table:table-cell>
          <table:table-cell table:style-name="ACE-0" office:value-type="string">
            <text:p>A. Palife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93]-[.F193]*[.R$2]" office:value-type="float" office:value="-90.459999999999994">
            <text:p>−90.5</text:p>
          </table:table-cell>
          <table:table-cell table:style-name="ACE-4" table:formula="of:=SQRT(([.Y193]-[.M193])^2+[.T193]^2)" office:value-type="float" office:value="8.1614949610962775">
            <text:p>8.2</text:p>
          </table:table-cell>
          <table:table-cell table:style-name="ACE-4" table:formula="of:=SQRT(([.M193]-[.X193])^2+[.U193]^2)" office:value-type="float" office:value="8.4394549587043777">
            <text:p>8.4</text:p>
          </table:table-cell>
          <table:table-cell table:style-name="ACE-0" office:value-type="string">
            <text:p>InagakiEtal2005</text:p>
          </table:table-cell>
          <table:table-cell table:style-name="ACE-0" office:value-type="string">
            <text:p>redated</text:p>
          </table:table-cell>
          <table:table-cell table:style-name="ACE-0"/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93]+[.G193]*2" office:value-type="float" office:value="51600">
            <text:p>51600</text:p>
          </table:table-cell>
          <table:table-cell table:style-name="ACE-0" table:formula="of:=[.F193]-[.G193]*2" office:value-type="float" office:value="48800">
            <text:p>48800</text:p>
          </table:table-cell>
          <table:table-cell table:style-name="ACE-0" table:formula="of:=[.S193]-[.V193]*([.R$2]+[.R$3])" office:value-type="float" office:value="-98.839999999999989">
            <text:p>−98.84</text:p>
          </table:table-cell>
          <table:table-cell table:style-name="ACE-0" table:formula="of:=[.S193]-[.W193]*([.R$2]-[.R$3])" office:value-type="float" office:value="-82.359999999999999">
            <text:p>−82.36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489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50700">
            <text:p>50700</text:p>
          </table:table-cell>
          <table:table-cell table:style-name="ACE-0" office:value-type="float" office:value="600">
            <text:p>600</text:p>
          </table:table-cell>
          <table:table-cell table:style-name="ACE-0" office:value-type="string">
            <text:p>Fav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94]-[.F194]*[.R$2]" office:value-type="float" office:value="-88.609999999999999">
            <text:p>−88.6</text:p>
          </table:table-cell>
          <table:table-cell table:style-name="ACE-4" table:formula="of:=SQRT(([.Y194]-[.M194])^2+[.T194]^2)" office:value-type="float" office:value="7.7745803745282549">
            <text:p>7.8</text:p>
          </table:table-cell>
          <table:table-cell table:style-name="ACE-4" table:formula="of:=SQRT(([.M194]-[.X194])^2+[.U194]^2)" office:value-type="float" office:value="8.0126462545154098">
            <text:p>8.0</text:p>
          </table:table-cell>
          <table:table-cell table:style-name="ACE-0" office:value-type="string">
            <text:p>InagakiEtal2005</text:p>
          </table:table-cell>
          <table:table-cell table:style-name="ACE-0" office:value-type="string">
            <text:p>redated</text:p>
          </table:table-cell>
          <table:table-cell table:style-name="ACE-0"/>
          <table:table-cell table:style-name="ACE-0" office:value-type="float" office:value="28">
            <text:p>2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94]+[.G194]*2" office:value-type="float" office:value="51900">
            <text:p>51900</text:p>
          </table:table-cell>
          <table:table-cell table:style-name="ACE-0" table:formula="of:=[.F194]-[.G194]*2" office:value-type="float" office:value="49500">
            <text:p>49500</text:p>
          </table:table-cell>
          <table:table-cell table:style-name="ACE-0" table:formula="of:=[.S194]-[.V194]*([.R$2]+[.R$3])" office:value-type="float" office:value="-96.559999999999988">
            <text:p>−96.56</text:p>
          </table:table-cell>
          <table:table-cell table:style-name="ACE-0" table:formula="of:=[.S194]-[.W194]*([.R$2]-[.R$3])" office:value-type="float" office:value="-80.900000000000006">
            <text:p>−80.9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HY-09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53200">
            <text:p>53200</text:p>
          </table:table-cell>
          <table:table-cell table:style-name="ACE-0" office:value-type="float" office:value="700">
            <text:p>700</text:p>
          </table:table-cell>
          <table:table-cell table:style-name="ACE-0" office:value-type="string">
            <text:p>Favi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95]-[.F195]*[.R$2]" office:value-type="float" office:value="-97.359999999999999">
            <text:p>−97.4</text:p>
          </table:table-cell>
          <table:table-cell table:style-name="ACE-4" table:formula="of:=SQRT(([.Y195]-[.M195])^2+[.T195]^2)" office:value-type="float" office:value="8.4593143930226322">
            <text:p>8.5</text:p>
          </table:table-cell>
          <table:table-cell table:style-name="ACE-4" table:formula="of:=SQRT(([.M195]-[.X195])^2+[.U195]^2)" office:value-type="float" office:value="8.737413805011176">
            <text:p>8.7</text:p>
          </table:table-cell>
          <table:table-cell table:style-name="ACE-0" office:value-type="string">
            <text:p>InagakiEtal2005</text:p>
          </table:table-cell>
          <table:table-cell table:style-name="ACE-0" office:value-type="string">
            <text:p>redated</text:p>
          </table:table-cell>
          <table:table-cell table:style-name="ACE-0"/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95]+[.G195]*2" office:value-type="float" office:value="54600">
            <text:p>54600</text:p>
          </table:table-cell>
          <table:table-cell table:style-name="ACE-0" table:formula="of:=[.F195]-[.G195]*2" office:value-type="float" office:value="51800">
            <text:p>51800</text:p>
          </table:table-cell>
          <table:table-cell table:style-name="ACE-0" table:formula="of:=[.S195]-[.V195]*([.R$2]+[.R$3])" office:value-type="float" office:value="-106.03999999999999">
            <text:p>−106.04</text:p>
          </table:table-cell>
          <table:table-cell table:style-name="ACE-0" table:formula="of:=[.S195]-[.W195]*([.R$2]-[.R$3])" office:value-type="float" office:value="-88.960000000000008">
            <text:p>−88.96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HY-04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59500">
            <text:p>59500</text:p>
          </table:table-cell>
          <table:table-cell table:style-name="ACE-0" office:value-type="float" office:value="800">
            <text:p>800</text:p>
          </table:table-cell>
          <table:table-cell table:style-name="ACE-0" office:value-type="string">
            <text:p>Platygy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96]-[.F196]*[.R$2]" office:value-type="float" office:value="-122.84999999999999">
            <text:p>−122.8</text:p>
          </table:table-cell>
          <table:table-cell table:style-name="ACE-4" table:formula="of:=SQRT(([.Y196]-[.M196])^2+[.T196]^2)" office:value-type="float" office:value="9.5226519415549209">
            <text:p>9.5</text:p>
          </table:table-cell>
          <table:table-cell table:style-name="ACE-4" table:formula="of:=SQRT(([.M196]-[.X196])^2+[.U196]^2)" office:value-type="float" office:value="9.8409399957524304">
            <text:p>9.8</text:p>
          </table:table-cell>
          <table:table-cell table:style-name="ACE-0" office:value-type="string">
            <text:p>InagakiEtal2005</text:p>
          </table:table-cell>
          <table:table-cell table:number-columns-repeated="2" table:style-name="ACE-0"/>
          <table:table-cell table:style-name="ACE-0" office:value-type="float" office:value="14">
            <text:p>14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96]+[.G196]*2" office:value-type="float" office:value="61100">
            <text:p>61100</text:p>
          </table:table-cell>
          <table:table-cell table:style-name="ACE-0" table:formula="of:=[.F196]-[.G196]*2" office:value-type="float" office:value="57900">
            <text:p>57900</text:p>
          </table:table-cell>
          <table:table-cell table:style-name="ACE-0" table:formula="of:=[.S196]-[.V196]*([.R$2]+[.R$3])" office:value-type="float" office:value="-132.63999999999999">
            <text:p>−132.64</text:p>
          </table:table-cell>
          <table:table-cell table:style-name="ACE-0" table:formula="of:=[.S196]-[.W196]*([.R$2]-[.R$3])" office:value-type="float" office:value="-113.38000000000001">
            <text:p>−113.38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490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61900">
            <text:p>61900</text:p>
          </table:table-cell>
          <table:table-cell table:style-name="ACE-0" office:value-type="float" office:value="700">
            <text:p>700</text:p>
          </table:table-cell>
          <table:table-cell table:style-name="ACE-0" office:value-type="string">
            <text:p>A. Palife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97]-[.F197]*[.R$2]" office:value-type="float" office:value="-116.37">
            <text:p>−116.4</text:p>
          </table:table-cell>
          <table:table-cell table:style-name="ACE-4" table:formula="of:=SQRT(([.Y197]-[.M197])^2+[.T197]^2)" office:value-type="float" office:value="9.3237814217194188">
            <text:p>9.3</text:p>
          </table:table-cell>
          <table:table-cell table:style-name="ACE-4" table:formula="of:=SQRT(([.M197]-[.X197])^2+[.U197]^2)" office:value-type="float" office:value="9.6022132865292917">
            <text:p>9.6</text:p>
          </table:table-cell>
          <table:table-cell table:style-name="ACE-0" office:value-type="string">
            <text:p>InagakiEtal2005</text:p>
          </table:table-cell>
          <table:table-cell table:style-name="ACE-0" office:value-type="string">
            <text:p>redated</text:p>
          </table:table-cell>
          <table:table-cell table:style-name="ACE-0"/>
          <table:table-cell table:style-name="ACE-0" office:value-type="float" office:value="26">
            <text:p>26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97]+[.G197]*2" office:value-type="float" office:value="63300">
            <text:p>63300</text:p>
          </table:table-cell>
          <table:table-cell table:style-name="ACE-0" table:formula="of:=[.F197]-[.G197]*2" office:value-type="float" office:value="60500">
            <text:p>60500</text:p>
          </table:table-cell>
          <table:table-cell table:style-name="ACE-0" table:formula="of:=[.S197]-[.V197]*([.R$2]+[.R$3])" office:value-type="float" office:value="-125.91999999999999">
            <text:p>−125.92</text:p>
          </table:table-cell>
          <table:table-cell table:style-name="ACE-0" table:formula="of:=[.S197]-[.W197]*([.R$2]-[.R$3])" office:value-type="float" office:value="-107.09999999999999">
            <text:p>−107.1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HY-03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64800">
            <text:p>64800</text:p>
          </table:table-cell>
          <table:table-cell table:style-name="ACE-0" office:value-type="float" office:value="800">
            <text:p>800</text:p>
          </table:table-cell>
          <table:table-cell table:style-name="ACE-0" office:value-type="string">
            <text:p>Fav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98]-[.F198]*[.R$2]" office:value-type="float" office:value="-121.03999999999999">
            <text:p>−121.0</text:p>
          </table:table-cell>
          <table:table-cell table:style-name="ACE-4" table:formula="of:=SQRT(([.Y198]-[.M198])^2+[.T198]^2)" office:value-type="float" office:value="10.049875621120862">
            <text:p>10.0</text:p>
          </table:table-cell>
          <table:table-cell table:style-name="ACE-4" table:formula="of:=SQRT(([.M198]-[.X198])^2+[.U198]^2)" office:value-type="float" office:value="10.3683364142952">
            <text:p>10.4</text:p>
          </table:table-cell>
          <table:table-cell table:style-name="ACE-0" office:value-type="string">
            <text:p>InagakiEtal2005</text:p>
          </table:table-cell>
          <table:table-cell table:style-name="ACE-0" office:value-type="string">
            <text:p>redated</text:p>
          </table:table-cell>
          <table:table-cell table:style-name="ACE-0"/>
          <table:table-cell table:style-name="ACE-0" office:value-type="float" office:value="28">
            <text:p>2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98]+[.G198]*2" office:value-type="float" office:value="66400">
            <text:p>66400</text:p>
          </table:table-cell>
          <table:table-cell table:style-name="ACE-0" table:formula="of:=[.F198]-[.G198]*2" office:value-type="float" office:value="63200">
            <text:p>63200</text:p>
          </table:table-cell>
          <table:table-cell table:style-name="ACE-0" table:formula="of:=[.S198]-[.V198]*([.R$2]+[.R$3])" office:value-type="float" office:value="-131.35999999999999">
            <text:p>−131.36</text:p>
          </table:table-cell>
          <table:table-cell table:style-name="ACE-0" table:formula="of:=[.S198]-[.W198]*([.R$2]-[.R$3])" office:value-type="float" office:value="-111.04000000000002">
            <text:p>−111.04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491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67600">
            <text:p>67600</text:p>
          </table:table-cell>
          <table:table-cell table:style-name="ACE-0" office:value-type="float" office:value="900">
            <text:p>900</text:p>
          </table:table-cell>
          <table:table-cell table:style-name="ACE-0" office:value-type="string">
            <text:p>Fav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99]-[.F199]*[.R$2]" office:value-type="float" office:value="-128.47999999999999">
            <text:p>−128.5</text:p>
          </table:table-cell>
          <table:table-cell table:style-name="ACE-4" table:formula="of:=SQRT(([.Y199]-[.M199])^2+[.T199]^2)" office:value-type="float" office:value="10.766540762937712">
            <text:p>10.8</text:p>
          </table:table-cell>
          <table:table-cell table:style-name="ACE-4" table:formula="of:=SQRT(([.M199]-[.X199])^2+[.U199]^2)" office:value-type="float" office:value="11.125034831406131">
            <text:p>11.1</text:p>
          </table:table-cell>
          <table:table-cell table:style-name="ACE-0" office:value-type="string">
            <text:p>InagakiEtal2005</text:p>
          </table:table-cell>
          <table:table-cell table:style-name="ACE-0" office:value-type="string">
            <text:p>redated</text:p>
          </table:table-cell>
          <table:table-cell table:style-name="ACE-0"/>
          <table:table-cell table:style-name="ACE-0" office:value-type="float" office:value="27">
            <text:p>27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99]+[.G199]*2" office:value-type="float" office:value="69400">
            <text:p>69400</text:p>
          </table:table-cell>
          <table:table-cell table:style-name="ACE-0" table:formula="of:=[.F199]-[.G199]*2" office:value-type="float" office:value="65800">
            <text:p>65800</text:p>
          </table:table-cell>
          <table:table-cell table:style-name="ACE-0" table:formula="of:=[.S199]-[.V199]*([.R$2]+[.R$3])" office:value-type="float" office:value="-139.55999999999997">
            <text:p>−139.56</text:p>
          </table:table-cell>
          <table:table-cell table:style-name="ACE-0" table:formula="of:=[.S199]-[.W199]*([.R$2]-[.R$3])" office:value-type="float" office:value="-117.76000000000002">
            <text:p>−117.76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MI-01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439400">
            <text:p>439400</text:p>
          </table:table-cell>
          <table:table-cell table:style-name="ACE-0" office:value-type="float" office:value="31850">
            <text:p>31850</text:p>
          </table:table-cell>
          <table:table-cell table:style-name="ACE-0" office:value-type="string">
            <text:p>A. Palife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200]-[.F200]*[.R$2]" office:value-type="float" office:value="-968.62">
            <text:p>−968.6</text:p>
          </table:table-cell>
          <table:table-cell table:style-name="ACE-4" table:formula="of:=SQRT(([.Y200]-[.M200])^2+[.T200]^2)" office:value-type="float" office:value="184.0827161903039">
            <text:p>184.1</text:p>
          </table:table-cell>
          <table:table-cell table:style-name="ACE-4" table:formula="of:=SQRT(([.M200]-[.X200])^2+[.U200]^2)" office:value-type="float" office:value="196.82254037584195">
            <text:p>196.8</text:p>
          </table:table-cell>
          <table:table-cell table:style-name="ACE-0" office:value-type="string">
            <text:p>InagakiEtal2005</text:p>
          </table:table-cell>
          <table:table-cell table:style-name="ACE-0" office:value-type="string">
            <text:p>reported error range is +63.7 -40.3</text:p>
          </table:table-cell>
          <table:table-cell table:style-name="ACE-0"/>
          <table:table-cell table:style-name="ACE-0" office:value-type="float" office:value="42">
            <text:p>4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200]+[.G200]*2" office:value-type="float" office:value="503100">
            <text:p>503100</text:p>
          </table:table-cell>
          <table:table-cell table:style-name="ACE-0" table:formula="of:=[.F200]-[.G200]*2" office:value-type="float" office:value="375700">
            <text:p>375700</text:p>
          </table:table-cell>
          <table:table-cell table:style-name="ACE-0" table:formula="of:=[.S200]-[.V200]*([.R$2]+[.R$3])" office:value-type="float" office:value="-1165.4399999999998">
            <text:p>−1165.44</text:p>
          </table:table-cell>
          <table:table-cell table:style-name="ACE-0" table:formula="of:=[.S200]-[.W200]*([.R$2]-[.R$3])" office:value-type="float" office:value="-784.54000000000008">
            <text:p>−784.54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0" table:number-rows-repeated="65267">
          <table:table-cell table:number-columns-repeated="256"/>
        </table:table-row>
        <table:table-row table:style-name="AROW-0" table:number-rows-repeated="69">
          <table:table-cell table:number-columns-repeated="5" table:style-name="ACE-0"/>
          <table:table-cell table:style-name="ACE-2"/>
          <table:table-cell table:number-columns-repeated="6" table:style-name="ACE-0"/>
          <table:table-cell table:number-columns-repeated="3" table:style-name="ACE-4"/>
          <table:table-cell table:number-columns-repeated="241" table:style-name="ACE-0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4" gnm:cursor-row="172">
          <gnm:selection gnm:start-col="14" gnm:start-row="172" gnm:end-col="14" gnm:end-row="17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number:number-style style:name="ND-1">
      <number:number number:decimal-places="0" number:grouping="false" number:min-integer-digits="1"/>
    </number:number-style>
    <number:number-style style:name="ND-2">
      <number:number number:decimal-places="1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3-10-03T09:39:54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